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a09fd" fo:background-color="#8e86a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e441d" fo:background-color="#8e86a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f8596" fo:background-color="#8e86a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3a4a07" fo:background-color="#8e86a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Mono" fo:font-weight="bold" officeooo:rsid="001e441d" officeooo:paragraph-rsid="001e441d" fo:background-color="#8e86a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Noto Mono" fo:font-weight="bold" officeooo:rsid="001a5d78" officeooo:paragraph-rsid="001a5d78" fo:background-color="transparen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Noto Mono" fo:font-weight="bold" officeooo:rsid="001f8596" officeooo:paragraph-rsid="001f8596" fo:background-color="transparent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Noto Mono" fo:font-weight="bold" officeooo:rsid="0020d44f" officeooo:paragraph-rsid="0020d44f" fo:background-color="transparent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Noto Mono" fo:font-weight="bold" officeooo:rsid="00287dd2" officeooo:paragraph-rsid="00287dd2" fo:background-color="transparent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Noto Mono" fo:font-weight="bold" officeooo:rsid="002890d8" officeooo:paragraph-rsid="002890d8" fo:background-color="transparent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Noto Mono" fo:font-weight="bold" officeooo:rsid="00289016" officeooo:paragraph-rsid="00289016" fo:background-color="transparent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Noto Mono" fo:font-weight="bold" officeooo:rsid="00295496" officeooo:paragraph-rsid="00295496" fo:background-color="transparent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Noto Mono" fo:font-weight="normal" officeooo:rsid="001a5d78" officeooo:paragraph-rsid="001a5d78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Noto Mono" fo:font-weight="normal" officeooo:rsid="001e441d" officeooo:paragraph-rsid="001e441d" fo:background-color="transparen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Noto Mono" fo:font-weight="normal" officeooo:rsid="001f8596" officeooo:paragraph-rsid="001f8596" fo:background-color="transparen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Noto Mono" fo:font-weight="normal" officeooo:rsid="0020d44f" officeooo:paragraph-rsid="0020d44f" fo:background-color="transparen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Noto Mono" fo:font-weight="normal" officeooo:rsid="00242c09" officeooo:paragraph-rsid="00242c09" fo:background-color="transparent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Noto Mono" fo:font-weight="normal" officeooo:rsid="002539b9" officeooo:paragraph-rsid="002539b9" fo:background-color="transparent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Noto Mono" fo:font-weight="normal" officeooo:rsid="001a09fd" officeooo:paragraph-rsid="001a09fd" fo:background-color="transparent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Noto Mono" fo:font-weight="normal" officeooo:rsid="001a09fd" officeooo:paragraph-rsid="002bf7f7" fo:background-color="transparent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Noto Mono" fo:font-weight="normal" officeooo:rsid="00266c52" officeooo:paragraph-rsid="00266c52" fo:background-color="transparent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Noto Mono" fo:font-weight="normal" officeooo:rsid="00287dd2" officeooo:paragraph-rsid="00287dd2" fo:background-color="transparent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Noto Mono" fo:font-weight="normal" officeooo:rsid="00289016" officeooo:paragraph-rsid="00289016" fo:background-color="transparent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Noto Mono" fo:font-weight="normal" officeooo:rsid="002890d8" officeooo:paragraph-rsid="002890d8" fo:background-color="transparent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Noto Mono" fo:font-weight="normal" officeooo:rsid="00295496" officeooo:paragraph-rsid="00295496" fo:background-color="transparent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Noto Mono" fo:font-weight="normal" officeooo:rsid="002bb61c" officeooo:paragraph-rsid="002bb61c" fo:background-color="transparent" style:font-weight-asian="normal" style:font-weight-complex="normal"/>
    </style:style>
    <style:style style:name="P3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Mono" fo:font-size="12pt" fo:font-weight="bold" officeooo:rsid="0048c548" officeooo:paragraph-rsid="0048c548" fo:background-color="transparent" style:font-size-asian="10.5pt" style:font-weight-asian="bold" style:font-size-complex="12pt" style:font-weight-complex="bold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Mono" fo:font-size="12pt" fo:font-weight="normal" officeooo:rsid="003f8e20" officeooo:paragraph-rsid="003f8e20" fo:background-color="transparent" style:font-size-asian="10.5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Mono" fo:font-size="12pt" fo:font-weight="normal" officeooo:rsid="0048c548" officeooo:paragraph-rsid="0048c548" fo:background-color="transparent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style:line-height-at-least="0.582cm"/>
      <style:text-properties style:font-name="Droid Sans Mono" fo:font-weight="normal" fo:background-color="#191622"/>
    </style:style>
    <style:style style:name="P34" style:family="paragraph" style:parent-style-name="Standard">
      <style:paragraph-properties style:line-height-at-least="0.582cm"/>
      <style:text-properties style:font-name="Droid Sans Mono" fo:font-size="10pt" fo:font-weight="normal" fo:background-color="#191622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0d44f" officeooo:paragraph-rsid="0020d44f" fo:background-color="#191622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539b9" officeooo:paragraph-rsid="002539b9" fo:background-color="#191622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7dd2" officeooo:paragraph-rsid="00287dd2" fo:background-color="#191622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9016" officeooo:paragraph-rsid="00289016" fo:background-color="#191622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90d8" officeooo:paragraph-rsid="002890d8" fo:background-color="#191622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95496" officeooo:paragraph-rsid="00295496" fo:background-color="#191622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bb61c" officeooo:paragraph-rsid="002bb61c" fo:background-color="#191622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style:line-height-at-least="0.582cm"/>
      <style:text-properties fo:color="#e1e1e6" style:font-name="Droid Sans Mono" fo:font-size="10pt" fo:font-weight="normal" fo:background-color="#191622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paragraph-rsid="00295496" fo:background-color="#191622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fo:color="#5a4b81" style:font-name="Droid Sans Mono" fo:font-size="10pt" fo:font-weight="normal" officeooo:rsid="00242c09" officeooo:paragraph-rsid="00242c09" fo:background-color="#191622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5a4b81" style:font-name="Droid Sans Mono" fo:font-size="10pt" fo:font-weight="normal" officeooo:rsid="00266c52" officeooo:paragraph-rsid="00266c52" fo:background-color="#191622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style:line-height-at-least="0.582cm"/>
      <style:text-properties fo:color="#5a4b81" style:font-name="Droid Sans Mono" fo:font-size="10pt" fo:font-weight="normal" fo:background-color="#191622" style:font-size-asian="10pt" style:font-size-complex="10pt"/>
    </style:style>
    <style:style style:name="P47" style:family="paragraph" style:parent-style-name="Standard">
      <style:paragraph-properties style:line-height-at-least="0.582cm"/>
      <style:text-properties fo:font-size="10pt" style:font-size-asian="10pt" style:font-size-complex="10pt"/>
    </style:style>
    <style:style style:name="P48" style:family="paragraph" style:parent-style-name="Standard">
      <style:paragraph-properties fo:text-align="center" style:justify-single-word="false" fo:break-before="page"/>
      <style:text-properties style:font-name="Noto Mono" fo:font-weight="bold" officeooo:rsid="001a09fd" officeooo:paragraph-rsid="001e441d" fo:background-color="#8e86ae" style:font-weight-asian="bold" style:font-weight-complex="bold"/>
    </style:style>
    <style:style style:name="P49" style:family="paragraph" style:parent-style-name="Standard">
      <style:paragraph-properties fo:text-align="center" style:justify-single-word="false" fo:break-before="page"/>
      <style:text-properties style:font-name="Noto Mono" fo:font-weight="bold" officeooo:rsid="001a09fd" officeooo:paragraph-rsid="001f8596" fo:background-color="#8e86ae" style:font-weight-asian="bold" style:font-weight-complex="bold"/>
    </style:style>
    <style:style style:name="P50" style:family="paragraph" style:parent-style-name="Standard">
      <style:paragraph-properties fo:text-align="center" style:justify-single-word="false" fo:break-before="page"/>
      <style:text-properties style:font-name="Noto Mono" fo:font-weight="bold" officeooo:rsid="001a09fd" officeooo:paragraph-rsid="003a4a07" fo:background-color="#8e86ae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1c416" officeooo:paragraph-rsid="0031c416" fo:background-color="transparent" style:font-weight-asian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24012" officeooo:paragraph-rsid="00324012" fo:background-color="transparent" style:font-weight-asian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7ab66" officeooo:paragraph-rsid="0037ab66" fo:background-color="transparent" style:font-weight-asian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984cb" officeooo:paragraph-rsid="003984cb" fo:background-color="transparent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a4a07" officeooo:paragraph-rsid="003a4a07" fo:background-color="transparent" style:font-weight-asian="normal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normal" officeooo:rsid="002d8d51" officeooo:paragraph-rsid="002d8d51" fo:background-color="transparent" style:font-weight-asian="normal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normal" officeooo:rsid="002f862a" officeooo:paragraph-rsid="002f862a" fo:background-color="transparent" style:font-weight-asian="normal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normal" officeooo:rsid="003a4a07" officeooo:paragraph-rsid="003a4a07" fo:background-color="transparent" style:font-weight-asian="normal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bold" officeooo:rsid="002f862a" officeooo:paragraph-rsid="002f862a" fo:background-color="transparent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tyle="italic" style:text-underline-style="none" fo:font-weight="normal" officeooo:rsid="002f862a" officeooo:paragraph-rsid="002f862a" fo:background-color="transparent" style:font-style-asian="italic" style:font-weight-asian="normal" style:font-style-complex="italic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37ab66" officeooo:paragraph-rsid="0037ab66" fo:background-color="transparent" style:font-size-asian="10pt" style:font-weight-asian="normal" style:font-size-complex="10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3984cb" officeooo:paragraph-rsid="003984cb" fo:background-color="transparent" style:font-size-asian="10pt" style:font-weight-asian="normal" style:font-size-complex="10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3a4a07" officeooo:paragraph-rsid="003a4a07" fo:background-color="transparent" style:font-size-asian="10pt" style:font-weight-asian="normal" style:font-size-complex="10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19ec7" officeooo:paragraph-rsid="00419ec7" fo:background-color="transparent" style:font-size-asian="10pt" style:font-weight-asian="normal" style:font-size-complex="10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3e7349" officeooo:paragraph-rsid="003e7349" fo:background-color="transparent" style:font-size-asian="10pt" style:font-weight-asian="normal" style:font-size-complex="10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24521" officeooo:paragraph-rsid="00424521" fo:background-color="transparent" style:font-size-asian="10pt" style:font-weight-asian="normal" style:font-size-complex="10pt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33d67" officeooo:paragraph-rsid="00433d67" fo:background-color="transparent" style:font-size-asian="10pt" style:font-weight-asian="normal" style:font-size-complex="10pt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51510" officeooo:paragraph-rsid="003ccfbd" fo:background-color="transparent" style:font-size-asian="10pt" style:font-weight-asian="normal" style:font-size-complex="10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7066b" officeooo:paragraph-rsid="0047066b" fo:background-color="transparent" style:font-size-asian="10pt" style:font-weight-asian="normal" style:font-size-complex="10pt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47aef5" officeooo:paragraph-rsid="0047aef5" fo:background-color="transparent" style:font-size-asian="10pt" style:font-weight-asian="normal" style:font-size-complex="10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a62ed" officeooo:paragraph-rsid="004a62ed" fo:background-color="transparent" style:font-size-asian="10pt" style:font-weight-asian="normal" style:font-size-complex="10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b90e7" officeooo:paragraph-rsid="004b90e7" fo:background-color="transparent" style:font-size-asian="10pt" style:font-weight-asian="normal" style:font-size-complex="10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4b90e7" officeooo:paragraph-rsid="004b90e7" fo:background-color="transparent" style:font-size-asian="10pt" style:font-weight-asian="normal" style:font-size-complex="10pt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4d3705" officeooo:paragraph-rsid="004d3705" fo:background-color="transparent" style:font-size-asian="10pt" style:font-weight-asian="normal" style:font-size-complex="10pt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d694f" officeooo:paragraph-rsid="004d694f" fo:background-color="transparent" style:font-size-asian="10pt" style:font-weight-asian="normal" style:font-size-complex="10pt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e87b7" officeooo:paragraph-rsid="004e87b7" fo:background-color="transparent" style:font-size-asian="10pt" style:font-weight-asian="normal" style:font-size-complex="10pt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505a73" officeooo:paragraph-rsid="00505a73" fo:background-color="transparent" style:font-size-asian="10pt" style:font-weight-asian="normal" style:font-size-complex="10pt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50e43c" officeooo:paragraph-rsid="0050e43c" fo:background-color="transparent" style:font-size-asian="10pt" style:font-weight-asian="normal" style:font-size-complex="10pt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528149" officeooo:paragraph-rsid="00528149" fo:background-color="transparent" style:font-size-asian="10pt" style:font-weight-asian="normal" style:font-size-complex="10pt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539f22" officeooo:paragraph-rsid="00539f22" fo:background-color="transparent" style:font-size-asian="10pt" style:font-weight-asian="normal" style:font-size-complex="10pt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539f22" officeooo:paragraph-rsid="00539f22" fo:background-color="transparent" style:font-size-asian="10pt" style:font-weight-asian="normal" style:font-size-complex="10pt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565a9d" officeooo:paragraph-rsid="00565a9d" fo:background-color="transparent" style:font-size-asian="10pt" style:font-weight-asian="normal" style:font-size-complex="10pt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58717e" officeooo:paragraph-rsid="0058717e" fo:background-color="transparent" style:font-size-asian="10pt" style:font-weight-asian="normal" style:font-size-complex="10pt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58717e" officeooo:paragraph-rsid="0058717e" fo:background-color="transparent" style:font-size-asian="10pt" style:font-weight-asian="normal" style:font-size-complex="10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5a3634" officeooo:paragraph-rsid="005a3634" fo:background-color="transparent" style:font-size-asian="10pt" style:font-weight-asian="normal" style:font-size-complex="10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style:text-underline-style="none" fo:font-weight="normal" officeooo:rsid="00417a97" officeooo:paragraph-rsid="00417a97" fo:background-color="transparent" style:font-size-asian="10pt" style:font-weight-asian="normal" style:font-size-complex="10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style:text-underline-style="none" fo:font-weight="normal" officeooo:rsid="0049d474" officeooo:paragraph-rsid="0049d474" fo:background-color="transparent" style:font-size-asian="10pt" style:font-weight-asian="normal" style:font-size-complex="10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bold" officeooo:rsid="00451510" officeooo:paragraph-rsid="003ccfbd" fo:background-color="transparent" style:font-size-asian="10pt" style:font-weight-asian="bold" style:font-size-complex="10pt" style:font-weight-complex="bold"/>
    </style:style>
    <style:style style:name="P8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bold" officeooo:rsid="0047066b" officeooo:paragraph-rsid="0047066b" fo:background-color="transparent" style:font-size-asian="10pt" style:font-weight-asian="bold" style:font-size-complex="10pt" style:font-weight-complex="bold"/>
    </style:style>
    <style:style style:name="P9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bold" officeooo:rsid="0047aef5" officeooo:paragraph-rsid="0047aef5" fo:background-color="transparent" style:font-size-asian="10pt" style:font-weight-asian="bold" style:font-size-complex="10pt" style:font-weight-complex="bold"/>
    </style:style>
    <style:style style:name="P9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bold" officeooo:rsid="00539f22" officeooo:paragraph-rsid="00539f22" fo:background-color="transparent" style:font-size-asian="10pt" style:font-weight-asian="bold" style:font-size-complex="10pt" style:font-weight-complex="bold"/>
    </style:style>
    <style:style style:name="P9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bold" officeooo:rsid="003a4a07" officeooo:paragraph-rsid="003a4a07" fo:background-color="transparent" style:font-weight-asian="bold" style:font-weight-complex="bold"/>
    </style:style>
    <style:style style:name="P9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style:text-underline-style="solid" style:text-underline-width="auto" style:text-underline-color="font-color" fo:font-weight="bold" officeooo:rsid="003a4a07" officeooo:paragraph-rsid="003a4a07" fo:background-color="transparent" style:font-size-asian="12pt" style:font-weight-asian="bold" style:font-size-complex="12pt" style:font-weight-complex="bold"/>
    </style:style>
    <style:style style:name="P9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style:text-underline-style="solid" style:text-underline-width="auto" style:text-underline-color="font-color" fo:font-weight="bold" officeooo:rsid="003a4a07" officeooo:paragraph-rsid="0049d474" fo:background-color="transparent" style:font-size-asian="12pt" style:font-weight-asian="bold" style:font-size-complex="12pt" style:font-weight-complex="bold"/>
    </style:style>
    <style:style style:name="P9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3a4a07" officeooo:paragraph-rsid="003a4a07" fo:background-color="transparent" style:font-size-asian="10.5pt" style:font-weight-asian="normal" style:font-size-complex="12pt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19ec7" officeooo:paragraph-rsid="00419ec7" fo:background-color="transparent" style:font-size-asian="10.5pt" style:font-weight-asian="normal" style:font-size-complex="12pt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3e7349" officeooo:paragraph-rsid="003e7349" fo:background-color="transparent" style:font-size-asian="10.5pt" style:font-weight-asian="normal" style:font-size-complex="12pt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3f8e20" officeooo:paragraph-rsid="003f8e20" fo:background-color="transparent" style:font-size-asian="10.5pt" style:font-weight-asian="normal" style:font-size-complex="12pt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24521" officeooo:paragraph-rsid="00424521" fo:background-color="transparent" style:font-size-asian="10.5pt" style:font-weight-asian="normal" style:font-size-complex="12pt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33d67" officeooo:paragraph-rsid="00433d67" fo:background-color="transparent" style:font-size-asian="10.5pt" style:font-weight-asian="normal" style:font-size-complex="12pt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51510" officeooo:paragraph-rsid="003ccfbd" fo:background-color="transparent" style:font-size-asian="10.5pt" style:font-weight-asian="normal" style:font-size-complex="12pt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7066b" officeooo:paragraph-rsid="0047066b" fo:background-color="transparent" style:font-size-asian="10.5pt" style:font-weight-asian="normal" style:font-size-complex="12pt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7aef5" officeooo:paragraph-rsid="0047aef5" fo:background-color="transparent" style:font-size-asian="10.5pt" style:font-weight-asian="normal" style:font-size-complex="12pt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a62ed" officeooo:paragraph-rsid="004a62ed" fo:background-color="transparent" style:font-size-asian="10.5pt" style:font-weight-asian="normal" style:font-size-complex="12pt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b90e7" officeooo:paragraph-rsid="004b90e7" fo:background-color="transparent" style:font-size-asian="10.5pt" style:font-weight-asian="normal" style:font-size-complex="12pt" style:font-weight-complex="normal"/>
    </style:style>
    <style:style style:name="P10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d3705" officeooo:paragraph-rsid="004d3705" fo:background-color="transparent" style:font-size-asian="10.5pt" style:font-weight-asian="normal" style:font-size-complex="12pt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d694f" officeooo:paragraph-rsid="004d694f" fo:background-color="transparent" style:font-size-asian="10.5pt" style:font-weight-asian="normal" style:font-size-complex="12pt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e87b7" officeooo:paragraph-rsid="004e87b7" fo:background-color="transparent" style:font-size-asian="10.5pt" style:font-weight-asian="normal" style:font-size-complex="12pt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fe485" officeooo:paragraph-rsid="004fe485" fo:background-color="transparent" style:font-size-asian="10.5pt" style:font-weight-asian="normal" style:font-size-complex="12pt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05a73" officeooo:paragraph-rsid="00505a73" fo:background-color="transparent" style:font-size-asian="10.5pt" style:font-weight-asian="normal" style:font-size-complex="12pt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0e43c" officeooo:paragraph-rsid="0050e43c" fo:background-color="transparent" style:font-size-asian="10.5pt" style:font-weight-asian="normal" style:font-size-complex="12pt" style:font-weight-complex="normal"/>
    </style:style>
    <style:style style:name="P1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28149" officeooo:paragraph-rsid="00528149" fo:background-color="transparent" style:font-size-asian="10.5pt" style:font-weight-asian="normal" style:font-size-complex="12pt" style:font-weight-complex="normal"/>
    </style:style>
    <style:style style:name="P1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39f22" officeooo:paragraph-rsid="00539f22" fo:background-color="transparent" style:font-size-asian="10.5pt" style:font-weight-asian="normal" style:font-size-complex="12pt" style:font-weight-complex="normal"/>
    </style:style>
    <style:style style:name="P1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598e2" officeooo:paragraph-rsid="005598e2" fo:background-color="transparent" style:font-size-asian="10.5pt" style:font-weight-asian="normal" style:font-size-complex="12pt" style:font-weight-complex="normal"/>
    </style:style>
    <style:style style:name="P1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598e2" officeooo:paragraph-rsid="005836cc" fo:background-color="transparent" style:font-size-asian="10.5pt" style:font-weight-asian="normal" style:font-size-complex="12pt" style:font-weight-complex="normal"/>
    </style:style>
    <style:style style:name="P1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65a9d" officeooo:paragraph-rsid="00565a9d" fo:background-color="transparent" style:font-size-asian="10.5pt" style:font-weight-asian="normal" style:font-size-complex="12pt" style:font-weight-complex="normal"/>
    </style:style>
    <style:style style:name="P1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836cc" officeooo:paragraph-rsid="005836cc" fo:background-color="transparent" style:font-size-asian="10.5pt" style:font-weight-asian="normal" style:font-size-complex="12pt" style:font-weight-complex="normal"/>
    </style:style>
    <style:style style:name="P1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8717e" officeooo:paragraph-rsid="0058717e" fo:background-color="transparent" style:font-size-asian="10.5pt" style:font-weight-asian="normal" style:font-size-complex="12pt" style:font-weight-complex="normal"/>
    </style:style>
    <style:style style:name="P1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2pt" fo:font-weight="normal" officeooo:rsid="0058717e" officeooo:paragraph-rsid="0058717e" fo:background-color="transparent" style:font-size-asian="10.5pt" style:font-weight-asian="normal" style:font-size-complex="12pt" style:font-weight-complex="normal"/>
    </style:style>
    <style:style style:name="P1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2pt" fo:font-weight="normal" officeooo:rsid="005a3634" officeooo:paragraph-rsid="005a3634" fo:background-color="transparent" style:font-size-asian="10.5pt" style:font-weight-asian="normal" style:font-size-complex="12pt" style:font-weight-complex="normal"/>
    </style:style>
    <style:style style:name="P1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a3634" officeooo:paragraph-rsid="005a3634" fo:background-color="transparent" style:font-size-asian="10.5pt" style:font-weight-asian="normal" style:font-size-complex="12pt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Noto Mono" fo:font-size="12pt" fo:font-weight="bold" officeooo:rsid="003a4a07" officeooo:paragraph-rsid="003a4a07" fo:background-color="#8e86ae" style:font-size-asian="10.5pt" style:font-weight-asian="bold" style:font-size-complex="12pt" style:font-weight-complex="bold"/>
    </style:style>
    <style:style style:name="P1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bold" officeooo:rsid="004b90e7" officeooo:paragraph-rsid="004b90e7" fo:background-color="transparent" style:font-size-asian="10.5pt" style:font-weight-asian="bold" style:font-size-complex="12pt" style:font-weight-complex="bold"/>
    </style:style>
    <style:style style:name="P1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style:text-underline-style="none" fo:font-weight="normal" officeooo:rsid="00411b97" officeooo:paragraph-rsid="00411b97" fo:background-color="transparent" style:font-size-asian="10.5pt" style:font-weight-asian="normal" style:font-size-complex="12pt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e1e1e6" style:font-name="Droid Sans Mono" fo:font-size="10pt" style:text-underline-style="none" fo:font-weight="normal" officeooo:rsid="002d8d51" officeooo:paragraph-rsid="002d8d51" fo:background-color="#191622" style:font-size-asian="10pt" style:font-weight-asian="normal" style:font-size-complex="10pt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e1e1e6" style:font-name="Droid Sans Mono" fo:font-size="10pt" style:text-underline-style="none" fo:font-weight="normal" officeooo:rsid="002f862a" officeooo:paragraph-rsid="002f862a" fo:background-color="#191622" style:font-size-asian="10pt" style:font-weight-asian="normal" style:font-size-complex="10pt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5a4b81" style:font-name="Droid Sans Mono" fo:font-size="10pt" fo:font-weight="normal" officeooo:rsid="0031c416" officeooo:paragraph-rsid="0031c416" fo:background-color="#191622" style:font-size-asian="10pt" style:font-weight-asian="normal" style:font-size-complex="10pt" style:font-weight-complex="normal"/>
    </style:style>
    <style:style style:name="P1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5a4b81" style:font-name="Droid Sans Mono" fo:font-size="10pt" fo:font-weight="normal" officeooo:rsid="00324012" officeooo:paragraph-rsid="00324012" fo:background-color="#191622" style:font-size-asian="10pt" style:font-weight-asian="normal" style:font-size-complex="10pt" style:font-weight-complex="normal"/>
    </style:style>
    <style:style style:name="P1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0pt" fo:font-weight="normal" officeooo:rsid="00451510" officeooo:paragraph-rsid="003ccfbd" fo:background-color="transparent" style:font-size-asian="10pt" style:font-weight-asian="normal" style:font-size-complex="10pt" style:font-weight-complex="normal"/>
    </style:style>
    <style:style style:name="P1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0pt" fo:font-weight="normal" officeooo:rsid="0047066b" officeooo:paragraph-rsid="0047066b" fo:background-color="transparent" style:font-size-asian="10pt" style:font-weight-asian="normal" style:font-size-complex="10pt" style:font-weight-complex="normal"/>
    </style:style>
    <style:style style:name="P1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normal" officeooo:rsid="0047aef5" officeooo:paragraph-rsid="0047aef5" fo:background-color="transparent" style:font-size-asian="10pt" style:font-weight-asian="normal" style:font-size-complex="10pt" style:font-weight-complex="normal"/>
    </style:style>
    <style:style style:name="P1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Noto Mono" style:text-underline-style="none" fo:font-weight="normal" officeooo:rsid="003a4a07" officeooo:paragraph-rsid="003a4a07" fo:background-color="transparent" style:font-weight-asian="normal" style:font-weight-complex="normal"/>
    </style:style>
    <style:style style:name="P133" style:family="paragraph" style:parent-style-name="Standard">
      <style:paragraph-properties fo:margin-top="0cm" fo:margin-bottom="0.499cm" loext:contextual-spacing="false" style:line-height-at-least="0.582cm"/>
      <style:text-properties fo:font-size="10pt" style:font-size-asian="10pt" style:font-size-complex="10pt"/>
    </style:style>
    <style:style style:name="P134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Noto Mono" fo:font-weight="normal" officeooo:rsid="001f8596" officeooo:paragraph-rsid="001f8596" fo:background-color="transparent" style:font-weight-asian="normal" style:font-weight-complex="normal"/>
    </style:style>
    <style:style style:name="P135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Noto Mono" fo:font-weight="bold" officeooo:rsid="001f8596" officeooo:paragraph-rsid="001f8596" fo:background-color="transparent" style:font-weight-asian="bold" style:font-weight-complex="bold"/>
    </style:style>
    <style:style style:name="P136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1f8596" officeooo:paragraph-rsid="001f8596" fo:background-color="transparent" style:font-size-asian="10pt" style:font-weight-asian="normal" style:font-size-complex="10pt" style:font-weight-complex="normal"/>
    </style:style>
    <style:style style:name="P137" style:family="paragraph" style:parent-style-name="Standard" style:list-style-name="L1">
      <style:paragraph-properties fo:text-align="justify" style:justify-single-word="false"/>
      <style:text-properties style:font-name="Noto Mono" fo:font-weight="bold" officeooo:rsid="001a09fd" officeooo:paragraph-rsid="001a09fd" fo:background-color="#8e86ae" style:font-weight-asian="bold" style:font-weight-complex="bold"/>
    </style:style>
    <style:style style:name="P138" style:family="paragraph" style:parent-style-name="Standard" style:list-style-name="L8">
      <style:paragraph-properties fo:text-align="justify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139" style:family="paragraph" style:parent-style-name="Standard" style:list-style-name="L9">
      <style:paragraph-properties fo:text-align="justify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140" style:family="paragraph" style:parent-style-name="Standard" style:list-style-name="L2">
      <style:paragraph-properties fo:text-align="justify" style:justify-single-word="false"/>
      <style:text-properties style:font-name="Noto Mono" fo:font-weight="normal" officeooo:rsid="001a5d78" officeooo:paragraph-rsid="001a5d78" fo:background-color="transparent" style:font-weight-asian="normal" style:font-weight-complex="normal"/>
    </style:style>
    <style:style style:name="P141" style:family="paragraph" style:parent-style-name="Standard" style:list-style-name="L3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142" style:family="paragraph" style:parent-style-name="Standard" style:list-style-name="L4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143" style:family="paragraph" style:parent-style-name="Standard" style:list-style-name="L5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144" style:family="paragraph" style:parent-style-name="Standard" style:list-style-name="L6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145" style:family="paragraph" style:parent-style-name="Standard" style:list-style-name="L7">
      <style:paragraph-properties fo:text-align="justify" style:justify-single-word="false"/>
      <style:text-properties style:font-name="Noto Mono" fo:font-weight="normal" officeooo:rsid="001e441d" officeooo:paragraph-rsid="001e441d" fo:background-color="transparent" style:font-weight-asian="normal" style:font-weight-complex="normal"/>
    </style:style>
    <style:style style:name="P146" style:family="paragraph" style:parent-style-name="Standard" style:list-style-name="L10">
      <style:paragraph-properties fo:text-align="justify" style:justify-single-word="false"/>
      <style:text-properties style:font-name="Noto Mono" fo:font-weight="normal" officeooo:rsid="001f8596" officeooo:paragraph-rsid="001f8596" fo:background-color="transparent" style:font-weight-asian="normal" style:font-weight-complex="normal"/>
    </style:style>
    <style:style style:name="P147" style:family="paragraph" style:parent-style-name="Standard" style:list-style-name="L10">
      <style:paragraph-properties fo:text-align="justify" style:justify-single-word="false"/>
      <style:text-properties style:font-name="Noto Mono" fo:font-weight="normal" officeooo:rsid="0020d44f" officeooo:paragraph-rsid="0020d44f" fo:background-color="transparent" style:font-weight-asian="normal" style:font-weight-complex="normal"/>
    </style:style>
    <style:style style:name="P148" style:family="paragraph" style:parent-style-name="Standard" style:list-style-name="L11">
      <loext:graphic-properties draw:fill="none"/>
      <style:paragraph-properties fo:text-align="justify" style:justify-single-word="false" fo:background-color="transparent"/>
      <style:text-properties style:font-name="Noto Mono" style:text-underline-style="none" fo:font-weight="normal" officeooo:rsid="002f862a" officeooo:paragraph-rsid="002f862a" fo:background-color="transparent" style:font-weight-asian="normal" style:font-weight-complex="normal"/>
    </style:style>
    <style:style style:name="P149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style:font-name="Noto Mono" fo:font-size="12pt" fo:font-weight="bold" officeooo:rsid="003addd5" officeooo:paragraph-rsid="003addd5" fo:background-color="#8e86ae" style:font-size-asian="10.5pt" style:font-weight-asian="bold" style:font-size-complex="12pt" style:font-weight-complex="bold"/>
    </style:style>
    <style:style style:name="P150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style:font-name="Noto Mono" fo:font-size="12pt" fo:font-weight="bold" officeooo:rsid="003e7349" officeooo:paragraph-rsid="003e7349" fo:background-color="#8e86ae" style:font-size-asian="10.5pt" style:font-weight-asian="bold" style:font-size-complex="12pt" style:font-weight-complex="bold"/>
    </style:style>
    <style:style style:name="P151" style:family="paragraph" style:parent-style-name="Standard" style:list-style-name="L13">
      <loext:graphic-properties draw:fill="none"/>
      <style:paragraph-properties fo:text-align="justify" style:justify-single-word="false" fo:background-color="transparent"/>
      <style:text-properties style:font-name="Noto Mono" fo:font-size="12pt" fo:font-weight="bold" officeooo:rsid="003f8e20" officeooo:paragraph-rsid="003f8e20" fo:background-color="transparent" style:font-size-asian="10.5pt" style:font-weight-asian="bold" style:font-size-complex="12pt" style:font-weight-complex="bold"/>
    </style:style>
    <style:style style:name="P152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style:font-name="Noto Mono" fo:font-size="12pt" fo:font-weight="bold" officeooo:rsid="00411b97" officeooo:paragraph-rsid="00411b97" fo:background-color="transparent" style:font-size-asian="10.5pt" style:font-weight-asian="bold" style:font-size-complex="12pt" style:font-weight-complex="bold"/>
    </style:style>
    <style:style style:name="P153" style:family="paragraph" style:parent-style-name="Standard" style:list-style-name="L13">
      <loext:graphic-properties draw:fill="none"/>
      <style:paragraph-properties fo:text-align="justify" style:justify-single-word="false" fo:background-color="transparent"/>
      <style:text-properties style:font-name="Noto Mono" fo:font-size="12pt" fo:font-weight="normal" officeooo:rsid="003f8e20" officeooo:paragraph-rsid="003f8e20" fo:background-color="transparent" style:font-size-asian="10.5pt" style:font-weight-asian="normal" style:font-size-complex="12pt" style:font-weight-complex="normal"/>
    </style:style>
    <style:style style:name="P154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style:font-name="Noto Mono" fo:font-size="12pt" fo:font-weight="normal" officeooo:rsid="00411b97" officeooo:paragraph-rsid="00411b97" fo:background-color="transparent" style:font-size-asian="10.5pt" style:font-weight-asian="normal" style:font-size-complex="12pt" style:font-weight-complex="normal"/>
    </style:style>
    <style:style style:name="P155" style:family="paragraph" style:parent-style-name="Standard" style:list-style-name="L15">
      <loext:graphic-properties draw:fill="none"/>
      <style:paragraph-properties fo:text-align="justify" style:justify-single-word="false" fo:background-color="transparent"/>
      <style:text-properties style:font-name="Noto Mono" fo:font-size="12pt" fo:font-weight="normal" officeooo:rsid="0048c548" officeooo:paragraph-rsid="0048c548" fo:background-color="transparent" style:font-size-asian="10.5pt" style:font-weight-asian="normal" style:font-size-complex="12pt" style:font-weight-complex="normal"/>
    </style:style>
    <style:style style:name="P156" style:family="paragraph" style:parent-style-name="Standard" style:list-style-name="L9" style:master-page-name="">
      <loext:graphic-properties draw:fill="none"/>
      <style:paragraph-properties fo:margin-left="0.199cm" fo:margin-right="0cm" fo:text-align="justify" style:justify-single-word="false" fo:text-indent="0.4cm" style:auto-text-indent="false" style:page-number="auto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157" style:family="paragraph" style:parent-style-name="Standard" style:list-style-name="L9">
      <loext:graphic-properties draw:fill="none"/>
      <style:paragraph-properties fo:margin-left="0.199cm" fo:margin-right="0cm" fo:text-align="justify" style:justify-single-word="false" fo:text-indent="0.4cm" style:auto-text-indent="false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158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159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7ab66" officeooo:paragraph-rsid="0037ab66" fo:background-color="transparent" style:font-weight-asian="normal" style:font-weight-complex="normal"/>
    </style:style>
    <style:style style:name="P160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984cb" officeooo:paragraph-rsid="003984cb" fo:background-color="transparent" style:font-weight-asian="normal" style:font-weight-complex="normal"/>
    </style:style>
    <style:style style:name="P161" style:family="paragraph" style:parent-style-name="Standard" style:list-style-name="L1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3e7349" officeooo:paragraph-rsid="003e7349" fo:background-color="transparent" style:font-size-asian="10.5pt" style:font-weight-asian="normal" style:font-size-complex="12pt" style:font-weight-complex="normal"/>
    </style:style>
    <style:style style:name="P162" style:family="paragraph" style:parent-style-name="Standard" style:list-style-name="L1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19ec7" officeooo:paragraph-rsid="00419ec7" fo:background-color="transparent" style:font-size-asian="10.5pt" style:font-weight-asian="normal" style:font-size-complex="12pt" style:font-weight-complex="normal"/>
    </style:style>
    <style:style style:name="P163" style:family="paragraph" style:parent-style-name="Standard" style:list-style-name="L1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b90e7" officeooo:paragraph-rsid="004b90e7" fo:background-color="transparent" style:font-size-asian="10.5pt" style:font-weight-asian="normal" style:font-size-complex="12pt" style:font-weight-complex="normal"/>
    </style:style>
    <style:style style:name="P164" style:family="paragraph" style:parent-style-name="Standard" style:list-style-name="L1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39f22" officeooo:paragraph-rsid="00539f22" fo:background-color="transparent" style:font-size-asian="10.5pt" style:font-weight-asian="normal" style:font-size-complex="12pt" style:font-weight-complex="normal"/>
    </style:style>
    <style:style style:name="P165" style:family="paragraph" style:parent-style-name="Standard" style:list-style-name="L1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8717e" officeooo:paragraph-rsid="0058717e" fo:background-color="transparent" style:font-size-asian="10.5pt" style:font-weight-asian="normal" style:font-size-complex="12pt" style:font-weight-complex="normal"/>
    </style:style>
    <style:style style:name="P16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b18dd" officeooo:paragraph-rsid="005b18dd" fo:background-color="transparent" style:font-size-asian="10.5pt" style:font-weight-asian="normal" style:font-size-complex="12pt" style:font-weight-complex="normal"/>
    </style:style>
    <style:style style:name="P16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a3634" officeooo:paragraph-rsid="005a3634" fo:background-color="transparent" style:font-size-asian="10.5pt" style:font-weight-asian="normal" style:font-size-complex="12pt" style:font-weight-complex="normal"/>
    </style:style>
    <style:style style:name="P16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5b18dd" officeooo:paragraph-rsid="005b18dd" fo:background-color="transparent" style:font-size-asian="10pt" style:font-weight-asian="normal" style:font-size-complex="10pt" style:font-weight-complex="normal"/>
    </style:style>
    <style:style style:name="P16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5a3634" officeooo:paragraph-rsid="005a3634" fo:background-color="transparent" style:font-size-asian="10pt" style:font-weight-asian="normal" style:font-size-complex="10pt" style:font-weight-complex="normal"/>
    </style:style>
    <style:style style:name="P170" style:family="paragraph" style:parent-style-name="Standard" style:list-style-name="L12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Noto Mono" fo:font-size="12pt" fo:font-weight="bold" officeooo:rsid="003addd5" officeooo:paragraph-rsid="003addd5" fo:background-color="#8e86ae" style:font-size-asian="10.5pt" style:font-weight-asian="bold" style:font-size-complex="12pt" style:font-weight-complex="bold"/>
    </style:style>
    <style:style style:name="P171" style:family="paragraph" style:parent-style-name="Standard" style:list-style-name="L12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Noto Mono" fo:font-size="12pt" fo:font-weight="bold" officeooo:rsid="003ccfbd" officeooo:paragraph-rsid="003ccfbd" fo:background-color="#8e86ae" style:font-size-asian="10.5pt" style:font-weight-asian="bold" style:font-size-complex="12pt" style:font-weight-complex="bold"/>
    </style:style>
    <style:style style:name="P172" style:family="paragraph" style:parent-style-name="Standard" style:list-style-name="L12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Noto Mono" fo:font-size="12pt" fo:font-weight="bold" officeooo:rsid="003e7349" officeooo:paragraph-rsid="003e7349" fo:background-color="#8e86ae" style:font-size-asian="10.5pt" style:font-weight-asian="bold" style:font-size-complex="12pt" style:font-weight-complex="bold"/>
    </style:style>
    <style:style style:name="P173" style:family="paragraph" style:parent-style-name="Standard" style:list-style-name="L12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Noto Mono" fo:font-size="12pt" fo:font-weight="bold" officeooo:rsid="003addd5" officeooo:paragraph-rsid="003addd5" fo:background-color="#ffffff" style:font-size-asian="10.5pt" style:font-weight-asian="bold" style:font-size-complex="12pt" style:font-weight-complex="bold"/>
    </style:style>
    <style:style style:name="P174" style:family="paragraph" style:parent-style-name="Standard" style:list-style-name="L12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Noto Mono" fo:font-size="12pt" fo:font-weight="bold" officeooo:rsid="003addd5" officeooo:paragraph-rsid="003addd5" fo:background-color="#8e86ae" style:font-size-asian="10.5pt" style:font-weight-asian="bold" style:font-size-complex="12pt" style:font-weight-complex="bold"/>
    </style:style>
    <style:style style:name="P175" style:family="paragraph" style:parent-style-name="Standard" style:list-style-name="L12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Noto Mono" fo:font-size="12pt" fo:font-weight="bold" officeooo:rsid="003ccfbd" officeooo:paragraph-rsid="003ccfbd" fo:background-color="#8e86ae" style:font-size-asian="10.5pt" style:font-weight-asian="bold" style:font-size-complex="12pt" style:font-weight-complex="bold"/>
    </style:style>
    <style:style style:name="P176" style:family="paragraph" style:parent-style-name="Standard" style:list-style-name="L12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Noto Mono" fo:font-size="12pt" fo:font-weight="bold" officeooo:rsid="003e7349" officeooo:paragraph-rsid="003e7349" fo:background-color="#8e86ae" style:font-size-asian="10.5pt" style:font-weight-asian="bold" style:font-size-complex="12pt" style:font-weight-complex="bold"/>
    </style:style>
    <style:style style:name="P17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bold" officeooo:rsid="005cce3a" officeooo:paragraph-rsid="005cce3a" fo:background-color="#8e86ae" style:font-size-asian="10.5pt" style:font-weight-asian="bold" style:font-size-complex="12pt" style:font-weight-complex="bold"/>
    </style:style>
    <style:style style:name="P17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b18dd" officeooo:paragraph-rsid="005b18dd" fo:background-color="transparent" style:font-size-asian="10.5pt" style:font-weight-asian="normal" style:font-size-complex="12pt" style:font-weight-complex="normal"/>
    </style:style>
    <style:style style:name="P17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bfcae" officeooo:paragraph-rsid="005bfcae" fo:background-color="transparent" style:font-size-asian="10.5pt" style:font-weight-asian="normal" style:font-size-complex="12pt" style:font-weight-complex="normal"/>
    </style:style>
    <style:style style:name="P18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ca34e" officeooo:paragraph-rsid="005ca34e" fo:background-color="transparent" style:font-size-asian="10.5pt" style:font-weight-asian="normal" style:font-size-complex="12pt" style:font-weight-complex="normal"/>
    </style:style>
    <style:style style:name="P18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cce3a" officeooo:paragraph-rsid="005cce3a" fo:background-color="#fff200" style:font-size-asian="10.5pt" style:font-weight-asian="normal" style:font-size-complex="12pt" style:font-weight-complex="normal"/>
    </style:style>
    <style:style style:name="P18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5bfcae" officeooo:paragraph-rsid="005bfcae" fo:background-color="transparent" style:font-size-asian="10pt" style:font-weight-asian="normal" style:font-size-complex="10pt" style:font-weight-complex="normal"/>
    </style:style>
    <style:style style:name="P18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5ca34e" officeooo:paragraph-rsid="005ca34e" fo:background-color="transparent" style:font-size-asian="10pt" style:font-weight-asian="normal" style:font-size-complex="10pt" style:font-weight-complex="normal"/>
    </style:style>
    <style:style style:name="P1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5cce3a" officeooo:paragraph-rsid="005cce3a" fo:background-color="transparent" style:font-size-asian="10pt" style:font-weight-asian="normal" style:font-size-complex="10pt" style:font-weight-complex="normal"/>
    </style:style>
    <style:style style:name="T1" style:family="text">
      <style:text-properties officeooo:rsid="001e441d"/>
    </style:style>
    <style:style style:name="T2" style:family="text">
      <style:text-properties officeooo:rsid="001f8596"/>
    </style:style>
    <style:style style:name="T3" style:family="text">
      <style:text-properties fo:color="#ff79c6"/>
    </style:style>
    <style:style style:name="T4" style:family="text">
      <style:text-properties fo:color="#e1e1e6"/>
    </style:style>
    <style:style style:name="T5" style:family="text">
      <style:text-properties fo:color="#e1e1e6" fo:font-size="10pt" style:font-size-asian="10pt" style:font-size-complex="10pt"/>
    </style:style>
    <style:style style:name="T6" style:family="text">
      <style:text-properties fo:color="#e7de79"/>
    </style:style>
    <style:style style:name="T7" style:family="text">
      <style:text-properties fo:color="#67e480"/>
    </style:style>
    <style:style style:name="T8" style:family="text">
      <style:text-properties fo:color="#67e480" fo:font-size="10pt" style:font-size-asian="10pt" style:font-size-complex="10pt"/>
    </style:style>
    <style:style style:name="T9" style:family="text">
      <style:text-properties fo:color="#78d1e1"/>
    </style:style>
    <style:style style:name="T10" style:family="text">
      <style:text-properties fo:color="#5a4b81"/>
    </style:style>
    <style:style style:name="T11" style:family="text">
      <style:text-properties officeooo:rsid="002890d8"/>
    </style:style>
    <style:style style:name="T12" style:family="text">
      <style:text-properties officeooo:rsid="002bf7f7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bf7f7" style:font-weight-asian="bold" style:font-weight-complex="bold"/>
    </style:style>
    <style:style style:name="T15" style:family="text">
      <style:text-properties fo:color="#e89e64" fo:font-style="itali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Noto Mono"/>
    </style:style>
    <style:style style:name="T18" style:family="text">
      <style:text-properties style:font-name="Noto Mono" fo:font-weight="bold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4e87b7" style:font-size-asian="10pt" style:font-weight-asian="bold" style:font-size-complex="10pt" style:font-weight-complex="bold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officeooo:rsid="005836cc"/>
    </style:style>
    <style:style style:name="T24" style:family="text">
      <style:text-properties officeooo:rsid="00599a35"/>
    </style:style>
    <style:style style:name="T25" style:family="text">
      <style:text-properties style:font-size-asian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2">E-MAIL: </text:span><text:span text:style-name="T14">kayorenatocontato@gmail.com</text:span></text:p>
      <text:p text:style-name="P23"><text:span text:style-name="T12">SENHA: </text:span><text:span text:style-name="T14">8VCyxXrdK9i3#dD</text:span></text:p>
      <text:p text:style-name="P22"><text:a xlink:type="simple" xlink:href="https://www.notion.so/pt-br" text:style-name="Internet_20_link" text:visited-style-name="Visited_20_Internet_20_Link">https://www.notion.so/pt-br</text:a></text:p>
      <text:p text:style-name="P115"><text:a xlink:type="simple" xlink:href="https://www.softr.io/tools/download-youtube-thumbnail" text:style-name="Internet_20_link" text:visited-style-name="Visited_20_Internet_20_Link">https://www.softr.io/tools/download-youtube-thumbnail</text:a> →<text:span text:style-name="T23"> Site para criar url de thumbnail de vídeos do YouTube.</text:span></text:p>
      <text:p text:style-name="P117"/>
      <text:p text:style-name="P1">LAUNCHBASE</text:p>
      <text:p text:style-name="P1">Fase 01</text:p>
      <text:p text:style-name="P1">Preparação e Estudos</text:p>
      <text:list xml:id="list2436498019" text:style-name="L1">
        <text:list-item>
          <text:p text:style-name="P137">Instruções Básicas</text:p>
        </text:list-item>
        <text:list-item>
          <text:p text:style-name="P137">Fortalecendo sua mentalidade</text:p>
        </text:list-item>
      </text:list>
      <text:p text:style-name="P14"/>
      <text:p text:style-name="P7">Como estudar?</text:p>
      <text:p text:style-name="P14"/>
      <text:list xml:id="list1491574848" text:style-name="L2">
        <text:list-item>
          <text:list>
            <text:list-item>
              <text:p text:style-name="P140">Não estude o mínimo Necessário, faça mais do que o que foi pedido;</text:p>
            </text:list-item>
            <text:list-item>
              <text:p text:style-name="P140">Aprenda a ser pesquisador e não seguir somente receita;</text:p>
            </text:list-item>
            <text:list-item>
              <text:p text:style-name="P140">Aprenda a se desafiar;</text:p>
            </text:list-item>
            <text:list-item>
              <text:p text:style-name="P140">Pode ser simples, mas não vai ser fácil;</text:p>
            </text:list-item>
            <text:list-item>
              <text:p text:style-name="P140">Como você lida com a dor?</text:p>
            </text:list-item>
            <text:list-item>
              <text:p text:style-name="P140">Esforço;</text:p>
            </text:list-item>
            <text:list-item>
              <text:p text:style-name="P140">Você não precisa de mais material, você precisa aprender a estudar;</text:p>
            </text:list-item>
            <text:list-item>
              <text:p text:style-name="P140">Revisão/Repetição;</text:p>
            </text:list-item>
            <text:list-item>
              <text:p text:style-name="P140">Comparações x Evolução;</text:p>
            </text:list-item>
            <text:list-item>
              <text:p text:style-name="P140">Controle de ansiedade:</text:p>
              <text:list>
                <text:list-item>
                  <text:p text:style-name="P140">Medo do desconhecido;</text:p>
                </text:list-item>
                <text:list-item>
                  <text:p text:style-name="P140">Querer chegar logo no destino;</text:p>
                  <text:list>
                    <text:list-item>
                      <text:p text:style-name="P140">Maratona x Corrida de 100 metros;</text:p>
                    </text:list-item>
                  </text:list>
                </text:list-item>
                <text:list-item>
                  <text:p text:style-name="P140">Quebre em pequenos pedaços;</text:p>
                </text:list-item>
                <text:list-item>
                  <text:p text:style-name="P140">uso de ferramentas: Checklist, Mapa mental (Notion.so, Whimsical).</text:p>
                </text:list-item>
              </text:list>
            </text:list-item>
          </text:list>
        </text:list-item>
      </text:list>
      <text:p text:style-name="P14"/>
      <text:p text:style-name="P14"/>
      <text:list xml:id="list213505727508924" text:continue-list="list2436498019" text:style-name="L1">
        <text:list-item>
          <text:p text:style-name="P137">Cronograma de Estudos(conceitos)</text:p>
        </text:list-item>
      </text:list>
      <text:p text:style-name="P15"/>
      <text:list xml:id="list3883062908" text:style-name="L3">
        <text:list-item>
          <text:p text:style-name="P141">Você precis ter um tempo separado para estudo;</text:p>
        </text:list-item>
        <text:list-item>
          <text:p text:style-name="P141">Concentração x Interrupções;</text:p>
        </text:list-item>
        <text:list-item>
          <text:p text:style-name="P141">Pomodoro.</text:p>
        </text:list-item>
      </text:list>
      <text:p text:style-name="P15"/>
      <text:list xml:id="list213506020008479" text:continue-list="list213505727508924" text:style-name="L1">
        <text:list-item>
          <text:p text:style-name="P137">Fixação de Conteúdo</text:p>
        </text:list-item>
      </text:list>
      <text:p text:style-name="P15"/>
      <text:list xml:id="list3448186548" text:style-name="L4">
        <text:list-item>
          <text:p text:style-name="P142">Assistir aula basta? Garantido que você vai perder tempo: Só assistir e não colocar em prática;</text:p>
        </text:list-item>
        <text:list-item>
          <text:p text:style-name="P142">Entender, Codar, Revisar, Repetir;</text:p>
        </text:list-item>
        <text:list-item>
          <text:p text:style-name="P142">Saber buscar respostas *google, seus próprios códigos;]Ajudar outros, explicar, debater em grupo;</text:p>
        </text:list-item>
        <text:list-item>
          <text:p text:style-name="P142">ENSINAR, Posts em blog, Vídeos, Podcasts;</text:p>
        </text:list-item>
        <text:list-item>
          <text:p text:style-name="P142">Projetos pessoais, prática, experiência</text:p>
        </text:list-item>
      </text:list>
      <text:p text:style-name="P15"/>
      <text:list xml:id="list213504582512717" text:continue-list="list213506020008479" text:style-name="L1">
        <text:list-item>
          <text:p text:style-name="P137">Resultado para a Carreira</text:p>
        </text:list-item>
      </text:list>
      <text:p text:style-name="P16"><text:soft-page-break/></text:p>
      <text:list xml:id="list4065009876" text:style-name="L5">
        <text:list-item>
          <text:p text:style-name="P143">Não espere o certificado;</text:p>
        </text:list-item>
        <text:list-item>
          <text:p text:style-name="P143">Projetos no GitHub:</text:p>
          <text:list>
            <text:list-item>
              <text:p text:style-name="P143">README.md;</text:p>
            </text:list-item>
          </text:list>
        </text:list-item>
        <text:list-item>
          <text:p text:style-name="P143">Arrume seu Linkedin:</text:p>
          <text:list>
            <text:list-item>
              <text:p text:style-name="P143">Sua apresentação pessoal, você é seu produto;</text:p>
            </text:list-item>
            <text:list-item>
              <text:p text:style-name="P143">Fotos, descrição, palavras chaves, posts semanais;</text:p>
            </text:list-item>
          </text:list>
        </text:list-item>
        <text:list-item>
          <text:p text:style-name="P143">Ajude outros em outras na nossa comunidade e em outras também;</text:p>
        </text:list-item>
        <text:list-item>
          <text:p text:style-name="P143">Você precisa ser visto.</text:p>
        </text:list-item>
      </text:list>
      <text:p text:style-name="P16"/>
      <text:list xml:id="list213505301196608" text:continue-list="list213504582512717" text:style-name="L1">
        <text:list-item>
          <text:p text:style-name="P137">Projetos Pessoais</text:p>
        </text:list-item>
      </text:list>
      <text:p text:style-name="P16"/>
      <text:list xml:id="list3199121891" text:style-name="L6">
        <text:list-item>
          <text:p text:style-name="P144">Observe pessoas próximas a você e como você pode ajudar;</text:p>
        </text:list-item>
        <text:list-item>
          <text:p text:style-name="P144">Pequenos pedaços de um projeto grande;</text:p>
        </text:list-item>
        <text:list-item>
          <text:p text:style-name="P144">App ideias (github);</text:p>
        </text:list-item>
        <text:list-item>
          <text:p text:style-name="P144">MVP imediato;</text:p>
        </text:list-item>
        <text:list-item>
          <text:p text:style-name="P144">dribb<text:span text:style-name="T1">b</text:span>le / pinterest;</text:p>
        </text:list-item>
        <text:list-item>
          <text:p text:style-name="P144">figma para app / whimsical.</text:p>
        </text:list-item>
      </text:list>
      <text:p text:style-name="P16"/>
      <text:list xml:id="list213504682518068" text:continue-list="list213505301196608" text:style-name="L1">
        <text:list-item>
          <text:p text:style-name="P137">Cronograma na Prática</text:p>
        </text:list-item>
      </text:list>
      <text:p text:style-name="P17"/>
      <text:list xml:id="list4069687236" text:style-name="L7">
        <text:list-item>
          <text:p text:style-name="P145">Notion (Cronograma Semanal):</text:p>
          <text:list>
            <text:list-item>
              <text:p text:style-name="P145">/table full page;</text:p>
            </text:list-item>
            <text:list-item>
              <text:p text:style-name="P145">Dia da semana – Hora de início – Hora de término</text:p>
            </text:list-item>
          </text:list>
        </text:list-item>
        <text:list-item>
          <text:p text:style-name="P145">Cronograma da turma:</text:p>
          <text:list>
            <text:list-item>
              <text:p text:style-name="P145">/calendar;</text:p>
            </text:list-item>
            <text:list-item>
              <text:p text:style-name="P145">*Nenhum plano sobrevive ao campo de batalha;</text:p>
            </text:list-item>
            <text:list-item>
              <text:p text:style-name="P145">Faça o seu cronograma, e não siga o cronograma de liber</text:p>
            </text:list-item>
          </text:list>
        </text:list-item>
        <text:list-item>
          <text:p text:style-name="P145">Lista de tarefas;</text:p>
        </text:list-item>
        <text:list-item>
          <text:p text:style-name="P145">Mind Maps.</text:p>
        </text:list-item>
      </text:list>
      <text:p text:style-name="P17"/>
      <text:p text:style-name="P48">LAUNCHBASE</text:p>
      <text:p text:style-name="P2">Fase 01</text:p>
      <text:p text:style-name="P5">Ambiente de Desenvolvimento</text:p>
      <text:list xml:id="list2522074436" text:style-name="L8">
        <text:list-item>
          <text:p text:style-name="P138">Ambiente macOS</text:p>
        </text:list-item>
        <text:list-item>
          <text:p text:style-name="P138">Ambiente Windows</text:p>
        </text:list-item>
        <text:list-item>
          <text:p text:style-name="P138">Ambiente linux</text:p>
        </text:list-item>
      </text:list>
      <text:p text:style-name="P8"/>
      <text:p text:style-name="P8">Node.js</text:p>
      <text:p text:style-name="P8"/>
      <text:p text:style-name="P18">Para começar vamos instalar o Node.js para executar nossos códigos criados com JavaScript, para</text:p>
      <text:p text:style-name="P18">isso, de acordo com sua versão do Linux, utilize os passos de instalação abaixo:</text:p>
      <text:p text:style-name="P18"/>
      <text:p text:style-name="P18"><text:a xlink:type="simple" xlink:href="https://github.com/nodesource/distributions/blob/master/README.md#installation-instructions" text:style-name="Internet_20_link" text:visited-style-name="Visited_20_Internet_20_Link">https://github.com/nodesource/distributions/blob/master/README.md#installation-instructions</text:a></text:p>
      <text:p text:style-name="P18"/>
      <text:p text:style-name="P8">Visual Studio Code</text:p>
      <text:p text:style-name="P8"/>
      <text:p text:style-name="P18">Para escrever nosso código utilizaremos o Visual Studio Code, um editor de códigos muito completo,</text:p>
      <text:p text:style-name="P18">principalmente para JavaScript:</text:p>
      <text:p text:style-name="P18"/>
      <text:p text:style-name="P18"><text:a xlink:type="simple" xlink:href="https://code.visualstudio.com/download" text:style-name="Internet_20_link" text:visited-style-name="Visited_20_Internet_20_Link">https://code.visualstudio.com/download</text:a></text:p>
      <text:p text:style-name="P18"/>
      <text:p text:style-name="P8">Google Chrome</text:p>
      <text:p text:style-name="P18"/>
      <text:p text:style-name="P18">Para visualizar nossas aplicações iremos utilizar o browser Google Chrome:</text:p>
      <text:p text:style-name="P18"/>
      <text:p text:style-name="P18"><text:a xlink:type="simple" xlink:href="https://www.google.com/intl/pt-BR/chrome/" text:style-name="Internet_20_link" text:visited-style-name="Visited_20_Internet_20_Link">https://www.google.com/intl/pt-BR/chrome/</text:a></text:p>
      <text:p text:style-name="P18"/>
      <text:p text:style-name="P18"/>
      <text:p text:style-name="P49">LAUNCHBASE</text:p>
      <text:p text:style-name="P3">Fase 0<text:span text:style-name="T2">2</text:span></text:p>
      <text:p text:style-name="P6">Introdução à programação WEB</text:p>
      <text:list xml:id="list2454427249" text:style-name="L9">
        <text:list-item>
          <text:p text:style-name="P139">Iniciando com a programação web</text:p>
        </text:list-item>
      </text:list>
      <text:p text:style-name="P18"/>
      <text:p text:style-name="P8">O que é programação?</text:p>
      <text:list xml:id="list678406183" text:style-name="L10">
        <text:list-item>
          <text:p text:style-name="P146">Ensinar o computador;</text:p>
        </text:list-item>
        <text:list-item>
          <text:p text:style-name="P146">Algoritmos</text:p>
          <text:list>
            <text:list-item>
              <text:p text:style-name="P146">Conjunto de regras;</text:p>
            </text:list-item>
          </text:list>
        </text:list-item>
        <text:list-item>
          <text:p text:style-name="P146">Softwares;</text:p>
        </text:list-item>
        <text:list-item>
          <text:p text:style-name="P146">Linguagem;</text:p>
        </text:list-item>
      </text:list>
      <text:p text:style-name="P9">Linguagens de Programação:</text:p>
      <text:list xml:id="list213505929369732" text:continue-numbering="true" text:style-name="L10">
        <text:list-item>
          <text:p text:style-name="P147">Diversas:</text:p>
          <text:list>
            <text:list-item>
              <text:p text:style-name="P147">Python;</text:p>
            </text:list-item>
            <text:list-item>
              <text:p text:style-name="P147">Java;</text:p>
            </text:list-item>
            <text:list-item>
              <text:p text:style-name="P147">PHP;</text:p>
            </text:list-item>
            <text:list-item>
              <text:p text:style-name="P147">JavaScript.</text:p>
            </text:list-item>
          </text:list>
        </text:list-item>
        <text:list-item>
          <text:p text:style-name="P147">Tipos de aplicativos:</text:p>
          <text:list>
            <text:list-item>
              <text:p text:style-name="P147">Desktop;</text:p>
            </text:list-item>
            <text:list-item>
              <text:p text:style-name="P147">Web;</text:p>
            </text:list-item>
            <text:list-item>
              <text:p text:style-name="P147">Mobile.</text:p>
            </text:list-item>
          </text:list>
        </text:list-item>
      </text:list>
      <text:p text:style-name="P9">Por que JavaScript?</text:p>
      <text:list xml:id="list213504448056021" text:continue-numbering="true" text:style-name="L10">
        <text:list-item>
          <text:list>
            <text:list-item>
              <text:p text:style-name="P147">Moderna:</text:p>
              <text:list>
                <text:list-item>
                  <text:p text:style-name="P147">Comunidade;</text:p>
                </text:list-item>
                <text:list-item>
                  <text:p text:style-name="P147">Popularidade</text:p>
                </text:list-item>
              </text:list>
            </text:list-item>
            <text:list-item>
              <text:p text:style-name="P147">Está em todos os lugares;</text:p>
            </text:list-item>
            <text:list-item>
              <text:p text:style-name="P147">Fácil:</text:p>
              <text:list>
                <text:list-item>
                  <text:p text:style-name="P147">De escrever;</text:p>
                </text:list-item>
                <text:list-item>
                  <text:p text:style-name="P147">De aprender.</text:p>
                </text:list-item>
              </text:list>
            </text:list-item>
          </text:list>
        </text:list-item>
      </text:list>
      <text:p text:style-name="P9">Como programar?</text:p>
      <text:list xml:id="list213504319260074" text:continue-numbering="true" text:style-name="L10">
        <text:list-item>
          <text:list>
            <text:list-item>
              <text:list>
                <text:list-item>
                  <text:p text:style-name="P147">Aprender a linguagem;</text:p>
                </text:list-item>
                <text:list-item>
                  <text:p text:style-name="P147">Ter um ambiente de desenvolvimento;</text:p>
                </text:list-item>
                <text:list-item>
                  <text:p text:style-name="P147">Codar!</text:p>
                </text:list-item>
              </text:list>
            </text:list-item>
          </text:list>
        </text:list-item>
      </text:list>
      <text:p text:style-name="P18"/>
      <text:list xml:id="list213505056403216" text:continue-list="list2454427249" text:style-name="L9">
        <text:list-item>
          <text:p text:style-name="P139">Iniciando no JavaScript</text:p>
        </text:list-item>
      </text:list>
      <text:p text:style-name="P19"/>
      <text:p text:style-name="P35"><text:span text:style-name="T3">const</text:span> nome <text:span text:style-name="T3">=</text:span> <text:span text:style-name="T6">'Thiago Bootcamp'</text:span></text:p>
      <text:p text:style-name="P33"><text:span text:style-name="T5">console.</text:span><text:span text:style-name="T8">log</text:span><text:span text:style-name="T5">(nome)</text:span></text:p>
      <text:p text:style-name="P19"/>
      <text:list xml:id="list213505662567024" text:continue-numbering="true" text:style-name="L9">
        <text:list-item>
          <text:p text:style-name="P139">Comentários, Strings e Numbers</text:p>
        </text:list-item>
      </text:list>
      <text:p text:style-name="P20"/>
      <text:p text:style-name="P44">// Criar um programa que calcula a média</text:p>
      <text:p text:style-name="P46">// das notas entre alunos e envia</text:p>
      <text:p text:style-name="P46">// mensagem do cálculo da média.</text:p>
      <text:p text:style-name="P47"/>
      <text:p text:style-name="P42"><text:span text:style-name="T3">const</text:span> aluno01 <text:span text:style-name="T3">=</text:span> <text:span text:style-name="T6">'Thiago'</text:span></text:p>
      <text:p text:style-name="P42"><text:span text:style-name="T3">const</text:span> aluno02 <text:span text:style-name="T3">=</text:span> <text:span text:style-name="T6">"Carlos"</text:span></text:p>
      <text:p text:style-name="P42"><text:span text:style-name="T3">const</text:span> aluno03 <text:span text:style-name="T3">=</text:span> <text:span text:style-name="T6">`Valeska e </text:span><text:span text:style-name="T3">${</text:span>aluno01<text:span text:style-name="T3">}</text:span><text:span text:style-name="T6">`</text:span></text:p>
      <text:p text:style-name="P42"><text:span text:style-name="T3">const</text:span> notaAluno01 <text:span text:style-name="T3">=</text:span> <text:span text:style-name="T9">9.8</text:span></text:p>
      <text:p text:style-name="P42"><text:span text:style-name="T3">const</text:span> notaAluno02 <text:span text:style-name="T3">=</text:span> <text:span text:style-name="T9">10</text:span></text:p>
      <text:p text:style-name="P47"><text:soft-page-break/></text:p>
      <text:p text:style-name="P42">console.<text:span text:style-name="T7">log</text:span>(aluno03)</text:p>
      <text:p text:style-name="P42">console.<text:span text:style-name="T7">log</text:span>(<text:span text:style-name="T3">typeof</text:span> aluno01)</text:p>
      <text:p text:style-name="P34"><text:span text:style-name="T4">console.</text:span><text:span text:style-name="T7">log</text:span><text:span text:style-name="T4">(</text:span><text:span text:style-name="T3">typeof</text:span><text:span text:style-name="T4"> notaAluno01)</text:span></text:p>
      <text:p text:style-name="P20"/>
      <text:list xml:id="list213504509872183" text:continue-numbering="true" text:style-name="L9">
        <text:list-item>
          <text:p text:style-name="P139">Fazendo cálculos com JavaScript</text:p>
        </text:list-item>
      </text:list>
      <text:p text:style-name="P21"/>
      <text:p text:style-name="P36"><text:span text:style-name="T3">const</text:span> aluno01 <text:span text:style-name="T3">=</text:span> <text:span text:style-name="T6">'Thiago'</text:span></text:p>
      <text:p text:style-name="P42"><text:span text:style-name="T3">const</text:span> aluno02 <text:span text:style-name="T3">=</text:span> <text:span text:style-name="T6">'Carlos'</text:span></text:p>
      <text:p text:style-name="P42"><text:span text:style-name="T3">const</text:span> aluno03 <text:span text:style-name="T3">=</text:span> <text:span text:style-name="T6">'Fulano'</text:span></text:p>
      <text:p text:style-name="P42"><text:span text:style-name="T3">const</text:span> notaAluno01 <text:span text:style-name="T3">=</text:span> <text:span text:style-name="T9">9.8</text:span></text:p>
      <text:p text:style-name="P42"><text:span text:style-name="T3">const</text:span> notaAluno02 <text:span text:style-name="T3">=</text:span> <text:span text:style-name="T9">10</text:span></text:p>
      <text:p text:style-name="P42"><text:span text:style-name="T3">const</text:span> notaAluno03 <text:span text:style-name="T3">=</text:span> <text:span text:style-name="T9">2</text:span></text:p>
      <text:p text:style-name="P47"/>
      <text:p text:style-name="P42"><text:span text:style-name="T3">const</text:span> media <text:span text:style-name="T3">=</text:span> (notaAluno01 <text:span text:style-name="T3">+</text:span> notaAluno02 <text:span text:style-name="T3">+</text:span> notaAluno03) <text:span text:style-name="T3">/</text:span> <text:span text:style-name="T9">3</text:span></text:p>
      <text:p text:style-name="P47"/>
      <text:p text:style-name="P34"><text:span text:style-name="T4">console.</text:span><text:span text:style-name="T7">log</text:span><text:span text:style-name="T4">(media)</text:span></text:p>
      <text:p text:style-name="P21"/>
      <text:list xml:id="list213504094273740" text:continue-numbering="true" text:style-name="L9">
        <text:list-item>
          <text:p text:style-name="P139">Condicionais</text:p>
        </text:list-item>
      </text:list>
      <text:p text:style-name="P21"/>
      <text:p text:style-name="P36"><text:span text:style-name="T3">const</text:span> aluno01 <text:span text:style-name="T3">=</text:span> <text:span text:style-name="T6">'Thiago'</text:span></text:p>
      <text:p text:style-name="P42"><text:span text:style-name="T3">const</text:span> notaAluno01 <text:span text:style-name="T3">=</text:span> <text:span text:style-name="T9">9.8</text:span></text:p>
      <text:p text:style-name="P47"/>
      <text:p text:style-name="P42"><text:span text:style-name="T3">const</text:span> aluno02 <text:span text:style-name="T3">=</text:span> <text:span text:style-name="T6">'Carlos'</text:span></text:p>
      <text:p text:style-name="P42"><text:span text:style-name="T3">const</text:span> notaAluno02 <text:span text:style-name="T3">=</text:span> <text:span text:style-name="T9">10</text:span></text:p>
      <text:p text:style-name="P47"/>
      <text:p text:style-name="P42"><text:span text:style-name="T3">const</text:span> aluno03 <text:span text:style-name="T3">=</text:span> <text:span text:style-name="T6">'Fulano'</text:span></text:p>
      <text:p text:style-name="P42"><text:span text:style-name="T3">const</text:span> notaAluno03 <text:span text:style-name="T3">=</text:span> <text:span text:style-name="T9">2</text:span></text:p>
      <text:p text:style-name="P47"/>
      <text:p text:style-name="P42"><text:span text:style-name="T3">const</text:span> media <text:span text:style-name="T3">=</text:span> (notaAluno01 <text:span text:style-name="T3">+</text:span> notaAluno02 <text:span text:style-name="T3">+</text:span> notaAluno03) <text:span text:style-name="T3">/</text:span> <text:span text:style-name="T9">3</text:span></text:p>
      <text:p text:style-name="P47"/>
      <text:p text:style-name="P46">// Se a média for maior que 5, parabenizar a turma</text:p>
      <text:p text:style-name="P42"><text:span text:style-name="T3">if</text:span> (media <text:span text:style-name="T3">&gt;</text:span> <text:span text:style-name="T9">5</text:span>) {</text:p>
      <text:p text:style-name="P42"><text:tab/>console.<text:span text:style-name="T7">log</text:span>(<text:span text:style-name="T6">`A média foi de </text:span><text:span text:style-name="T3">${</text:span>media<text:span text:style-name="T3">}</text:span><text:span text:style-name="T6">. Parabéns!`</text:span>)</text:p>
      <text:p text:style-name="P42">} <text:span text:style-name="T3">else</text:span> {</text:p>
      <text:p text:style-name="P42"><text:tab/>console.<text:span text:style-name="T7">log</text:span>(<text:span text:style-name="T6">`A média é menor que 5!`</text:span>)</text:p>
      <text:p text:style-name="P42">}</text:p>
      <text:p text:style-name="P21"/>
      <text:list xml:id="list213505497971538" text:continue-numbering="true" text:style-name="L9">
        <text:list-item>
          <text:p text:style-name="P139">Operadores relacionais e comparativos</text:p>
        </text:list-item>
      </text:list>
      <text:p text:style-name="P24"/>
      <text:p text:style-name="P10">Operadores de Comparação:</text:p>
      <text:p text:style-name="P25">&gt; maior</text:p>
      <text:p text:style-name="P25">&lt; menor</text:p>
      <text:p text:style-name="P25">&gt;= maior igual a</text:p>
      <text:p text:style-name="P25">&lt;= menor igual a</text:p>
      <text:p text:style-name="P25">== igual a</text:p>
      <text:p text:style-name="P25">=== igual e do mesmo tipo</text:p>
      <text:p text:style-name="P25"><text:soft-page-break/>!= diferente de</text:p>
      <text:p text:style-name="P25">!== diferente, inclusive do tipo</text:p>
      <text:p text:style-name="P25"/>
      <text:p text:style-name="P37">console.<text:span text:style-name="T7">log</text:span>( <text:span text:style-name="T9">5</text:span> <text:span text:style-name="T3">&gt;</text:span> <text:span text:style-name="T9">4</text:span> ) <text:span text:style-name="T10">//true</text:span></text:p>
      <text:p text:style-name="P42">console.<text:span text:style-name="T7">log</text:span>( <text:span text:style-name="T9">5</text:span> <text:span text:style-name="T3">&lt;</text:span> <text:span text:style-name="T9">4</text:span> ) <text:span text:style-name="T10">// false</text:span></text:p>
      <text:p text:style-name="P42">console.<text:span text:style-name="T7">log</text:span>( <text:span text:style-name="T9">5</text:span> <text:span text:style-name="T3">&gt;=</text:span> <text:span text:style-name="T9">4</text:span> ) <text:span text:style-name="T10">// true</text:span></text:p>
      <text:p text:style-name="P42">console.<text:span text:style-name="T7">log</text:span>( <text:span text:style-name="T9">4</text:span> <text:span text:style-name="T3">&lt;=</text:span> <text:span text:style-name="T9">4</text:span> ) <text:span text:style-name="T10">// true</text:span></text:p>
      <text:p text:style-name="P42">console.<text:span text:style-name="T7">log</text:span>( <text:span text:style-name="T9">4</text:span> <text:span text:style-name="T3">==</text:span> <text:span text:style-name="T6">"4"</text:span> ) <text:span text:style-name="T10">//true</text:span></text:p>
      <text:p text:style-name="P42">console.<text:span text:style-name="T7">log</text:span>( <text:span text:style-name="T9">4</text:span> <text:span text:style-name="T3">===</text:span> <text:span text:style-name="T6">"4"</text:span> ) <text:span text:style-name="T10">// false</text:span></text:p>
      <text:p text:style-name="P42">console.<text:span text:style-name="T7">log</text:span>( <text:span text:style-name="T9">4</text:span> <text:span text:style-name="T3">!=</text:span> <text:span text:style-name="T6">"5"</text:span> ) <text:span text:style-name="T10">// true</text:span></text:p>
      <text:p text:style-name="P34"><text:span text:style-name="T4">console.</text:span><text:span text:style-name="T7">log</text:span><text:span text:style-name="T4">( </text:span><text:span text:style-name="T9">4</text:span><text:span text:style-name="T4"> </text:span><text:span text:style-name="T3">!==</text:span><text:span text:style-name="T4"> </text:span><text:span text:style-name="T6">"5"</text:span><text:span text:style-name="T4"> ) </text:span><text:span text:style-name="T10">// true</text:span></text:p>
      <text:p text:style-name="P24"/>
      <text:p text:style-name="P24"/>
      <text:p text:style-name="P45">// verificar se a pessoa é maior igual a 18 anos</text:p>
      <text:p text:style-name="P46">// se sim, deixar entrar, se não, bloquear a entrada</text:p>
      <text:p text:style-name="P47"/>
      <text:p text:style-name="P42"><text:span text:style-name="T3">const</text:span> idade <text:span text:style-name="T3">=</text:span> <text:span text:style-name="T9">17</text:span></text:p>
      <text:p text:style-name="P42"><text:span text:style-name="T3">if</text:span>(idade <text:span text:style-name="T3">&gt;=</text:span> <text:span text:style-name="T9">18</text:span>){</text:p>
      <text:p text:style-name="P42"><text:tab/>console.<text:span text:style-name="T7">log</text:span>(<text:span text:style-name="T6">`Deixar entrar!`</text:span>)</text:p>
      <text:p text:style-name="P42">} <text:span text:style-name="T3">else</text:span> {</text:p>
      <text:p text:style-name="P42"><text:tab/>console.<text:span text:style-name="T7">log</text:span>(<text:span text:style-name="T6">`Entrada bloqueada!`</text:span>)</text:p>
      <text:p text:style-name="P42">}</text:p>
      <text:p text:style-name="P47"/>
      <text:p text:style-name="P46">// se a pessoa tiver 17 anos, avisar para voltar quando fizer 18 anos</text:p>
      <text:p text:style-name="P42"><text:span text:style-name="T3">if</text:span>(idade <text:span text:style-name="T3">===</text:span> <text:span text:style-name="T9">17</text:span>){</text:p>
      <text:p text:style-name="P42"><text:tab/>console.<text:span text:style-name="T7">log</text:span>(<text:span text:style-name="T6">`Volte quando tiver 18 anos!`</text:span>)</text:p>
      <text:p text:style-name="P42">}</text:p>
      <text:p text:style-name="P24"/>
      <text:list xml:id="list213504823250014" text:continue-numbering="true" text:style-name="L9">
        <text:list-item>
          <text:p text:style-name="P139">Operadores lógicos e aritméticos</text:p>
        </text:list-item>
      </text:list>
      <text:p text:style-name="P26"/>
      <text:p text:style-name="P12">Operadores Lógicos:</text:p>
      <text:p text:style-name="P26">&amp;&amp; “E” As duas condições devem ser verdadeiras para que a condição final seja verdadeira.</text:p>
      <text:p text:style-name="P26">|| “OU” Uma das condições deve ser verdadeira para que a condição final seja verdadeira.</text:p>
      <text:p text:style-name="P26">! “NÃO” <text:span text:style-name="T11">Nega uma condição.</text:span></text:p>
      <text:p text:style-name="P26"/>
      <text:p text:style-name="P38">console.<text:span text:style-name="T7">log</text:span>( <text:span text:style-name="T9">5</text:span> <text:span text:style-name="T3">==</text:span> <text:span text:style-name="T9">5</text:span> <text:span text:style-name="T3">&amp;&amp;</text:span> <text:span text:style-name="T9">6</text:span> <text:span text:style-name="T3">==</text:span> <text:span text:style-name="T9">6</text:span> ) <text:span text:style-name="T10">// true</text:span></text:p>
      <text:p text:style-name="P42">console.<text:span text:style-name="T7">log</text:span>( <text:span text:style-name="T9">5</text:span> <text:span text:style-name="T3">==</text:span> <text:span text:style-name="T9">5</text:span> <text:span text:style-name="T3">&amp;&amp;</text:span> <text:span text:style-name="T9">6</text:span> <text:span text:style-name="T3">!=</text:span> <text:span text:style-name="T9">6</text:span> ) <text:span text:style-name="T10">// false</text:span></text:p>
      <text:p text:style-name="P47"/>
      <text:p text:style-name="P42">console.<text:span text:style-name="T7">log</text:span>( <text:span text:style-name="T9">5</text:span> <text:span text:style-name="T3">==</text:span> <text:span text:style-name="T9">5</text:span> <text:span text:style-name="T3">||</text:span> <text:span text:style-name="T9">6</text:span> <text:span text:style-name="T3">==</text:span> <text:span text:style-name="T9">6</text:span> ) <text:span text:style-name="T10">// true</text:span></text:p>
      <text:p text:style-name="P42">console.<text:span text:style-name="T7">log</text:span>( <text:span text:style-name="T9">5</text:span> <text:span text:style-name="T3">==</text:span> <text:span text:style-name="T9">5</text:span> <text:span text:style-name="T3">||</text:span> <text:span text:style-name="T9">6</text:span> <text:span text:style-name="T3">!=</text:span> <text:span text:style-name="T9">6</text:span> ) <text:span text:style-name="T10">// true</text:span></text:p>
      <text:p text:style-name="P47"/>
      <text:p text:style-name="P42">console.<text:span text:style-name="T7">log</text:span>( <text:span text:style-name="T3">!</text:span>(<text:span text:style-name="T9">5</text:span> <text:span text:style-name="T3">&gt;</text:span> <text:span text:style-name="T9">6</text:span>) ) <text:span text:style-name="T10">// true</text:span></text:p>
      <text:p text:style-name="P34"><text:span text:style-name="T4">console.</text:span><text:span text:style-name="T7">log</text:span><text:span text:style-name="T4">( </text:span><text:span text:style-name="T3">!</text:span><text:span text:style-name="T4">(</text:span><text:span text:style-name="T9">5</text:span><text:span text:style-name="T4"> </text:span><text:span text:style-name="T3">&lt;</text:span><text:span text:style-name="T4"> </text:span><text:span text:style-name="T9">6</text:span><text:span text:style-name="T4">) ) </text:span><text:span text:style-name="T10">// false</text:span></text:p>
      <text:p text:style-name="P26"/>
      <text:p text:style-name="P26"/>
      <text:p text:style-name="P38"><text:soft-page-break/><text:span text:style-name="T3">const</text:span> idade <text:span text:style-name="T3">=</text:span> <text:span text:style-name="T9">16</text:span></text:p>
      <text:p text:style-name="P42"><text:span text:style-name="T3">if</text:span>(<text:span text:style-name="T3">!</text:span>(idade <text:span text:style-name="T3">&gt;=</text:span> <text:span text:style-name="T9">18</text:span>) <text:span text:style-name="T3">||</text:span> (idade <text:span text:style-name="T3">===</text:span> <text:span text:style-name="T9">17</text:span>)){</text:p>
      <text:p text:style-name="P42"><text:tab/>console.<text:span text:style-name="T7">log</text:span>(<text:span text:style-name="T6">`Entrada bloqueada!`</text:span>)</text:p>
      <text:p text:style-name="P42">} <text:span text:style-name="T3">else</text:span> {</text:p>
      <text:p text:style-name="P42"><text:tab/>console.<text:span text:style-name="T7">log</text:span>(<text:span text:style-name="T6">`Deixar entrar!`</text:span>)</text:p>
      <text:p text:style-name="P42">}</text:p>
      <text:p text:style-name="P26"/>
      <text:p text:style-name="P11">Operadores Aritméticos:</text:p>
      <text:p text:style-name="P27">* Multiplicação</text:p>
      <text:p text:style-name="P27">/ Divisão</text:p>
      <text:p text:style-name="P27">% Resto da divisão</text:p>
      <text:p text:style-name="P27">+ Adição</text:p>
      <text:p text:style-name="P27">- Subtração</text:p>
      <text:p text:style-name="P27"/>
      <text:p text:style-name="P39">console.<text:span text:style-name="T7">log</text:span>( <text:span text:style-name="T9">2</text:span> <text:span text:style-name="T3">*</text:span> <text:span text:style-name="T9">2</text:span>) <text:span text:style-name="T10">// 4</text:span></text:p>
      <text:p text:style-name="P42">console.<text:span text:style-name="T7">log</text:span>( <text:span text:style-name="T9">2</text:span> <text:span text:style-name="T3">/</text:span> <text:span text:style-name="T9">2</text:span>) <text:span text:style-name="T10">// 1</text:span></text:p>
      <text:p text:style-name="P42">console.<text:span text:style-name="T7">log</text:span>( <text:span text:style-name="T9">2</text:span> <text:span text:style-name="T3">%</text:span> <text:span text:style-name="T9">1.5</text:span>) <text:span text:style-name="T10">// 0.5</text:span></text:p>
      <text:p text:style-name="P42">console.<text:span text:style-name="T7">log</text:span>( <text:span text:style-name="T9">2</text:span> <text:span text:style-name="T3">+</text:span> <text:span text:style-name="T9">2</text:span>) <text:span text:style-name="T10">// 4</text:span></text:p>
      <text:p text:style-name="P34"><text:span text:style-name="T4">console.</text:span><text:span text:style-name="T7">log</text:span><text:span text:style-name="T4">( </text:span><text:span text:style-name="T9">2</text:span><text:span text:style-name="T4"> </text:span><text:span text:style-name="T3">-</text:span><text:span text:style-name="T4"> </text:span><text:span text:style-name="T9">2</text:span><text:span text:style-name="T4">) </text:span><text:span text:style-name="T10">// 0</text:span></text:p>
      <text:p text:style-name="P26"/>
      <text:list xml:id="list213505352974897" text:continue-numbering="true" text:style-name="L9">
        <text:list-item>
          <text:p text:style-name="P139">Desafio 1-1</text:p>
        </text:list-item>
      </text:list>
      <text:p text:style-name="P28"/>
      <text:p text:style-name="P13">Cálculo de IMC</text:p>
      <text:p text:style-name="P28">Crie um programa para calcular o IMC e nível de obesidade de uma pessoa.</text:p>
      <text:p text:style-name="P28">Comece criando constantes para armazenar o nome, peso, altura e sexo de uma pessoa, por exemplo:</text:p>
      <text:p text:style-name="P28">const nome = "Carlos";</text:p>
      <text:p text:style-name="P28">const peso = 84;</text:p>
      <text:p text:style-name="P28">const altura = 1.88;</text:p>
      <text:p text:style-name="P28">A partir desses dados armazene em uma constante chamada imc o cálculo do índice de massa corporal definido pela fórmula abaixo:</text:p>
      <text:p text:style-name="P28">peso / (altura * altura);</text:p>
      <text:p text:style-name="P28">Baseado no valor obtido através desse cálculo exiba as seguintes mensagens:</text:p>
      <text:p text:style-name="P28">SE o IMC maior ou igual a 30: Carlos você está acima do peso;</text:p>
      <text:p text:style-name="P28">SE o IMC menor que 29.9: Carlos você não está acima do peso;</text:p>
      <text:p text:style-name="P28"/>
      <text:p text:style-name="P43"><text:span text:style-name="T3">const</text:span> nome <text:span text:style-name="T3">=</text:span> <text:span text:style-name="T6">'Thiago Carlos'</text:span></text:p>
      <text:p text:style-name="P42"><text:span text:style-name="T3">const</text:span> peso <text:span text:style-name="T3">=</text:span> <text:span text:style-name="T9">92</text:span></text:p>
      <text:p text:style-name="P42"><text:span text:style-name="T3">const</text:span> altura <text:span text:style-name="T3">=</text:span> <text:span text:style-name="T9">1.86</text:span></text:p>
      <text:p text:style-name="P42"><text:span text:style-name="T3">let</text:span> mensagem <text:span text:style-name="T3">=</text:span> <text:span text:style-name="T6">``</text:span></text:p>
      <text:p text:style-name="P42"><text:span text:style-name="T3">let</text:span> imc <text:span text:style-name="T3">=</text:span> (peso <text:span text:style-name="T3">/</text:span> (altura <text:span text:style-name="T3">*</text:span> altura))</text:p>
      <text:p text:style-name="P42"><text:span text:style-name="T3">if</text:span>(imc <text:span text:style-name="T3">&gt;=</text:span> <text:span text:style-name="T9">30</text:span>){</text:p>
      <text:p text:style-name="P42"><text:tab/>mensagem <text:span text:style-name="T3">=</text:span> <text:span text:style-name="T6">`</text:span><text:span text:style-name="T3">${</text:span>nome<text:span text:style-name="T3">}</text:span><text:span text:style-name="T6"> você está acima do peso!`</text:span></text:p>
      <text:p text:style-name="P42">} <text:span text:style-name="T3">else</text:span> {</text:p>
      <text:p text:style-name="P42"><text:tab/>mensagem <text:span text:style-name="T3">=</text:span> <text:span text:style-name="T6">`</text:span><text:span text:style-name="T3">${</text:span>nome<text:span text:style-name="T3">}</text:span><text:span text:style-name="T6"> você não está acima do peso!`</text:span></text:p>
      <text:p text:style-name="P42">}</text:p>
      <text:p text:style-name="P34"><text:span text:style-name="T4">console.</text:span><text:span text:style-name="T7">log</text:span><text:span text:style-name="T4">(mensagem)</text:span></text:p>
      <text:p text:style-name="P28"><text:soft-page-break/></text:p>
      <text:p text:style-name="P28"/>
      <text:p text:style-name="P13">Cálculo de aposentadoria</text:p>
      <text:p text:style-name="P28">Crie um programa para calcular a aposentadoria de uma pessoa.</text:p>
      <text:p text:style-name="P28">Obs.: Esse cálculo é fictício, dentro da aposentadoria existem muitos outros fatores para serem levados em conta :)</text:p>
      <text:p text:style-name="P28">Comece criando constantes para armazenar nome, sexo, idade e contribuicao(em anos), por exemplo:</text:p>
      <text:p text:style-name="P28">const nome = "Silvana";</text:p>
      <text:p text:style-name="P28">const sexo = "F";</text:p>
      <text:p text:style-name="P28">const idade = 48;</text:p>
      <text:p text:style-name="P28">const contribuicao = 23;</text:p>
      <text:p text:style-name="P28">Baseado nos valores acima utilize as fórmulas a seguir para calcular se a pessoa está apta ou não para se aposentar e no fim imprima uma mensagem em tela.</text:p>
      <text:p text:style-name="P28">O tempo de contribuição mínimo para homens é de 35 anos e, para mulheres, 30 anos;</text:p>
      <text:p text:style-name="P28">Utilizando a regra 85-95, a soma da idade com o tempo de contribuição do homem precisa ser de no mínimo 95 anos, enquanto a mulher precisa ter no mínimo 85 anos na soma;</text:p>
      <text:p text:style-name="P28">Com base nas regras acima imprima na tela as mensagens:</text:p>
      <text:p text:style-name="P28">SE a pessoa estiver aposentada: Silvana, você pode se aposentar!;</text:p>
      <text:p text:style-name="P28">SE a pessoa NÃO estiver aposentada: Silvana, você ainda não pode se aposentar!;</text:p>
      <text:p text:style-name="P28"/>
      <text:p text:style-name="P40"><text:span text:style-name="T3">const</text:span> nome <text:span text:style-name="T3">=</text:span> <text:span text:style-name="T6">'Thiago Carlos'</text:span></text:p>
      <text:p text:style-name="P42"><text:span text:style-name="T3">const</text:span> sexo <text:span text:style-name="T3">=</text:span> <text:span text:style-name="T6">'F'</text:span></text:p>
      <text:p text:style-name="P42"><text:span text:style-name="T3">const</text:span> idade <text:span text:style-name="T3">=</text:span> <text:span text:style-name="T9">54</text:span></text:p>
      <text:p text:style-name="P42"><text:span text:style-name="T3">const</text:span> contribuicao <text:span text:style-name="T3">=</text:span> <text:span text:style-name="T9">30</text:span></text:p>
      <text:p text:style-name="P42"><text:span text:style-name="T3">const</text:span> calculoContribuicao <text:span text:style-name="T3">=</text:span> contribuicao <text:span text:style-name="T3">+</text:span> idade</text:p>
      <text:p text:style-name="P42"><text:span text:style-name="T3">let</text:span> mensagem <text:span text:style-name="T3">=</text:span> <text:span text:style-name="T6">``</text:span></text:p>
      <text:p text:style-name="P47"/>
      <text:p text:style-name="P42"><text:span text:style-name="T3">const</text:span> aposentadoriaHomem <text:span text:style-name="T3">=</text:span> sexo <text:span text:style-name="T3">==</text:span> <text:span text:style-name="T6">'M'</text:span> <text:span text:style-name="T3">&amp;&amp;</text:span> contribuicao <text:span text:style-name="T3">&gt;=</text:span> <text:span text:style-name="T9">35</text:span> <text:span text:style-name="T3">&amp;&amp;</text:span> calculoContribuicao <text:span text:style-name="T3">&gt;=</text:span> <text:span text:style-name="T9">95</text:span></text:p>
      <text:p text:style-name="P42"><text:span text:style-name="T3">const</text:span> aposentadoriaMulher <text:span text:style-name="T3">=</text:span> sexo <text:span text:style-name="T3">==</text:span> <text:span text:style-name="T6">'F'</text:span> <text:span text:style-name="T3">&amp;&amp;</text:span> contribuicao <text:span text:style-name="T3">&gt;=</text:span> <text:span text:style-name="T9">30</text:span> <text:span text:style-name="T3">&amp;&amp;</text:span> calculoContribuicao <text:span text:style-name="T3">&gt;=</text:span> <text:span text:style-name="T9">85</text:span></text:p>
      <text:p text:style-name="P47"/>
      <text:p text:style-name="P42"><text:span text:style-name="T3">if</text:span>(aposentadoriaHomem <text:span text:style-name="T3">||</text:span> aposentadoriaMulher){</text:p>
      <text:p text:style-name="P42"><text:tab/>mensagem <text:span text:style-name="T3">=</text:span> <text:span text:style-name="T6">`</text:span><text:span text:style-name="T3">${</text:span>nome<text:span text:style-name="T3">}</text:span><text:span text:style-name="T6"> você pode se aposentar!`</text:span></text:p>
      <text:p text:style-name="P42">} <text:span text:style-name="T3">else</text:span> {</text:p>
      <text:p text:style-name="P42"><text:tab/>mensagem <text:span text:style-name="T3">=</text:span> <text:span text:style-name="T6">`</text:span><text:span text:style-name="T3">${</text:span>nome<text:span text:style-name="T3">}</text:span><text:span text:style-name="T6"> você não pode se aposentar!`</text:span></text:p>
      <text:p text:style-name="P42">}</text:p>
      <text:p text:style-name="P47"/>
      <text:p text:style-name="P34"><text:span text:style-name="T4">console.</text:span><text:span text:style-name="T7">log</text:span><text:span text:style-name="T4">(mensagem)</text:span></text:p>
      <text:p text:style-name="P28"/>
      <text:list xml:id="list213505630830555" text:continue-numbering="true" text:style-name="L9">
        <text:list-item>
          <text:p text:style-name="P139">Objetos</text:p>
        </text:list-item>
      </text:list>
      <text:p text:style-name="P29"/>
      <text:p text:style-name="P29"/>
      <text:p text:style-name="P29"><text:soft-page-break/></text:p>
      <text:p text:style-name="P41"><text:span text:style-name="T3">const</text:span> aluno01 <text:span text:style-name="T3">=</text:span> {</text:p>
      <text:p text:style-name="P42"><text:tab/>nome<text:span text:style-name="T3">:</text:span> <text:span text:style-name="T6">'Thiago'</text:span>,</text:p>
      <text:p text:style-name="P42"><text:tab/>nota<text:span text:style-name="T3">:</text:span> <text:span text:style-name="T9">9.8</text:span></text:p>
      <text:p text:style-name="P42">}</text:p>
      <text:p text:style-name="P47"/>
      <text:p text:style-name="P42"><text:span text:style-name="T3">const</text:span> aluno02 <text:span text:style-name="T3">=</text:span> {</text:p>
      <text:p text:style-name="P42"><text:tab/>nome<text:span text:style-name="T3">:</text:span> <text:span text:style-name="T6">'Carlos'</text:span>,</text:p>
      <text:p text:style-name="P42"><text:tab/>nota<text:span text:style-name="T3">:</text:span> <text:span text:style-name="T9">10</text:span></text:p>
      <text:p text:style-name="P42">}</text:p>
      <text:p text:style-name="P47"/>
      <text:p text:style-name="P42"><text:span text:style-name="T3">const</text:span> aluno03 <text:span text:style-name="T3">=</text:span> {</text:p>
      <text:p text:style-name="P42"><text:tab/>nome<text:span text:style-name="T3">:</text:span> <text:span text:style-name="T6">'Fulano'</text:span>,</text:p>
      <text:p text:style-name="P42"><text:tab/>nota<text:span text:style-name="T3">:</text:span> <text:span text:style-name="T9">2</text:span></text:p>
      <text:p text:style-name="P42">}</text:p>
      <text:p text:style-name="P47"/>
      <text:p text:style-name="P42"><text:span text:style-name="T3">const</text:span> media <text:span text:style-name="T3">=</text:span> (aluno01.nota <text:span text:style-name="T3">+</text:span> aluno02.nota <text:span text:style-name="T3">+</text:span> aluno03.nota) <text:span text:style-name="T3">/</text:span> <text:span text:style-name="T9">3</text:span></text:p>
      <text:p text:style-name="P47"/>
      <text:p text:style-name="P42">console.<text:span text:style-name="T7">log</text:span>(<text:span text:style-name="T6">`Media: </text:span><text:span text:style-name="T3">${</text:span>media.<text:span text:style-name="T7">toFixed</text:span>(<text:span text:style-name="T9">2</text:span>)<text:span text:style-name="T3">}</text:span><text:span text:style-name="T6">`</text:span>)</text:p>
      <text:p text:style-name="P34"><text:span text:style-name="T4">console.</text:span><text:span text:style-name="T7">log</text:span><text:span text:style-name="T4">(aluno01)</text:span></text:p>
      <text:p text:style-name="P29"/>
      <text:p text:style-name="P29"/>
      <text:list xml:id="list213504119562128" text:continue-numbering="true" text:style-name="L9">
        <text:list-item>
          <text:p text:style-name="P156">Vetores</text:p>
        </text:list-item>
      </text:list>
      <text:p text:style-name="P56"/>
      <text:p text:style-name="P125"><text:span text:style-name="T3">const</text:span> alunos <text:span text:style-name="T3">=</text:span> [</text:p>
      <text:p text:style-name="P42"><text:tab/>{</text:p>
      <text:p text:style-name="P42"><text:tab/><text:tab/>nome<text:span text:style-name="T3">:</text:span> <text:span text:style-name="T6">'Thiago'</text:span>,</text:p>
      <text:p text:style-name="P42"><text:tab/><text:tab/>nota<text:span text:style-name="T3">:</text:span> <text:span text:style-name="T9">9.8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Carlos'</text:span>,</text:p>
      <text:p text:style-name="P42"><text:tab/><text:tab/>nota<text:span text:style-name="T3">:</text:span> <text:span text:style-name="T9">10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Fulano'</text:span>,</text:p>
      <text:p text:style-name="P42"><text:tab/><text:tab/>nota<text:span text:style-name="T3">:</text:span> <text:span text:style-name="T9">2</text:span></text:p>
      <text:p text:style-name="P42"><text:tab/>}</text:p>
      <text:p text:style-name="P42">]</text:p>
      <text:p text:style-name="P42"><text:span text:style-name="T3">const</text:span> nomeDeAlunos <text:span text:style-name="T3">=</text:span> [<text:span text:style-name="T6">'Thiago'</text:span>, <text:span text:style-name="T6">'Carlos'</text:span>, <text:span text:style-name="T6">'Fulano'</text:span>]</text:p>
      <text:p text:style-name="P42"><text:span text:style-name="T3">const</text:span> media <text:span text:style-name="T3">=</text:span> (alunos[<text:span text:style-name="T9">0</text:span>].nota <text:span text:style-name="T3">+</text:span> alunos[<text:span text:style-name="T9">1</text:span>].nota <text:span text:style-name="T3">+</text:span> alunos[<text:span text:style-name="T9">2</text:span>].nota) <text:span text:style-name="T3">/</text:span> <text:span text:style-name="T9">3</text:span></text:p>
      <text:p text:style-name="P42">console.<text:span text:style-name="T7">log</text:span>(nomeDeAlunos)</text:p>
      <text:p text:style-name="P42">console.<text:span text:style-name="T7">log</text:span>(alunos)</text:p>
      <text:p text:style-name="P34"><text:span text:style-name="T4">console.</text:span><text:span text:style-name="T7">log</text:span><text:span text:style-name="T4">(media.</text:span><text:span text:style-name="T7">toFixed</text:span><text:span text:style-name="T4">(</text:span><text:span text:style-name="T9">2</text:span><text:span text:style-name="T4">))</text:span></text:p>
      <text:p text:style-name="P56"/>
      <text:p text:style-name="P56"/>
      <text:list xml:id="list213505467243110" text:continue-numbering="true" text:style-name="L9">
        <text:list-item>
          <text:p text:style-name="P157"><text:soft-page-break/>Desafio 1-2</text:p>
        </text:list-item>
      </text:list>
      <text:p text:style-name="P57"/>
      <text:p text:style-name="P59">Construção e impressão de objetos</text:p>
      <text:p text:style-name="P57">Crie um programa que armazena dados da empresa Rocketseat dentro de um objeto chamado empresa. Os dados a serem armazenados são:</text:p>
      <text:p text:style-name="P57"/>
      <text:list xml:id="list906611936" text:style-name="L11">
        <text:list-item>
          <text:p text:style-name="P148">Nome: Rocketseat</text:p>
        </text:list-item>
        <text:list-item>
          <text:p text:style-name="P148">Cor: Roxo</text:p>
        </text:list-item>
        <text:list-item>
          <text:p text:style-name="P148">Foco: Programação</text:p>
        </text:list-item>
        <text:list-item>
          <text:p text:style-name="P148">Endereço:</text:p>
          <text:list>
            <text:list-item>
              <text:p text:style-name="P148">Rua: Rua Guilherme Gembala</text:p>
            </text:list-item>
            <text:list-item>
              <text:p text:style-name="P148">Número: 260</text:p>
            </text:list-item>
          </text:list>
        </text:list-item>
      </text:list>
      <text:p text:style-name="P57"/>
      <text:p text:style-name="P57">Obs.: Para armazenar os dados de endereço da empresa você pode criar objetos intercalados.</text:p>
      <text:p text:style-name="P57"/>
      <text:p text:style-name="P57">Imprima em tela utilizando console.log o nome da empresa e seu endereço no seguinte formato:</text:p>
      <text:p text:style-name="P57"/>
      <text:p text:style-name="P60">A empresa Rocketseat está localizada em Rua Guilherme Gembala, 260</text:p>
      <text:p text:style-name="P57"/>
      <text:p text:style-name="P57">Obs. Para imprimir em tela utilize o formato de template strings.</text:p>
      <text:p text:style-name="P57"/>
      <text:p text:style-name="P126"><text:span text:style-name="T3">const</text:span> empresa <text:span text:style-name="T3">=</text:span> {</text:p>
      <text:p text:style-name="P42"><text:tab/>nome<text:span text:style-name="T3">:</text:span> <text:span text:style-name="T6">'Rocketseat'</text:span>,</text:p>
      <text:p text:style-name="P42"><text:tab/>cor<text:span text:style-name="T3">:</text:span> <text:span text:style-name="T6">'Roxo'</text:span>,</text:p>
      <text:p text:style-name="P42"><text:tab/>foco<text:span text:style-name="T3">:</text:span> <text:span text:style-name="T6">'Programação'</text:span>,</text:p>
      <text:p text:style-name="P42"><text:tab/>endereço<text:span text:style-name="T3">:</text:span> {</text:p>
      <text:p text:style-name="P42"><text:tab/><text:tab/>rua<text:span text:style-name="T3">:</text:span><text:span text:style-name="T6">'Rua Guilherme Gembala'</text:span>,</text:p>
      <text:p text:style-name="P42"><text:tab/><text:tab/>numero<text:span text:style-name="T3">:</text:span> <text:span text:style-name="T9">260</text:span></text:p>
      <text:p text:style-name="P42"><text:tab/>}</text:p>
      <text:p text:style-name="P42">}</text:p>
      <text:p text:style-name="P34"><text:span text:style-name="T4">console.</text:span><text:span text:style-name="T7">log</text:span><text:span text:style-name="T4">(</text:span><text:span text:style-name="T6">`A empresa </text:span><text:span text:style-name="T3">${</text:span><text:span text:style-name="T4">empresa.nome</text:span><text:span text:style-name="T3">}</text:span><text:span text:style-name="T6"> está localizada em </text:span><text:span text:style-name="T3">${</text:span><text:span text:style-name="T4">empresa.endereço.rua</text:span><text:span text:style-name="T3">}</text:span><text:span text:style-name="T6">, </text:span><text:span text:style-name="T3">${</text:span><text:span text:style-name="T4">empresa.endereço.numero</text:span><text:span text:style-name="T3">}</text:span><text:span text:style-name="T6">.`</text:span><text:span text:style-name="T4">)</text:span></text:p>
      <text:p text:style-name="P57"/>
      <text:p text:style-name="P59">Vetores e objetos</text:p>
      <text:p text:style-name="P57">Crie um programa com um objeto para armazenar dados de um programador como nome, idade e tecnologias que trabalha.</text:p>
      <text:p text:style-name="P57"/>
      <text:p text:style-name="P57">Um programador pode trabalhar com várias tecnologias, por isso armazene essas tecnologias em um array.</text:p>
      <text:p text:style-name="P57"/>
      <text:p text:style-name="P57">As tecnologias também devem ser objetos contendo nome e especialidade, use as tecnologias abaixo:</text:p>
      <text:p text:style-name="P57"><text:tab/>{ nome: 'C++', especialidade: 'Desktop' }</text:p>
      <text:p text:style-name="P57"><text:tab/>{ nome: 'Python', especialidade: 'Data Science' }</text:p>
      <text:p text:style-name="P57"><text:tab/>{ nome: 'JavaScript', especialidade: 'Web/Mobile' }</text:p>
      <text:p text:style-name="P57">Imprima em tela o nome e especialidade da primeira tecnologia que o usuário utiliza no seguinte formato:</text:p>
      <text:p text:style-name="P57"/>
      <text:p text:style-name="P60"><text:soft-page-break/>O usuário Carlos tem 32 anos e usa a tecnologia C++ com especialidade em Desktop</text:p>
      <text:p text:style-name="P57"/>
      <text:list xml:id="list213504671709713" text:continue-list="list213505467243110" text:style-name="L9">
        <text:list-item>
          <text:p text:style-name="P157">Funções e métodos</text:p>
        </text:list-item>
      </text:list>
      <text:p text:style-name="P51"/>
      <text:p text:style-name="P127">// Criar um programa que calcula a média das turmas de alunos</text:p>
      <text:p text:style-name="P46">// e envia mensagem do cálculo da média.</text:p>
      <text:p text:style-name="P47"/>
      <text:p text:style-name="P42"><text:span text:style-name="T3">const</text:span> alunosDaTurmaA <text:span text:style-name="T3">=</text:span> [</text:p>
      <text:p text:style-name="P42"><text:tab/>{</text:p>
      <text:p text:style-name="P42"><text:tab/><text:tab/>nome<text:span text:style-name="T3">:</text:span> <text:span text:style-name="T6">'Thiago'</text:span>,</text:p>
      <text:p text:style-name="P42"><text:tab/><text:tab/>nota<text:span text:style-name="T3">:</text:span> <text:span text:style-name="T9">1.8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Carlos'</text:span>,</text:p>
      <text:p text:style-name="P42"><text:tab/><text:tab/>nota<text:span text:style-name="T3">:</text:span> <text:span text:style-name="T9">10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Fulano'</text:span>,</text:p>
      <text:p text:style-name="P42"><text:tab/><text:tab/>nota<text:span text:style-name="T3">:</text:span> <text:span text:style-name="T9">2</text:span></text:p>
      <text:p text:style-name="P42"><text:tab/>}</text:p>
      <text:p text:style-name="P42">]</text:p>
      <text:p text:style-name="P42"><text:span text:style-name="T3">const</text:span> alunosDaTurmaB <text:span text:style-name="T3">=</text:span> [</text:p>
      <text:p text:style-name="P42"><text:tab/>{</text:p>
      <text:p text:style-name="P42"><text:tab/><text:tab/>nome<text:span text:style-name="T3">:</text:span> <text:span text:style-name="T6">'Silva'</text:span>,</text:p>
      <text:p text:style-name="P42"><text:tab/><text:tab/>nota<text:span text:style-name="T3">:</text:span> <text:span text:style-name="T9">10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Robson'</text:span>,</text:p>
      <text:p text:style-name="P42"><text:tab/><text:tab/>nota<text:span text:style-name="T3">:</text:span> <text:span text:style-name="T9">10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Ciclano'</text:span>,</text:p>
      <text:p text:style-name="P42"><text:tab/><text:tab/>nota<text:span text:style-name="T3">:</text:span> <text:span text:style-name="T9">0</text:span></text:p>
      <text:p text:style-name="P42"><text:tab/>}</text:p>
      <text:p text:style-name="P42">]</text:p>
      <text:p text:style-name="P47"/>
      <text:p text:style-name="P42"><text:span text:style-name="T3">function</text:span> <text:span text:style-name="T7">calculaMedia</text:span>(<text:span text:style-name="T15">array</text:span>){</text:p>
      <text:p text:style-name="P42"><text:span text:style-name="T3"><text:tab/>return</text:span> ((array[<text:span text:style-name="T9">0</text:span>].nota <text:span text:style-name="T3">+</text:span> array[<text:span text:style-name="T9">1</text:span>].nota <text:span text:style-name="T3">+</text:span> array[<text:span text:style-name="T9">2</text:span>].nota) <text:span text:style-name="T3">/</text:span> array.length).<text:span text:style-name="T7">toFixed</text:span>(<text:span text:style-name="T9">2</text:span>)</text:p>
      <text:p text:style-name="P42">}</text:p>
      <text:p text:style-name="P47"/>
      <text:p text:style-name="P42"><text:span text:style-name="T3">const</text:span> media1 <text:span text:style-name="T3">=</text:span> <text:span text:style-name="T7">calculaMedia</text:span>(alunosDaTurmaA)</text:p>
      <text:p text:style-name="P42"><text:span text:style-name="T3">const</text:span> media2 <text:span text:style-name="T3">=</text:span> <text:span text:style-name="T7">calculaMedia</text:span>(alunosDaTurmaB)</text:p>
      <text:p text:style-name="P47"/>
      <text:p text:style-name="P42"><text:span text:style-name="T3">function</text:span> <text:span text:style-name="T7">enviaMensagem</text:span>(<text:span text:style-name="T15">media</text:span>, <text:span text:style-name="T15">turma</text:span>){</text:p>
      <text:p text:style-name="P42"><text:soft-page-break/><text:span text:style-name="T3"><text:tab/>if</text:span> (media <text:span text:style-name="T3">&gt;</text:span> <text:span text:style-name="T9">5</text:span>) {</text:p>
      <text:p text:style-name="P42"><text:tab/><text:tab/>console.<text:span text:style-name="T7">log</text:span>(<text:span text:style-name="T6">`A media da turma </text:span><text:span text:style-name="T3">${</text:span>turma<text:span text:style-name="T3">}</text:span><text:span text:style-name="T6"> foi de </text:span><text:span text:style-name="T3">${</text:span>media<text:span text:style-name="T3">}</text:span><text:span text:style-name="T6">. Parabéns!`</text:span>)</text:p>
      <text:p text:style-name="P42"><text:tab/>} <text:span text:style-name="T3">else</text:span> {</text:p>
      <text:p text:style-name="P42"><text:tab/><text:tab/>console.<text:span text:style-name="T7">log</text:span>(<text:span text:style-name="T6">`A media da turma </text:span><text:span text:style-name="T3">${</text:span>turma<text:span text:style-name="T3">}</text:span><text:span text:style-name="T6"> é menor que 5!`</text:span>)</text:p>
      <text:p text:style-name="P42"><text:tab/>}</text:p>
      <text:p text:style-name="P42">}</text:p>
      <text:p text:style-name="P47"/>
      <text:p text:style-name="P42">console.<text:span text:style-name="T7">log</text:span>(<text:span text:style-name="T7">enviaMensagem</text:span>(media1, <text:span text:style-name="T6">'turmaA'</text:span>))</text:p>
      <text:p text:style-name="P34"><text:span text:style-name="T4">console.</text:span><text:span text:style-name="T7">log</text:span><text:span text:style-name="T4">(</text:span><text:span text:style-name="T7">enviaMensagem</text:span><text:span text:style-name="T4">(media2, </text:span><text:span text:style-name="T6">'turmaB'</text:span><text:span text:style-name="T4">))</text:span></text:p>
      <text:p text:style-name="P51"/>
      <text:list xml:id="list213506138590128" text:continue-numbering="true" text:style-name="L9">
        <text:list-item>
          <text:p text:style-name="P157">Estrutura de repetição</text:p>
        </text:list-item>
      </text:list>
      <text:p text:style-name="P52"/>
      <text:p text:style-name="P128">// Criar um programa que calcula a média das turmas de alunos</text:p>
      <text:p text:style-name="P46">// e envia mensagem do cálculo da média.</text:p>
      <text:p text:style-name="P47"/>
      <text:p text:style-name="P42"><text:span text:style-name="T3">const</text:span> alunosDaTurmaA <text:span text:style-name="T3">=</text:span> [</text:p>
      <text:p text:style-name="P42"><text:tab/>{</text:p>
      <text:p text:style-name="P42"><text:tab/><text:tab/>nome<text:span text:style-name="T3">:</text:span> <text:span text:style-name="T6">'Thiago'</text:span>,</text:p>
      <text:p text:style-name="P42"><text:tab/><text:tab/>nota<text:span text:style-name="T3">:</text:span> <text:span text:style-name="T9">1.8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Carlos'</text:span>,</text:p>
      <text:p text:style-name="P42"><text:tab/><text:tab/>nota<text:span text:style-name="T3">:</text:span> <text:span text:style-name="T9">10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Fulano'</text:span>,</text:p>
      <text:p text:style-name="P42"><text:tab/><text:tab/>nota<text:span text:style-name="T3">:</text:span> <text:span text:style-name="T9">2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Outro aluno'</text:span>,</text:p>
      <text:p text:style-name="P42"><text:tab/><text:tab/>nota<text:span text:style-name="T3">:</text:span> <text:span text:style-name="T9">10</text:span></text:p>
      <text:p text:style-name="P42"><text:tab/>}</text:p>
      <text:p text:style-name="P42">]</text:p>
      <text:p text:style-name="P42"><text:span text:style-name="T3">const</text:span> alunosDaTurmaB <text:span text:style-name="T3">=</text:span> [</text:p>
      <text:p text:style-name="P42"><text:tab/>{</text:p>
      <text:p text:style-name="P42"><text:tab/><text:tab/>nome<text:span text:style-name="T3">:</text:span> <text:span text:style-name="T6">'Silva'</text:span>,</text:p>
      <text:p text:style-name="P42"><text:tab/><text:tab/>nota<text:span text:style-name="T3">:</text:span> <text:span text:style-name="T9">10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Robson'</text:span>,</text:p>
      <text:p text:style-name="P42"><text:tab/><text:tab/>nota<text:span text:style-name="T3">:</text:span> <text:span text:style-name="T9">10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Ciclano'</text:span>,</text:p>
      <text:p text:style-name="P42"><text:soft-page-break/><text:tab/><text:tab/>nota<text:span text:style-name="T3">:</text:span> <text:span text:style-name="T9">0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Novo Aluno'</text:span>,</text:p>
      <text:p text:style-name="P42"><text:tab/><text:tab/>nota<text:span text:style-name="T3">:</text:span> <text:span text:style-name="T9">5</text:span></text:p>
      <text:p text:style-name="P42"><text:tab/>}</text:p>
      <text:p text:style-name="P42">]</text:p>
      <text:p text:style-name="P47"/>
      <text:p text:style-name="P42"><text:span text:style-name="T3">function</text:span> <text:span text:style-name="T7">calculaMedia</text:span>(<text:span text:style-name="T15">alunos</text:span>){</text:p>
      <text:p text:style-name="P42"><text:span text:style-name="T3"><text:tab/>let</text:span> soma <text:span text:style-name="T3">=</text:span> <text:span text:style-name="T9">0</text:span></text:p>
      <text:p text:style-name="P42"><text:span text:style-name="T3"><text:tab/>for</text:span>(<text:span text:style-name="T3">let</text:span> i <text:span text:style-name="T3">=</text:span> <text:span text:style-name="T9">0</text:span>; i <text:span text:style-name="T3">&lt;</text:span> alunos.length; i<text:span text:style-name="T3">++</text:span>){</text:p>
      <text:p text:style-name="P42"><text:tab/><text:tab/>soma <text:span text:style-name="T3">=</text:span> soma <text:span text:style-name="T3">+</text:span> alunos[i].nota</text:p>
      <text:p text:style-name="P42"><text:tab/>}</text:p>
      <text:p text:style-name="P47"/>
      <text:p text:style-name="P42"><text:span text:style-name="T3"><text:tab/>const</text:span> media <text:span text:style-name="T3">=</text:span> soma <text:span text:style-name="T3">/</text:span> alunos.length</text:p>
      <text:p text:style-name="P42"><text:span text:style-name="T3"><text:tab/>return</text:span> media</text:p>
      <text:p text:style-name="P42">}</text:p>
      <text:p text:style-name="P133"/>
      <text:p text:style-name="P42"><text:span text:style-name="T3">const</text:span> media1 <text:span text:style-name="T3">=</text:span> <text:span text:style-name="T7">calculaMedia</text:span>(alunosDaTurmaA)</text:p>
      <text:p text:style-name="P42"><text:span text:style-name="T3">const</text:span> media2 <text:span text:style-name="T3">=</text:span> <text:span text:style-name="T7">calculaMedia</text:span>(alunosDaTurmaB)</text:p>
      <text:p text:style-name="P47"/>
      <text:p text:style-name="P42"><text:span text:style-name="T3">function</text:span> <text:span text:style-name="T7">enviaMensagem</text:span>(<text:span text:style-name="T15">media</text:span>, <text:span text:style-name="T15">turma</text:span>){</text:p>
      <text:p text:style-name="P42"><text:span text:style-name="T3"><text:tab/>if</text:span> (media <text:span text:style-name="T3">&gt;</text:span> <text:span text:style-name="T9">5</text:span>) {</text:p>
      <text:p text:style-name="P42"><text:tab/><text:tab/>console.<text:span text:style-name="T7">log</text:span>(<text:span text:style-name="T6">`A media da turma </text:span><text:span text:style-name="T3">${</text:span>turma<text:span text:style-name="T3">}</text:span><text:span text:style-name="T6"> foi de </text:span><text:span text:style-name="T3">${</text:span>media<text:span text:style-name="T3">}</text:span><text:span text:style-name="T6">. Parabéns!`</text:span>)</text:p>
      <text:p text:style-name="P42"><text:tab/>} <text:span text:style-name="T3">else</text:span> {</text:p>
      <text:p text:style-name="P42"><text:tab/><text:tab/>console.<text:span text:style-name="T7">log</text:span>(<text:span text:style-name="T6">`A media da turma </text:span><text:span text:style-name="T3">${</text:span>turma<text:span text:style-name="T3">}</text:span><text:span text:style-name="T6"> é menor que 5!`</text:span>)</text:p>
      <text:p text:style-name="P42"><text:tab/>}</text:p>
      <text:p text:style-name="P42">}</text:p>
      <text:p text:style-name="P47"/>
      <text:p text:style-name="P42">console.<text:span text:style-name="T7">log</text:span>(<text:span text:style-name="T7">enviaMensagem</text:span>(media1, <text:span text:style-name="T6">'turmaA'</text:span>))</text:p>
      <text:p text:style-name="P34"><text:span text:style-name="T4">console.</text:span><text:span text:style-name="T7">log</text:span><text:span text:style-name="T4">(</text:span><text:span text:style-name="T7">enviaMensagem</text:span><text:span text:style-name="T4">(media2, </text:span><text:span text:style-name="T6">'turmaB'</text:span><text:span text:style-name="T4">))</text:span></text:p>
      <text:p text:style-name="P52"/>
      <text:list xml:id="list213505245349032" text:continue-numbering="true" text:style-name="L9">
        <text:list-item>
          <text:p text:style-name="P157">Escopos</text:p>
          <text:p text:style-name="P158"/>
        </text:list-item>
        <text:list-item>
          <text:p text:style-name="P157">Desafio 1-3</text:p>
        </text:list-item>
      </text:list>
      <text:p text:style-name="P134"/>
      <text:p text:style-name="P135">// Usuários e tecnologias</text:p>
      <text:p text:style-name="P134"/>
      <text:p text:style-name="P136">const usuarios = [</text:p>
      <text:p text:style-name="P136"><text:s text:c="4"/>{ nome: 'Carlos', tecnologias: ['HTML', 'CSS'] },</text:p>
      <text:p text:style-name="P136"><text:s text:c="4"/>{ nome: 'Jasmine', tecnologias: ['JavaScript', 'CSS'] },</text:p>
      <text:p text:style-name="P136"><text:s text:c="4"/>{ nome: 'Tuane', tecnologias: ['HTML', 'Node.js'] }</text:p>
      <text:p text:style-name="P136"><text:s text:c="2"/>]</text:p>
      <text:p text:style-name="P136"/>
      <text:p text:style-name="P136">for (let usuario of usuarios) {</text:p>
      <text:p text:style-name="P136"><text:soft-page-break/><text:s text:c="4"/>console.log(`${usuario.nome} trabalha com ${usuario.tecnologias.join(', ')}`)</text:p>
      <text:p text:style-name="P136">}</text:p>
      <text:p text:style-name="P136"/>
      <text:p text:style-name="P136">// Busca por tecnologia</text:p>
      <text:p text:style-name="P136">function checaSeUsuarioUsaCSS(usuario) {</text:p>
      <text:p text:style-name="P136"><text:s text:c="4"/>for (let tecnologia of usuario.tecnologias) {</text:p>
      <text:p text:style-name="P136"><text:s text:c="8"/>if (tecnologia == 'CSS') return true</text:p>
      <text:p text:style-name="P136"><text:s text:c="4"/>}</text:p>
      <text:p text:style-name="P136"/>
      <text:p text:style-name="P136"><text:s text:c="4"/>return false</text:p>
      <text:p text:style-name="P136">}</text:p>
      <text:p text:style-name="P136"/>
      <text:p text:style-name="P136">for (let i = 0; i &lt; usuarios.length; i++) {</text:p>
      <text:p text:style-name="P136"><text:s text:c="4"/>const usuarioTrabalhaComCSS = checaSeUsuarioUsaCSS(usuarios[i])</text:p>
      <text:p text:style-name="P136"/>
      <text:p text:style-name="P136"><text:s text:c="4"/>if(usuarioTrabalhaComCSS) {</text:p>
      <text:p text:style-name="P136"><text:s text:c="8"/>console.log(`O usuário ${usuarios[i].nome} trabalha com CSS`)</text:p>
      <text:p text:style-name="P136"><text:s text:c="4"/>}</text:p>
      <text:p text:style-name="P136">}</text:p>
      <text:p text:style-name="P134"/>
      <text:p text:style-name="P135">// Soma de despesas e receitas</text:p>
      <text:p text:style-name="P134"/>
      <text:p text:style-name="P136">const usuarios = [</text:p>
      <text:p text:style-name="P136"><text:s text:c="4"/>{</text:p>
      <text:p text:style-name="P136"><text:s text:c="6"/>nome: 'Salvio',</text:p>
      <text:p text:style-name="P136"><text:s text:c="6"/>receitas: [115.3, 48.7, 98.3, 14.5],</text:p>
      <text:p text:style-name="P136"><text:s text:c="6"/>despesas: [85.3, 13.5, 19.9]</text:p>
      <text:p text:style-name="P136"><text:s text:c="4"/>},</text:p>
      <text:p text:style-name="P136"><text:s text:c="4"/>{</text:p>
      <text:p text:style-name="P136"><text:s text:c="6"/>nome: 'Marcio',</text:p>
      <text:p text:style-name="P136"><text:s text:c="6"/>receitas: [24.6, 214.3, 45.3],</text:p>
      <text:p text:style-name="P136"><text:s text:c="6"/>despesas: [185.3, 12.1, 120.0]</text:p>
      <text:p text:style-name="P136"><text:s text:c="4"/>},</text:p>
      <text:p text:style-name="P136"><text:s text:c="4"/>{</text:p>
      <text:p text:style-name="P136"><text:s text:c="6"/>nome: 'Lucia',</text:p>
      <text:p text:style-name="P136"><text:s text:c="6"/>receitas: [9.8, 120.3, 340.2, 45.3],</text:p>
      <text:p text:style-name="P136"><text:s text:c="6"/>despesas: [450.2, 29.9]</text:p>
      <text:p text:style-name="P136"><text:s text:c="4"/>}</text:p>
      <text:p text:style-name="P136"><text:s text:c="2"/>]</text:p>
      <text:p text:style-name="P136"/>
      <text:p text:style-name="P136">function calculaSaldo(receitas, despesas) {</text:p>
      <text:p text:style-name="P136"><text:s text:c="4"/>const somaReceitas = somaNumeros(receitas)</text:p>
      <text:p text:style-name="P136"><text:s text:c="4"/>const somaDespesas = somaNumeros(despesas)</text:p>
      <text:p text:style-name="P136"><text:s text:c="4"/></text:p>
      <text:p text:style-name="P136"><text:s text:c="4"/>return somaReceitas - somaDespesas</text:p>
      <text:p text:style-name="P136">}</text:p>
      <text:p text:style-name="P136"/>
      <text:p text:style-name="P136">function somaNumeros(numeros) {</text:p>
      <text:p text:style-name="P136"><text:s text:c="4"/>let soma = 0</text:p>
      <text:p text:style-name="P136"/>
      <text:p text:style-name="P136"><text:s text:c="4"/>for (let numero of numeros) {</text:p>
      <text:p text:style-name="P136"><text:s text:c="8"/>soma = soma + numero</text:p>
      <text:p text:style-name="P136"><text:s text:c="4"/>}</text:p>
      <text:p text:style-name="P136"/>
      <text:p text:style-name="P136"><text:s text:c="4"/>return soma</text:p>
      <text:p text:style-name="P136">}</text:p>
      <text:p text:style-name="P136"/>
      <text:p text:style-name="P136">for (let usuario of usuarios) {</text:p>
      <text:p text:style-name="P136"><text:s text:c="4"/>const saldo = calculaSaldo(usuario.receitas, usuario.despesas)</text:p>
      <text:p text:style-name="P136"/>
      <text:p text:style-name="P136"><text:soft-page-break/><text:s text:c="4"/>if (saldo &gt; 0) {</text:p>
      <text:p text:style-name="P136"><text:s text:c="8"/>console.log(`${usuario.nome} possui saldo POSITIVO de ${saldo.toFixed(2)}`)</text:p>
      <text:p text:style-name="P136"><text:s text:c="4"/>} else {</text:p>
      <text:p text:style-name="P136"><text:s text:c="8"/>console.log(`${usuario.nome} possui saldo NEGATIVO de ${saldo.toFixed(2)}`)</text:p>
      <text:p text:style-name="P136"><text:s text:c="4"/>}</text:p>
      <text:p text:style-name="P136">}</text:p>
      <text:p text:style-name="P134"/>
      <text:p text:style-name="P134"/>
      <text:list xml:id="list213505430889438" text:continue-numbering="true" text:style-name="L9">
        <text:list-item>
          <text:p text:style-name="P157">Boleanos</text:p>
          <text:p text:style-name="P159"/>
        </text:list-item>
      </text:list>
      <text:p text:style-name="P61">const alunosDaTurmaA = [</text:p>
      <text:p text:style-name="P61"><text:s text:c="2"/>{</text:p>
      <text:p text:style-name="P61"><text:s text:c="4"/>nome: 'Thiago',</text:p>
      <text:p text:style-name="P61"><text:s text:c="4"/>nota: 1.8</text:p>
      <text:p text:style-name="P61"><text:s text:c="2"/>},</text:p>
      <text:p text:style-name="P61"><text:s text:c="2"/>{</text:p>
      <text:p text:style-name="P61"><text:s text:c="4"/>nome: 'Carlos',</text:p>
      <text:p text:style-name="P61"><text:s text:c="4"/>nota: 10</text:p>
      <text:p text:style-name="P61"><text:s text:c="2"/>},</text:p>
      <text:p text:style-name="P61"><text:s text:c="2"/>{</text:p>
      <text:p text:style-name="P61"><text:s text:c="4"/>nome: 'Fulano',</text:p>
      <text:p text:style-name="P61"><text:s text:c="4"/>nota: 2</text:p>
      <text:p text:style-name="P61"><text:s text:c="2"/>},</text:p>
      <text:p text:style-name="P61"><text:s text:c="2"/>{</text:p>
      <text:p text:style-name="P61"><text:s text:c="4"/>nome: 'Outro aluno',</text:p>
      <text:p text:style-name="P61"><text:s text:c="4"/>nota: 10</text:p>
      <text:p text:style-name="P61"><text:s text:c="2"/>}</text:p>
      <text:p text:style-name="P61">]</text:p>
      <text:p text:style-name="P61">const alunosDaTurmaB = [</text:p>
      <text:p text:style-name="P61"><text:s text:c="2"/>{</text:p>
      <text:p text:style-name="P61"><text:s text:c="4"/>nome: 'Silva',</text:p>
      <text:p text:style-name="P61"><text:s text:c="4"/>nota: 10</text:p>
      <text:p text:style-name="P61"><text:s text:c="2"/>},</text:p>
      <text:p text:style-name="P61"><text:s text:c="2"/>{</text:p>
      <text:p text:style-name="P61"><text:s text:c="4"/>nome: 'Robson',</text:p>
      <text:p text:style-name="P61"><text:s text:c="4"/>nota: 10</text:p>
      <text:p text:style-name="P61"><text:s text:c="2"/>},</text:p>
      <text:p text:style-name="P61"><text:s text:c="2"/>{</text:p>
      <text:p text:style-name="P61"><text:s text:c="4"/>nome: 'Ciclano',</text:p>
      <text:p text:style-name="P61"><text:s text:c="4"/>nota: 0</text:p>
      <text:p text:style-name="P61"><text:s text:c="2"/>},</text:p>
      <text:p text:style-name="P61"><text:s text:c="2"/>{</text:p>
      <text:p text:style-name="P61"><text:s text:c="4"/>nome: 'Novo Aluno',</text:p>
      <text:p text:style-name="P61"><text:s text:c="4"/>nota: 5</text:p>
      <text:p text:style-name="P61"><text:s text:c="2"/>}</text:p>
      <text:p text:style-name="P61">]</text:p>
      <text:p text:style-name="P61"/>
      <text:p text:style-name="P61">function calculaMedia(alunos){</text:p>
      <text:p text:style-name="P61"><text:s text:c="2"/>let soma = 0</text:p>
      <text:p text:style-name="P61"><text:s text:c="2"/>for(let i = 0; i &lt; alunos.length; i++){</text:p>
      <text:p text:style-name="P61"><text:s text:c="4"/>soma = soma + alunos[i].nota</text:p>
      <text:p text:style-name="P61"><text:s text:c="2"/>}</text:p>
      <text:p text:style-name="P61"/>
      <text:p text:style-name="P61"><text:s text:c="2"/>const media = soma / alunos.length</text:p>
      <text:p text:style-name="P61"><text:s text:c="2"/>return media</text:p>
      <text:p text:style-name="P61">}</text:p>
      <text:p text:style-name="P61"/>
      <text:p text:style-name="P61"/>
      <text:p text:style-name="P61">const media1 = calculaMedia(alunosDaTurmaA)</text:p>
      <text:p text:style-name="P61"><text:soft-page-break/>const media2 = calculaMedia(alunosDaTurmaB)</text:p>
      <text:p text:style-name="P61"/>
      <text:p text:style-name="P61">function enviaMensagem(media, turma){</text:p>
      <text:p text:style-name="P61"><text:s text:c="2"/>if (media &gt; 5) {</text:p>
      <text:p text:style-name="P61"><text:s text:c="4"/>console.log(`A media da turma ${turma} foi de ${media}. Parabéns!`)</text:p>
      <text:p text:style-name="P61"><text:s text:c="2"/>} else {</text:p>
      <text:p text:style-name="P61"><text:s text:c="4"/>console.log(`A media da turma ${turma} é menor que 5!`)</text:p>
      <text:p text:style-name="P61"><text:s text:c="2"/>}</text:p>
      <text:p text:style-name="P61">}</text:p>
      <text:p text:style-name="P61"/>
      <text:p text:style-name="P61">console.log(enviaMensagem(media1, 'turmaA'))</text:p>
      <text:p text:style-name="P61">console.log(enviaMensagem(media2, 'turmaB'))</text:p>
      <text:p text:style-name="P61"/>
      <text:p text:style-name="P61">function marcarComoReprovado(aluno) {</text:p>
      <text:p text:style-name="P61"><text:s text:c="4"/>aluno.reprovado = false</text:p>
      <text:p text:style-name="P61"><text:s text:c="4"/>if (aluno.nota &lt; 5){</text:p>
      <text:p text:style-name="P61"><text:s text:c="6"/>aluno.reprovado = true</text:p>
      <text:p text:style-name="P61"><text:s text:c="4"/>}</text:p>
      <text:p text:style-name="P61">}</text:p>
      <text:p text:style-name="P61"/>
      <text:p text:style-name="P61">marcarComoReprovado(alunosDaTurmaA)</text:p>
      <text:p text:style-name="P61"/>
      <text:p text:style-name="P61">function enviarMensagemReprovado(aluno){</text:p>
      <text:p text:style-name="P61"><text:s text:c="2"/>if(aluno.reprovado){</text:p>
      <text:p text:style-name="P61"><text:s text:c="4"/>console.log(`O aluno ${aluno.nome} está reprovado!`)</text:p>
      <text:p text:style-name="P61"><text:s text:c="2"/>}</text:p>
      <text:p text:style-name="P61">}</text:p>
      <text:p text:style-name="P61"/>
      <text:p text:style-name="P61">function alunoReprovado(alunos){</text:p>
      <text:p text:style-name="P61"><text:s text:c="2"/>for(let aluno of alunos){</text:p>
      <text:p text:style-name="P61"><text:s text:c="4"/>marcarComoReprovado(aluno)</text:p>
      <text:p text:style-name="P61"><text:s text:c="4"/>enviarMensagemReprovado(aluno)</text:p>
      <text:p text:style-name="P61"><text:s text:c="2"/>}</text:p>
      <text:p text:style-name="P61">}</text:p>
      <text:p text:style-name="P61"/>
      <text:p text:style-name="P61">alunoReprovado(alunosDaTurmaA)</text:p>
      <text:p text:style-name="P61">alunoReprovado(alunosDaTurmaB)</text:p>
      <text:p text:style-name="P53"/>
      <text:p text:style-name="P53"/>
      <text:list xml:id="list213505046379896" text:continue-numbering="true" text:style-name="L9">
        <text:list-item>
          <text:p text:style-name="P157">Organização, padronização e escrita</text:p>
          <text:p text:style-name="P160"/>
        </text:list-item>
      </text:list>
      <text:p text:style-name="P62">const classA = [</text:p>
      <text:p text:style-name="P62"><text:s text:c="2"/>{</text:p>
      <text:p text:style-name="P62"><text:s text:c="4"/>name: 'Thiago',</text:p>
      <text:p text:style-name="P62"><text:s text:c="4"/>grade: 1.8</text:p>
      <text:p text:style-name="P62"><text:s text:c="2"/>},</text:p>
      <text:p text:style-name="P62"><text:s text:c="2"/>{</text:p>
      <text:p text:style-name="P62"><text:s text:c="4"/>name: 'Carlos',</text:p>
      <text:p text:style-name="P62"><text:s text:c="4"/>grade: 10</text:p>
      <text:p text:style-name="P62"><text:s text:c="2"/>},</text:p>
      <text:p text:style-name="P62"><text:s text:c="2"/>{</text:p>
      <text:p text:style-name="P62"><text:s text:c="4"/>name: 'Fulano',</text:p>
      <text:p text:style-name="P62"><text:s text:c="4"/>grade: 2</text:p>
      <text:p text:style-name="P62"><text:s text:c="2"/>},</text:p>
      <text:p text:style-name="P62"><text:s text:c="2"/>{</text:p>
      <text:p text:style-name="P62"><text:s text:c="4"/>name: 'Outro student',</text:p>
      <text:p text:style-name="P62"><text:s text:c="4"/>grade: 10</text:p>
      <text:p text:style-name="P62"><text:s text:c="2"/>}</text:p>
      <text:p text:style-name="P62">]</text:p>
      <text:p text:style-name="P62">const classB = [</text:p>
      <text:p text:style-name="P62"><text:s text:c="2"/>{</text:p>
      <text:p text:style-name="P62"><text:soft-page-break/><text:s text:c="4"/>name: 'Silva',</text:p>
      <text:p text:style-name="P62"><text:s text:c="4"/>grade: 10</text:p>
      <text:p text:style-name="P62"><text:s text:c="2"/>},</text:p>
      <text:p text:style-name="P62"><text:s text:c="2"/>{</text:p>
      <text:p text:style-name="P62"><text:s text:c="4"/>name: 'Robson',</text:p>
      <text:p text:style-name="P62"><text:s text:c="4"/>grade: 10</text:p>
      <text:p text:style-name="P62"><text:s text:c="2"/>},</text:p>
      <text:p text:style-name="P62"><text:s text:c="2"/>{</text:p>
      <text:p text:style-name="P62"><text:s text:c="4"/>name: 'Ciclano',</text:p>
      <text:p text:style-name="P62"><text:s text:c="4"/>grade: 0</text:p>
      <text:p text:style-name="P62"><text:s text:c="2"/>},</text:p>
      <text:p text:style-name="P62"><text:s text:c="2"/>{</text:p>
      <text:p text:style-name="P62"><text:s text:c="4"/>name: 'Novo Aluno',</text:p>
      <text:p text:style-name="P62"><text:s text:c="4"/>grade: 5</text:p>
      <text:p text:style-name="P62"><text:s text:c="2"/>}</text:p>
      <text:p text:style-name="P62">]</text:p>
      <text:p text:style-name="P62"/>
      <text:p text:style-name="P62">function calculateAverage(students){</text:p>
      <text:p text:style-name="P62"><text:s text:c="2"/>let sum = 0</text:p>
      <text:p text:style-name="P62"><text:s text:c="2"/></text:p>
      <text:p text:style-name="P62"><text:s text:c="2"/>for(let i = 0; i &lt; students.length; i++){</text:p>
      <text:p text:style-name="P62"><text:s text:c="4"/>sum = sum + students[i].grade</text:p>
      <text:p text:style-name="P62"><text:s text:c="2"/>}</text:p>
      <text:p text:style-name="P62"/>
      <text:p text:style-name="P62"><text:s text:c="2"/>const average = sum / students.length</text:p>
      <text:p text:style-name="P62"/>
      <text:p text:style-name="P62"><text:s text:c="2"/>return average</text:p>
      <text:p text:style-name="P62">}</text:p>
      <text:p text:style-name="P62"/>
      <text:p text:style-name="P62">function sendMessage(average, turma){</text:p>
      <text:p text:style-name="P62"><text:s text:c="2"/></text:p>
      <text:p text:style-name="P62"><text:s text:c="2"/>if (average &gt; 5) {</text:p>
      <text:p text:style-name="P62"><text:s text:c="4"/>console.log(`${turma} average: ${average}. Congratulations!`)</text:p>
      <text:p text:style-name="P62"><text:s text:c="2"/>} else {</text:p>
      <text:p text:style-name="P62"><text:s text:c="4"/>console.log(`${turma} average: ${average}. Is not good!`)</text:p>
      <text:p text:style-name="P62"><text:s text:c="2"/>}</text:p>
      <text:p text:style-name="P62">}</text:p>
      <text:p text:style-name="P62"/>
      <text:p text:style-name="P62">function markAsFlunked(student) {</text:p>
      <text:p text:style-name="P62"><text:s text:c="4"/>student.flunked = false</text:p>
      <text:p text:style-name="P62"><text:s text:c="4"/></text:p>
      <text:p text:style-name="P62"><text:s text:c="4"/>if (student.grade &lt; 5){</text:p>
      <text:p text:style-name="P62"><text:s text:c="6"/>student.flunked = true</text:p>
      <text:p text:style-name="P62"><text:s text:c="4"/>}</text:p>
      <text:p text:style-name="P62">}</text:p>
      <text:p text:style-name="P62"/>
      <text:p text:style-name="P62">function sendFlunkedMessage(student){</text:p>
      <text:p text:style-name="P62"><text:s text:c="2"/></text:p>
      <text:p text:style-name="P62"><text:s text:c="2"/>if(student.flunked){</text:p>
      <text:p text:style-name="P62"><text:s text:c="4"/>console.log(`${student.name} flunked!`)</text:p>
      <text:p text:style-name="P62"><text:s text:c="2"/>}</text:p>
      <text:p text:style-name="P62">}</text:p>
      <text:p text:style-name="P62"/>
      <text:p text:style-name="P62">function studentReprovados(students){</text:p>
      <text:p text:style-name="P62"><text:s text:c="2"/></text:p>
      <text:p text:style-name="P62"><text:s text:c="2"/>for(let student of students){</text:p>
      <text:p text:style-name="P62"><text:s text:c="4"/>markAsFlunked(student)</text:p>
      <text:p text:style-name="P62"><text:s text:c="4"/>sendFlunkedMessage(student)</text:p>
      <text:p text:style-name="P62"><text:s text:c="2"/>}</text:p>
      <text:p text:style-name="P62">}</text:p>
      <text:p text:style-name="P62"/>
      <text:p text:style-name="P62">const average1 = calculateAverage(classA)</text:p>
      <text:p text:style-name="P62"><text:soft-page-break/>const average2 = calculateAverage(classB)</text:p>
      <text:p text:style-name="P62"/>
      <text:p text:style-name="P62">sendMessage(average1, 'Class A')</text:p>
      <text:p text:style-name="P62">sendMessage(average2, 'Class B')</text:p>
      <text:p text:style-name="P62"/>
      <text:p text:style-name="P62">studentReprovados(classA)</text:p>
      <text:p text:style-name="P62">studentReprovados(classB)</text:p>
      <text:p text:style-name="P54"/>
      <text:list xml:id="list213504159441087" text:continue-numbering="true" text:style-name="L9">
        <text:list-item>
          <text:p text:style-name="P157">Desafio 1-4</text:p>
        </text:list-item>
      </text:list>
      <text:p text:style-name="P58">Desafio 1-4: Aplicação: Operações bancárias</text:p>
      <text:p text:style-name="P58">“Não compare o seu bastidor com o palco do outro!”</text:p>
      <text:p text:style-name="P58"/>
      <text:p text:style-name="P58">Desafios para fortalecer alguns conceitos, entre eles:</text:p>
      <text:p text:style-name="P58"/>
      <text:p text:style-name="P58">Booleanos;</text:p>
      <text:p text:style-name="P58">Organização;</text:p>
      <text:p text:style-name="P58">Padronização;</text:p>
      <text:p text:style-name="P58">Escrita.</text:p>
      <text:p text:style-name="P58">Intro</text:p>
      <text:p text:style-name="P58"/>
      <text:p text:style-name="P58">Crie um programa para realizar operações bancárias na conta de um usuário.</text:p>
      <text:p text:style-name="P58"/>
      <text:p text:style-name="P58">Comece criando um objeto com o nome do usuário, suas transações e saldo.</text:p>
      <text:p text:style-name="P58"/>
      <text:p text:style-name="P58">As transações (transactions) devem iniciar como um array vazio [] e o saldo (balance) em 0 (zero).</text:p>
      <text:p text:style-name="P58"/>
      <text:p text:style-name="P58">const user = {</text:p>
      <text:p text:style-name="P58"><text:s text:c="2"/>name: "Mariana",</text:p>
      <text:p text:style-name="P58"><text:s text:c="2"/>transactions: [],</text:p>
      <text:p text:style-name="P58"><text:s text:c="2"/>balance: 0</text:p>
      <text:p text:style-name="P58">};</text:p>
      <text:p text:style-name="P58"/>
      <text:p text:style-name="P58">Adicionar transações:</text:p>
      <text:p text:style-name="P58">Crie uma função createTransaction para adicionar uma nova transação no array de transações de um usuário, essa função deve receber como parâmetro um objeto de transação que tem o seguinte formato:</text:p>
      <text:p text:style-name="P58"/>
      <text:p text:style-name="P58">{</text:p>
      <text:p text:style-name="P58"><text:s text:c="2"/>type: 'credit',</text:p>
      <text:p text:style-name="P58"><text:s text:c="2"/>value: 50.5</text:p>
      <text:p text:style-name="P58">}</text:p>
      <text:p text:style-name="P58"/>
      <text:p text:style-name="P58">O type pode ser credit para créditos e debit para débitos da conta do usuário.</text:p>
      <text:p text:style-name="P58"/>
      <text:p text:style-name="P58">Quanto uma transação for do tipo credit ela deve também somar o valor do crédito no saldo (balance) do usuário.</text:p>
      <text:p text:style-name="P58"/>
      <text:p text:style-name="P58"><text:soft-page-break/>Se for uma transação do tipo debit ela deve subtrair o valor do débito no saldo (balance) do usuário.</text:p>
      <text:p text:style-name="P58"/>
      <text:p text:style-name="P58">Dica.: Você pode usar o método user.transactions.push(transaction) para adicionar um novo item no array de transações.</text:p>
      <text:p text:style-name="P58"/>
      <text:p text:style-name="P58">Relatórios</text:p>
      <text:p text:style-name="P58"/>
      <text:p text:style-name="P58">Crie uma função chamada getHigherTransactionByType que recebe como parâmetro o tipo de transação credit/debit, percorre as transações do usuário e retorna o objeto da transação de maior valor com aquele tipo:</text:p>
      <text:p text:style-name="P58"/>
      <text:p text:style-name="P58">getHigherTransactionByType("credit"); // { type: 'credit', value: 120 }</text:p>
      <text:p text:style-name="P58"/>
      <text:p text:style-name="P58">Crie uma função chamada getAverageTransactionValue que retorna o valor médio das transações de um usuário independente do seu tipo:</text:p>
      <text:p text:style-name="P58"/>
      <text:p text:style-name="P58">getAverageTransactionValue(); // 83.3</text:p>
      <text:p text:style-name="P58"/>
      <text:p text:style-name="P132">Crie uma função chamada getTransactionsCount que retorna o número de transações de cada tipo credit/debit, o retorno da função deve ser um objeto e seguir exatamente como o modelo apresentado abaixo:</text:p>
      <text:p text:style-name="P58"/>
      <text:p text:style-name="P58">getTransactionsCount(); // { credit: 5, debit: 3 }</text:p>
      <text:p text:style-name="P58"/>
      <text:p text:style-name="P132">Exemplo de resultado final do projeto:</text:p>
      <text:p text:style-name="P58"/>
      <text:p text:style-name="P58">createTransaction({ type: "credit", value: 50 });</text:p>
      <text:p text:style-name="P58">createTransaction({ type: "credit", value: 120 });</text:p>
      <text:p text:style-name="P58">createTransaction({ type: "debit", value: 80 });</text:p>
      <text:p text:style-name="P58">createTransaction({ type: "debit", value: 30 });</text:p>
      <text:p text:style-name="P58"/>
      <text:p text:style-name="P58">console.log(user.balance); // 60</text:p>
      <text:p text:style-name="P58"/>
      <text:p text:style-name="P58">getHigherTransactionByType("credit"); // { type: 'credit', value: 120 }</text:p>
      <text:p text:style-name="P58">getHigherTransactionByType("debit"); // { type: 'debit', value: 80 }</text:p>
      <text:p text:style-name="P58"/>
      <text:p text:style-name="P58">getAverageTransactionValue(); // 70</text:p>
      <text:p text:style-name="P58"/>
      <text:p text:style-name="P58">getTransactionsCount(); // { credit: 2, debit: 2 }</text:p>
      <text:p text:style-name="P58"/>
      <text:p text:style-name="P92"><text:span text:style-name="T16">My code:</text:span> </text:p>
      <text:p text:style-name="P55"/>
      <text:p text:style-name="P63">const user = {</text:p>
      <text:p text:style-name="P63"><text:s text:c="2"/>name: "Mariana",</text:p>
      <text:p text:style-name="P63"><text:s text:c="2"/>transactions: [],</text:p>
      <text:p text:style-name="P63"><text:s text:c="2"/>balance: 0</text:p>
      <text:p text:style-name="P63">};</text:p>
      <text:p text:style-name="P63"/>
      <text:p text:style-name="P63">function createTransaction(type, value){</text:p>
      <text:p text:style-name="P63"><text:s text:c="2"/>let sizeTransactions = user.transactions.length</text:p>
      <text:p text:style-name="P63"><text:s text:c="2"/>if(type == 'credit'){</text:p>
      <text:p text:style-name="P63"><text:s text:c="4"/>user.transactions.push({type: type, value: value})</text:p>
      <text:p text:style-name="P63"><text:s text:c="4"/>user.balance += (user.transactions[sizeTransactions].value)</text:p>
      <text:p text:style-name="P63"><text:s text:c="2"/>} else if(type == 'debit'){</text:p>
      <text:p text:style-name="P63"><text:s text:c="4"/>user.transactions.push({type: type, value: value})</text:p>
      <text:p text:style-name="P63"><text:s text:c="4"/>user.balance -= (user.transactions[sizeTransactions].value)</text:p>
      <text:p text:style-name="P63"><text:s text:c="2"/>}</text:p>
      <text:p text:style-name="P63">}</text:p>
      <text:p text:style-name="P63"/>
      <text:p text:style-name="P63">function getHigherTransactionByType(typeTransaction){</text:p>
      <text:p text:style-name="P63"><text:s text:c="2"/>let higherValue = 0</text:p>
      <text:p text:style-name="P63"><text:s text:c="2"/>let objectHigherValue = 0</text:p>
      <text:p text:style-name="P63"><text:s text:c="2"/></text:p>
      <text:p text:style-name="P63"><text:s text:c="2"/>if(typeTransaction == 'credit'){</text:p>
      <text:p text:style-name="P63"><text:s text:c="4"/>for(let i = 0; i &lt; user.transactions.length; i++){</text:p>
      <text:p text:style-name="P63"><text:s text:c="6"/>if(user.transactions[i].type == 'credit' &amp;&amp; higherValue &lt; user.transactions[i].value){</text:p>
      <text:p text:style-name="P63"><text:s text:c="8"/>higherValue = user.transactions[i].value</text:p>
      <text:p text:style-name="P63"><text:s text:c="8"/>objectHigherValue = user.transactions[i]</text:p>
      <text:p text:style-name="P63"><text:s text:c="6"/>}</text:p>
      <text:p text:style-name="P63"><text:s text:c="4"/>}</text:p>
      <text:p text:style-name="P63"/>
      <text:p text:style-name="P63"><text:s text:c="2"/>} else if(typeTransaction == 'debit'){</text:p>
      <text:p text:style-name="P63"><text:s text:c="4"/>for(let i = 0; i &lt; user.transactions.length; i++){</text:p>
      <text:p text:style-name="P63"><text:s text:c="6"/>if(user.transactions[i].type == 'debit' &amp;&amp; higherValue &lt; user.transactions[i].value){</text:p>
      <text:p text:style-name="P63"><text:s text:c="8"/>higherValue = user.transactions[i].value</text:p>
      <text:p text:style-name="P63"><text:s text:c="8"/>objectHigherValue = user.transactions[i]</text:p>
      <text:p text:style-name="P63"><text:s text:c="6"/>}</text:p>
      <text:p text:style-name="P63"><text:s text:c="4"/>}</text:p>
      <text:p text:style-name="P63"><text:soft-page-break/><text:s text:c="2"/>}</text:p>
      <text:p text:style-name="P63"><text:s text:c="2"/></text:p>
      <text:p text:style-name="P63"><text:s text:c="2"/>return objectHigherValue</text:p>
      <text:p text:style-name="P63"><text:s text:c="2"/></text:p>
      <text:p text:style-name="P63">}</text:p>
      <text:p text:style-name="P63"/>
      <text:p text:style-name="P63">function getAverageTransactionValue(){</text:p>
      <text:p text:style-name="P63"><text:s text:c="2"/>let sumTransactions = 0</text:p>
      <text:p text:style-name="P63"><text:s text:c="2"/>let averageTransactions = 0</text:p>
      <text:p text:style-name="P63"/>
      <text:p text:style-name="P63"><text:s text:c="2"/>for(let i = 0; i &lt; user.transactions.length; i++){</text:p>
      <text:p text:style-name="P63"><text:s text:c="4"/>sumTransactions +=user.transactions[i].value</text:p>
      <text:p text:style-name="P63"><text:s text:c="2"/>}</text:p>
      <text:p text:style-name="P63"/>
      <text:p text:style-name="P63"><text:s text:c="2"/>averageTransactions = sumTransactions / user.transactions.length</text:p>
      <text:p text:style-name="P63"/>
      <text:p text:style-name="P63"><text:s text:c="2"/>return averageTransactions</text:p>
      <text:p text:style-name="P63"/>
      <text:p text:style-name="P63">}</text:p>
      <text:p text:style-name="P63"/>
      <text:p text:style-name="P63">function getTransactionsCount(){</text:p>
      <text:p text:style-name="P63"><text:s text:c="2"/>let objectCreditDebit = {</text:p>
      <text:p text:style-name="P63"><text:s text:c="4"/>credit: 0,</text:p>
      <text:p text:style-name="P63"><text:s text:c="4"/>debit: 0,</text:p>
      <text:p text:style-name="P63"><text:s text:c="2"/>}</text:p>
      <text:p text:style-name="P63"/>
      <text:p text:style-name="P63"><text:s text:c="2"/>for(let i = 0; i &lt; user.transactions.length; i++){</text:p>
      <text:p text:style-name="P63"><text:s text:c="4"/>user.transactions[i].type == 'credit' ? objectCreditDebit.credit++ : objectCreditDebit.debit++</text:p>
      <text:p text:style-name="P63"><text:s text:c="2"/>}</text:p>
      <text:p text:style-name="P63"/>
      <text:p text:style-name="P63"><text:s text:c="2"/>return objectCreditDebit</text:p>
      <text:p text:style-name="P63"/>
      <text:p text:style-name="P63">}</text:p>
      <text:p text:style-name="P63"/>
      <text:p text:style-name="P63"/>
      <text:p text:style-name="P63">createTransaction('credit', 50)</text:p>
      <text:p text:style-name="P63">createTransaction('credit', 120)</text:p>
      <text:p text:style-name="P63">createTransaction('debit', 80)</text:p>
      <text:p text:style-name="P63">createTransaction('debit', 30)</text:p>
      <text:p text:style-name="P63"/>
      <text:p text:style-name="P63">console.log(user)</text:p>
      <text:p text:style-name="P63">console.table(user.transactions)</text:p>
      <text:p text:style-name="P63">console.log(`Balance: ${user.balance.toLocaleString('pt-BR', {style: 'currency', currency: 'BRL'})}`)</text:p>
      <text:p text:style-name="P63">console.log("Higher Transactions:")</text:p>
      <text:p text:style-name="P63">console.log(getHigherTransactionByType('credit'))</text:p>
      <text:p text:style-name="P63">console.log(getHigherTransactionByType('debit'))</text:p>
      <text:p text:style-name="P63">console.log(`Average Transactions: ${getAverageTransactionValue()}`)</text:p>
      <text:p text:style-name="P63">console.log(`Total Transactions: ${user.transactions.length}`)</text:p>
      <text:p text:style-name="P63">console.log(getTransactionsCount())</text:p>
      <text:p text:style-name="P63"/>
      <text:p text:style-name="P93">Resolution code:</text:p>
      <text:p text:style-name="P63">// Operações bancárias</text:p>
      <text:p text:style-name="P63"/>
      <text:p text:style-name="P63">const user = {</text:p>
      <text:p text:style-name="P63"><text:s text:c="4"/>name: 'Mariana',</text:p>
      <text:p text:style-name="P63"><text:s text:c="4"/>transactions: [],</text:p>
      <text:p text:style-name="P63"><text:s text:c="4"/>balance: 0</text:p>
      <text:p text:style-name="P63">}</text:p>
      <text:p text:style-name="P63"/>
      <text:p text:style-name="P63">// Adicionar transações</text:p>
      <text:p text:style-name="P63"><text:soft-page-break/>function createTransaction(transaction) {</text:p>
      <text:p text:style-name="P63"><text:s text:c="4"/>user.transactions.push(transaction)</text:p>
      <text:p text:style-name="P63"/>
      <text:p text:style-name="P63"><text:s text:c="4"/>if (transaction.type === 'credit') {</text:p>
      <text:p text:style-name="P63"><text:s text:c="8"/>user.balance = user.balance + transaction.value</text:p>
      <text:p text:style-name="P63"><text:s text:c="4"/>} else {</text:p>
      <text:p text:style-name="P63"><text:s text:c="8"/>user.balance = user.balance - transaction.value</text:p>
      <text:p text:style-name="P63"><text:s text:c="4"/>}</text:p>
      <text:p text:style-name="P63">}</text:p>
      <text:p text:style-name="P63"/>
      <text:p text:style-name="P63">// Relatórios</text:p>
      <text:p text:style-name="P63">function getHigherTransactionByType(type) {</text:p>
      <text:p text:style-name="P63"><text:s text:c="4"/>let higherTransaction</text:p>
      <text:p text:style-name="P63"><text:s text:c="4"/>let higherValue = 0</text:p>
      <text:p text:style-name="P63"/>
      <text:p text:style-name="P63"><text:s text:c="4"/>for (let transaction of user.transactions) {</text:p>
      <text:p text:style-name="P63"><text:s text:c="8"/>if (transaction.type == type &amp;&amp; transaction.value &gt; higherValue) {</text:p>
      <text:p text:style-name="P63"><text:s text:c="12"/>higherValue = transaction.value</text:p>
      <text:p text:style-name="P63"><text:s text:c="12"/>higherTransaction = transaction</text:p>
      <text:p text:style-name="P63"><text:s text:c="8"/>}</text:p>
      <text:p text:style-name="P63"><text:s text:c="4"/>}</text:p>
      <text:p text:style-name="P63"/>
      <text:p text:style-name="P63"><text:s text:c="4"/>return higherTransaction</text:p>
      <text:p text:style-name="P63">}</text:p>
      <text:p text:style-name="P63"/>
      <text:p text:style-name="P63">function getAverageTransactionValue() {</text:p>
      <text:p text:style-name="P63"><text:s text:c="4"/>let sum = 0</text:p>
      <text:p text:style-name="P63"/>
      <text:p text:style-name="P63"><text:s text:c="4"/>for(let transaction of user.transactions) {</text:p>
      <text:p text:style-name="P63"><text:s text:c="8"/>sum += transaction.value</text:p>
      <text:p text:style-name="P63"><text:s text:c="4"/>}</text:p>
      <text:p text:style-name="P63"/>
      <text:p text:style-name="P63"><text:s text:c="4"/>return sum / user.transactions.length</text:p>
      <text:p text:style-name="P63">}</text:p>
      <text:p text:style-name="P63"/>
      <text:p text:style-name="P63">function getTransactionsCount() {</text:p>
      <text:p text:style-name="P63"><text:s text:c="4"/>let count = {</text:p>
      <text:p text:style-name="P63"><text:s text:c="8"/>credit: 0,</text:p>
      <text:p text:style-name="P63"><text:s text:c="8"/>debit: 0,</text:p>
      <text:p text:style-name="P63"><text:s text:c="4"/>}</text:p>
      <text:p text:style-name="P63"><text:s text:c="4"/>for (let transaction of user.transactions) {</text:p>
      <text:p text:style-name="P63"><text:s text:c="8"/>if (transaction.type === 'credit')</text:p>
      <text:p text:style-name="P63"><text:s text:c="12"/>count.credit++</text:p>
      <text:p text:style-name="P63"><text:s text:c="8"/>else</text:p>
      <text:p text:style-name="P63"><text:s text:c="12"/>count.debit++</text:p>
      <text:p text:style-name="P63"><text:s text:c="4"/>}</text:p>
      <text:p text:style-name="P63"/>
      <text:p text:style-name="P63"><text:s text:c="4"/>return count</text:p>
      <text:p text:style-name="P63">}</text:p>
      <text:p text:style-name="P63"/>
      <text:p text:style-name="P63"/>
      <text:p text:style-name="P63">createTransaction({ type: 'credit', value: 50 })</text:p>
      <text:p text:style-name="P63">createTransaction({ type: 'credit', value: 120 })</text:p>
      <text:p text:style-name="P63">createTransaction({ type: 'debit', value: 80 })</text:p>
      <text:p text:style-name="P63">createTransaction({ type: 'debit', value: 30 })</text:p>
      <text:p text:style-name="P63"/>
      <text:p text:style-name="P63">console.log(user.balance) // 60</text:p>
      <text:p text:style-name="P63"/>
      <text:p text:style-name="P63">console.log(getHigherTransactionByType('credit')) // { type: 'credit', value: 120 }</text:p>
      <text:p text:style-name="P63">console.log(getHigherTransactionByType('debit')) // { type: 'debit', value: 80 }</text:p>
      <text:p text:style-name="P63"/>
      <text:p text:style-name="P63"><text:soft-page-break/>console.log(getAverageTransactionValue()) // 70</text:p>
      <text:p text:style-name="P63"/>
      <text:p text:style-name="P63">console.log(getTransactionsCount()) // { credit: 2, debit: 2 }</text:p>
      <text:p text:style-name="P95"/>
      <text:p text:style-name="P50">LAUNCHBASE</text:p>
      <text:p text:style-name="P4">Fase 0<text:span text:style-name="T2">2</text:span></text:p>
      <text:p text:style-name="P122">Iniciando no Front-End</text:p>
      <text:list xml:id="list1942995424" text:style-name="L12">
        <text:list-item>
          <text:p text:style-name="P149">Primeiro projeto com HTML e CSS</text:p>
          <text:list>
            <text:list-item>
              <text:p text:style-name="P170">O que é Back end e Front end</text:p>
              <text:p text:style-name="P161"/>
            </text:list-item>
          </text:list>
        </text:list-item>
      </text:list>
      <text:p text:style-name="P98">Cliente é a página e o Servidor é onde as informações que o cliente solicita estão guardadas.</text:p>
      <text:p text:style-name="P98"/>
      <text:list xml:id="list3564458347" text:style-name="L13">
        <text:list-header>
          <text:p text:style-name="P151">Back-end:</text:p>
        </text:list-header>
        <text:list-item>
          <text:p text:style-name="P153">Servidor</text:p>
        </text:list-item>
        <text:list-item>
          <text:p text:style-name="P153">Responsável por:</text:p>
          <text:list>
            <text:list-item>
              <text:p text:style-name="P153">Regras do negócio</text:p>
            </text:list-item>
            <text:list-item>
              <text:p text:style-name="P153">Dados</text:p>
            </text:list-item>
            <text:list-item>
              <text:p text:style-name="P153">Receber pedidos do cliente</text:p>
            </text:list-item>
          </text:list>
        </text:list-item>
      </text:list>
      <text:p text:style-name="P31"/>
      <text:list xml:id="list213504648583297" text:continue-numbering="true" text:style-name="L13">
        <text:list-header>
          <text:p text:style-name="P151">Front-End</text:p>
        </text:list-header>
        <text:list-item>
          <text:p text:style-name="P153">Cliente</text:p>
        </text:list-item>
        <text:list-item>
          <text:p text:style-name="P153">Responsável por:</text:p>
          <text:list>
            <text:list-item>
              <text:p text:style-name="P153">Solicitar dados para o servidor</text:p>
            </text:list-item>
            <text:list-item>
              <text:p text:style-name="P153">Apresentação dos dados em tela</text:p>
            </text:list-item>
          </text:list>
        </text:list-item>
      </text:list>
      <text:p text:style-name="P97"/>
      <text:list xml:id="list213504739493206" text:continue-numbering="true" text:style-name="L13">
        <text:list-header>
          <text:p text:style-name="P151">HTML</text:p>
        </text:list-header>
        <text:list-item>
          <text:p text:style-name="P153">Hypertext Markup Language (HTML)</text:p>
        </text:list-item>
        <text:list-item>
          <text:p text:style-name="P153">HTML é a apresentação do conteúdo (texto, imagens, vídeos)</text:p>
        </text:list-item>
      </text:list>
      <text:p text:style-name="P97"/>
      <text:p text:style-name="P65"/>
      <text:p text:style-name="P65">&lt;html&gt;</text:p>
      <text:p text:style-name="P65"><text:s text:c="2"/>&lt;head&gt;</text:p>
      <text:p text:style-name="P65"><text:s text:c="4"/>&lt;title&gt;Meu HTML&lt;/title&gt;</text:p>
      <text:p text:style-name="P65"><text:s text:c="2"/>&lt;/head&gt;</text:p>
      <text:p text:style-name="P65"><text:s text:c="2"/></text:p>
      <text:p text:style-name="P65"><text:s text:c="2"/>&lt;body&gt;</text:p>
      <text:p text:style-name="P65"><text:s text:c="4"/>&lt;div&gt;</text:p>
      <text:p text:style-name="P65"><text:s text:c="6"/>&lt;img src="logo.png" &gt;</text:p>
      <text:p text:style-name="P65"/>
      <text:p text:style-name="P65"><text:s text:c="6"/>&lt;p class="red" &gt;Estou aprendendo HTML&lt;/p&gt;</text:p>
      <text:p text:style-name="P65"><text:s text:c="4"/>&lt;/div&gt;</text:p>
      <text:p text:style-name="P65"><text:s text:c="2"/>&lt;/body&gt;</text:p>
      <text:p text:style-name="P65">&lt;/html&gt;</text:p>
      <text:p text:style-name="P97"/>
      <text:list xml:id="list2182890890" text:style-name="L14">
        <text:list-header>
          <text:p text:style-name="P152">CSS</text:p>
        </text:list-header>
        <text:list-item>
          <text:p text:style-name="P154">Cascading Style Sheet</text:p>
        </text:list-item>
        <text:list-item>
          <text:p text:style-name="P154">CSS é a estilização da sua apresentação (cores, fontes, espaçamentos)</text:p>
        </text:list-item>
      </text:list>
      <text:p text:style-name="P97"/>
      <text:p text:style-name="P65"><text:tab/>body {</text:p>
      <text:p text:style-name="P65"><text:s text:c="8"/>margin: 0;</text:p>
      <text:p text:style-name="P65"><text:s text:c="6"/>}</text:p>
      <text:p text:style-name="P65"><text:s text:c="6"/>.red {</text:p>
      <text:p text:style-name="P65"><text:s text:c="8"/>color: #ff0000;</text:p>
      <text:p text:style-name="P65"><text:s text:c="6"/>}</text:p>
      <text:p text:style-name="P65"/>
      <text:p text:style-name="P65"><text:s text:c="6"/>#logo {</text:p>
      <text:p text:style-name="P65"><text:s text:c="8"/>margin: 20px;</text:p>
      <text:p text:style-name="P65"><text:soft-page-break/><text:s text:c="6"/>}</text:p>
      <text:p text:style-name="P65"/>
      <text:p text:style-name="P65"><text:s text:c="6"/>body p {</text:p>
      <text:p text:style-name="P65"><text:s text:c="8"/>font-family: sans-serif;</text:p>
      <text:p text:style-name="P65"><text:s text:c="6"/>}</text:p>
      <text:p text:style-name="P97"/>
      <text:p text:style-name="P97"/>
      <text:list xml:id="list213504419563274" text:continue-list="list1942995424" text:style-name="L12">
        <text:list-item>
          <text:list>
            <text:list-item>
              <text:p text:style-name="P173">Iniciando no HTML</text:p>
            </text:list-item>
          </text:list>
        </text:list-item>
      </text:list>
      <text:p text:style-name="P124"/>
      <text:p text:style-name="P86">&lt;!DOCTYPE html&gt;</text:p>
      <text:p text:style-name="P86">&lt;html&gt;</text:p>
      <text:p text:style-name="P86"><text:s text:c="2"/>&lt;head&gt;</text:p>
      <text:p text:style-name="P86"><text:s text:c="4"/>&lt;title&gt;Thiago Carlos&lt;/title&gt;</text:p>
      <text:p text:style-name="P86"><text:s text:c="4"/></text:p>
      <text:p text:style-name="P86"><text:s text:c="2"/>&lt;/head&gt;</text:p>
      <text:p text:style-name="P86"/>
      <text:p text:style-name="P86"/>
      <text:p text:style-name="P86">&lt;/html&gt;</text:p>
      <text:p text:style-name="P124"/>
      <text:list xml:id="list213505328319060" text:continue-numbering="true" text:style-name="L12">
        <text:list-item>
          <text:list>
            <text:list-item>
              <text:p text:style-name="P170">Desenvolvendo com Live Server</text:p>
              <text:p text:style-name="P162">Instalação do live Server</text:p>
            </text:list-item>
          </text:list>
        </text:list-item>
      </text:list>
      <text:p text:style-name="P96"/>
      <text:p text:style-name="P64">&lt;!DOCTYPE html&gt;</text:p>
      <text:p text:style-name="P64">&lt;html&gt;</text:p>
      <text:p text:style-name="P64"><text:s text:c="2"/>&lt;head&gt;</text:p>
      <text:p text:style-name="P64"><text:s text:c="4"/>&lt;title&gt;Thiago Carlos&lt;/title&gt;</text:p>
      <text:p text:style-name="P64"><text:s text:c="4"/></text:p>
      <text:p text:style-name="P64"><text:s text:c="2"/>&lt;/head&gt;</text:p>
      <text:p text:style-name="P64"/>
      <text:p text:style-name="P64"><text:s text:c="4"/>&lt;body&gt;</text:p>
      <text:p text:style-name="P64"><text:s text:c="6"/>hellofrom launchbase!</text:p>
      <text:p text:style-name="P64"><text:s text:c="4"/>&lt;/body&gt;</text:p>
      <text:p text:style-name="P64"/>
      <text:p text:style-name="P64">&lt;/html&gt;</text:p>
      <text:p text:style-name="P96"/>
      <text:list xml:id="list213505218793028" text:continue-numbering="true" text:style-name="L12">
        <text:list-item>
          <text:list>
            <text:list-item>
              <text:p text:style-name="P174">Iniciando com CSS</text:p>
            </text:list-item>
          </text:list>
        </text:list-item>
      </text:list>
      <text:p text:style-name="P96"/>
      <text:p text:style-name="P64">&lt;!DOCTYPE html&gt;</text:p>
      <text:p text:style-name="P64">&lt;html&gt;</text:p>
      <text:p text:style-name="P64"><text:s text:c="2"/>&lt;head&gt;</text:p>
      <text:p text:style-name="P64"><text:s text:c="4"/>&lt;title&gt;Thiago Carlos&lt;/title&gt;</text:p>
      <text:p text:style-name="P64"><text:s text:c="4"/>&lt;style&gt;</text:p>
      <text:p text:style-name="P64"><text:s text:c="6"/>body {</text:p>
      <text:p text:style-name="P64"><text:s text:c="8"/>background: #282a36;</text:p>
      <text:p text:style-name="P64"><text:s text:c="6"/>}</text:p>
      <text:p text:style-name="P64"><text:s text:c="4"/>&lt;/style&gt;</text:p>
      <text:p text:style-name="P64"><text:s text:c="2"/>&lt;/head&gt;</text:p>
      <text:p text:style-name="P64"/>
      <text:p text:style-name="P64"><text:s text:c="4"/>&lt;body&gt;</text:p>
      <text:p text:style-name="P64"><text:s text:c="6"/>hello from launchbase!</text:p>
      <text:p text:style-name="P64"><text:s text:c="4"/>&lt;/body&gt;</text:p>
      <text:p text:style-name="P64"/>
      <text:p text:style-name="P64">&lt;/html&gt;</text:p>
      <text:p text:style-name="P96"/>
      <text:list xml:id="list213504490795581" text:continue-numbering="true" text:style-name="L12">
        <text:list-item>
          <text:p text:style-name="P149">Menu do site</text:p>
          <text:list>
            <text:list-item>
              <text:p text:style-name="P171">Criando estrutura do menu com HTML</text:p>
            </text:list-item>
          </text:list>
        </text:list-item>
      </text:list>
      <text:p text:style-name="P99"/>
      <text:p text:style-name="P66">&lt;!DOCTYPE html&gt;</text:p>
      <text:p text:style-name="P66">&lt;html&gt;</text:p>
      <text:p text:style-name="P66"><text:soft-page-break/><text:s text:c="2"/>&lt;head&gt;</text:p>
      <text:p text:style-name="P66"><text:s text:c="4"/>&lt;title&gt;Thiago Carlos&lt;/title&gt;</text:p>
      <text:p text:style-name="P66"><text:s text:c="4"/>&lt;style&gt;</text:p>
      <text:p text:style-name="P66"><text:s text:c="6"/>body {</text:p>
      <text:p text:style-name="P66"><text:s text:c="8"/>background: #282a36;</text:p>
      <text:p text:style-name="P66"><text:s text:c="8"/>color: white;</text:p>
      <text:p text:style-name="P66"><text:s text:c="6"/>}</text:p>
      <text:p text:style-name="P66"><text:s text:c="6"/>.links {</text:p>
      <text:p text:style-name="P66"><text:s text:c="8"/>background: red;</text:p>
      <text:p text:style-name="P66"><text:s text:c="6"/>}</text:p>
      <text:p text:style-name="P66"><text:s text:c="4"/>&lt;/style&gt;</text:p>
      <text:p text:style-name="P66"><text:s text:c="2"/>&lt;/head&gt;</text:p>
      <text:p text:style-name="P66"/>
      <text:p text:style-name="P66"><text:s text:c="2"/>&lt;body&gt;</text:p>
      <text:p text:style-name="P66"><text:s text:c="4"/>&lt;header&gt;</text:p>
      <text:p text:style-name="P66"><text:s text:c="6"/>&lt;div class="links"&gt;</text:p>
      <text:p text:style-name="P66"><text:s text:c="8"/>&lt;a href="/"&gt;Sobre&lt;/a&gt;</text:p>
      <text:p text:style-name="P66"><text:s text:c="8"/>&lt;a href="/"&gt;Aulas&lt;/a&gt;</text:p>
      <text:p text:style-name="P66"><text:s text:c="6"/>&lt;/div&gt;</text:p>
      <text:p text:style-name="P66"><text:s text:c="6"/></text:p>
      <text:p text:style-name="P66"><text:s text:c="4"/>&lt;/header&gt;</text:p>
      <text:p text:style-name="P66"><text:s text:c="4"/></text:p>
      <text:p text:style-name="P66"><text:s text:c="2"/>&lt;/body&gt;</text:p>
      <text:p text:style-name="P66"/>
      <text:p text:style-name="P66">&lt;/html&gt;</text:p>
      <text:p text:style-name="P99"/>
      <text:list xml:id="list213504630504543" text:continue-numbering="true" text:style-name="L12">
        <text:list-item>
          <text:list>
            <text:list-item>
              <text:p text:style-name="P175">Espaçamento com CSS</text:p>
            </text:list-item>
          </text:list>
        </text:list-item>
      </text:list>
      <text:p text:style-name="P100"/>
      <text:p text:style-name="P67">&lt;!DOCTYPE html&gt;</text:p>
      <text:p text:style-name="P67">&lt;html&gt;</text:p>
      <text:p text:style-name="P67"><text:s text:c="2"/>&lt;head&gt;</text:p>
      <text:p text:style-name="P67"><text:s text:c="4"/>&lt;title&gt;Thiago Carlos&lt;/title&gt;</text:p>
      <text:p text:style-name="P67"><text:s text:c="4"/>&lt;style&gt;</text:p>
      <text:p text:style-name="P67"><text:s text:c="6"/>body {</text:p>
      <text:p text:style-name="P67"><text:s text:c="8"/>background: #282a36;</text:p>
      <text:p text:style-name="P67"><text:s text:c="8"/>color: white;</text:p>
      <text:p text:style-name="P67"><text:s text:c="6"/>}</text:p>
      <text:p text:style-name="P67"><text:s text:c="6"/>header {</text:p>
      <text:p text:style-name="P67"><text:s text:c="8"/>padding:32px;</text:p>
      <text:p text:style-name="P67"><text:s text:c="6"/>}</text:p>
      <text:p text:style-name="P67"><text:s text:c="4"/>&lt;/style&gt;</text:p>
      <text:p text:style-name="P67"><text:s text:c="2"/>&lt;/head&gt;</text:p>
      <text:p text:style-name="P67"/>
      <text:p text:style-name="P67"><text:s text:c="2"/>&lt;body&gt;</text:p>
      <text:p text:style-name="P67"><text:s text:c="4"/>&lt;header&gt;</text:p>
      <text:p text:style-name="P67"><text:s text:c="6"/>&lt;div class="links"&gt;</text:p>
      <text:p text:style-name="P67"><text:s text:c="8"/>&lt;a href="/"&gt;Sobre&lt;/a&gt;</text:p>
      <text:p text:style-name="P67"><text:s text:c="8"/>&lt;a href="/"&gt;Aulas&lt;/a&gt;</text:p>
      <text:p text:style-name="P67"><text:s text:c="6"/>&lt;/div&gt;</text:p>
      <text:p text:style-name="P67"><text:s text:c="6"/></text:p>
      <text:p text:style-name="P67"><text:s text:c="4"/>&lt;/header&gt;</text:p>
      <text:p text:style-name="P67"><text:s text:c="4"/></text:p>
      <text:p text:style-name="P67"><text:s text:c="2"/>&lt;/body&gt;</text:p>
      <text:p text:style-name="P67"/>
      <text:p text:style-name="P67">&lt;/html&gt;</text:p>
      <text:p text:style-name="P100"/>
      <text:list xml:id="list213504814141456" text:continue-numbering="true" text:style-name="L12">
        <text:list-item>
          <text:list>
            <text:list-item>
              <text:p text:style-name="P175">Resetando estilos do navegador</text:p>
            </text:list-item>
          </text:list>
        </text:list-item>
      </text:list>
      <text:p text:style-name="P101"/>
      <text:p text:style-name="P68">&lt;!DOCTYPE html&gt;</text:p>
      <text:p text:style-name="P68">&lt;html&gt;</text:p>
      <text:p text:style-name="P68"><text:s text:c="2"/>&lt;head&gt;</text:p>
      <text:p text:style-name="P68"><text:soft-page-break/><text:s text:c="4"/>&lt;title&gt;Thiago Carlos&lt;/title&gt;</text:p>
      <text:p text:style-name="P68"><text:s text:c="4"/>&lt;style&gt;</text:p>
      <text:p text:style-name="P129"><text:span text:style-name="T17"><text:s text:c="6"/></text:span><text:span text:style-name="T18">* {</text:span></text:p>
      <text:p text:style-name="P88"><text:s text:c="8"/>margin:0;</text:p>
      <text:p text:style-name="P88"><text:s text:c="8"/>padding:0;</text:p>
      <text:p text:style-name="P88"><text:s text:c="8"/>border:0;</text:p>
      <text:p text:style-name="P88"><text:s text:c="6"/>}</text:p>
      <text:p text:style-name="P68"><text:s text:c="6"/>body {</text:p>
      <text:p text:style-name="P68"><text:s text:c="8"/>background: #282a36;</text:p>
      <text:p text:style-name="P68"><text:s text:c="6"/>}</text:p>
      <text:p text:style-name="P129"><text:span text:style-name="T17"><text:s text:c="6"/></text:span><text:span text:style-name="T18">header {</text:span></text:p>
      <text:p text:style-name="P88"><text:s text:c="8"/>padding:32px;</text:p>
      <text:p text:style-name="P88"><text:s text:c="8"/>border-bottom: 1px solid #333;</text:p>
      <text:p text:style-name="P88"><text:s text:c="8"/>background: rgba(0, 0, 0, 0.1);</text:p>
      <text:p text:style-name="P88"><text:s text:c="6"/>}</text:p>
      <text:p text:style-name="P68"><text:s text:c="4"/>&lt;/style&gt;</text:p>
      <text:p text:style-name="P68"><text:s text:c="2"/>&lt;/head&gt;</text:p>
      <text:p text:style-name="P68"/>
      <text:p text:style-name="P68"><text:s text:c="2"/>&lt;body&gt;</text:p>
      <text:p text:style-name="P68"><text:s text:c="4"/>&lt;header&gt;</text:p>
      <text:p text:style-name="P68"><text:s text:c="6"/>&lt;div class="links"&gt;</text:p>
      <text:p text:style-name="P68"><text:s text:c="8"/>&lt;a href="/"&gt;Sobre&lt;/a&gt;</text:p>
      <text:p text:style-name="P68"><text:s text:c="8"/>&lt;a href="/"&gt;Aulas&lt;/a&gt;</text:p>
      <text:p text:style-name="P68"><text:s text:c="6"/>&lt;/div&gt;</text:p>
      <text:p text:style-name="P68"><text:s text:c="6"/></text:p>
      <text:p text:style-name="P68"><text:s text:c="4"/>&lt;/header&gt;</text:p>
      <text:p text:style-name="P68"><text:s text:c="4"/></text:p>
      <text:p text:style-name="P68"><text:s text:c="2"/>&lt;/body&gt;</text:p>
      <text:p text:style-name="P68"/>
      <text:p text:style-name="P68">&lt;/html&gt;</text:p>
      <text:p text:style-name="P101"/>
      <text:list xml:id="list213505885245363" text:continue-numbering="true" text:style-name="L12">
        <text:list-item>
          <text:list>
            <text:list-item>
              <text:p text:style-name="P175">Conhecendo a cascata do CSS</text:p>
            </text:list-item>
          </text:list>
        </text:list-item>
      </text:list>
      <text:p text:style-name="P102"/>
      <text:p text:style-name="P69">&lt;!DOCTYPE html&gt;</text:p>
      <text:p text:style-name="P69">&lt;html&gt;</text:p>
      <text:p text:style-name="P69"><text:s text:c="2"/>&lt;head&gt;</text:p>
      <text:p text:style-name="P69"><text:s text:c="4"/>&lt;title&gt;Thiago Carlos&lt;/title&gt;</text:p>
      <text:p text:style-name="P69"><text:s text:c="4"/>&lt;style&gt;</text:p>
      <text:p text:style-name="P69"><text:s text:c="6"/>* {</text:p>
      <text:p text:style-name="P69"><text:s text:c="8"/>margin:0;</text:p>
      <text:p text:style-name="P69"><text:s text:c="8"/>padding:0;</text:p>
      <text:p text:style-name="P69"><text:s text:c="8"/>border:0;</text:p>
      <text:p text:style-name="P69"><text:s text:c="6"/>}</text:p>
      <text:p text:style-name="P69"><text:s text:c="6"/>body {</text:p>
      <text:p text:style-name="P69"><text:s text:c="8"/>background: #282a36;</text:p>
      <text:p text:style-name="P69"><text:s text:c="6"/>}</text:p>
      <text:p text:style-name="P130"><text:span text:style-name="T17"><text:s text:c="6"/></text:span><text:span text:style-name="T18">header {</text:span></text:p>
      <text:p text:style-name="P89"><text:s text:c="8"/>padding:32px;</text:p>
      <text:p text:style-name="P89"><text:s text:c="8"/>border-bottom: 1px solid #333;</text:p>
      <text:p text:style-name="P89"><text:s text:c="8"/>background: rgba(0, 0, 0, 0.1);</text:p>
      <text:p text:style-name="P89"><text:s text:c="6"/>}</text:p>
      <text:p text:style-name="P89"><text:s text:c="6"/>header div {</text:p>
      <text:p text:style-name="P89"><text:s text:c="8"/>text-align: center;</text:p>
      <text:p text:style-name="P89"><text:s text:c="6"/>}</text:p>
      <text:p text:style-name="P89"><text:s text:c="6"/>header div a {</text:p>
      <text:p text:style-name="P89"><text:s text:c="8"/>color: white;</text:p>
      <text:p text:style-name="P89"><text:s text:c="6"/>}</text:p>
      <text:p text:style-name="P69"><text:s text:c="4"/>&lt;/style&gt;</text:p>
      <text:p text:style-name="P69"><text:s text:c="2"/>&lt;/head&gt;</text:p>
      <text:p text:style-name="P69"/>
      <text:p text:style-name="P69"><text:s text:c="2"/>&lt;body&gt;</text:p>
      <text:p text:style-name="P69"><text:soft-page-break/><text:s text:c="4"/>&lt;header&gt;</text:p>
      <text:p text:style-name="P69"><text:s text:c="6"/>&lt;div class="links"&gt;</text:p>
      <text:p text:style-name="P69"><text:s text:c="8"/>&lt;a href="/"&gt;Sobre&lt;/a&gt;</text:p>
      <text:p text:style-name="P69"><text:s text:c="8"/>&lt;a href="/"&gt;Aulas&lt;/a&gt;</text:p>
      <text:p text:style-name="P69"><text:s text:c="6"/>&lt;/div&gt;</text:p>
      <text:p text:style-name="P69"><text:s text:c="6"/></text:p>
      <text:p text:style-name="P69"><text:s text:c="4"/>&lt;/header&gt;</text:p>
      <text:p text:style-name="P69"><text:s text:c="4"/></text:p>
      <text:p text:style-name="P69"><text:s text:c="2"/>&lt;/body&gt;</text:p>
      <text:p text:style-name="P69"/>
      <text:p text:style-name="P69">&lt;/html&gt;</text:p>
      <text:p text:style-name="P102"/>
      <text:list xml:id="list213504161853862" text:continue-numbering="true" text:style-name="L12">
        <text:list-item>
          <text:list>
            <text:list-item>
              <text:p text:style-name="P175">Estilizando fontes e links do menu</text:p>
            </text:list-item>
          </text:list>
        </text:list-item>
      </text:list>
      <text:p text:style-name="P103"/>
      <text:p text:style-name="P70">&lt;head&gt;</text:p>
      <text:p text:style-name="P70"><text:s text:c="4"/>&lt;title&gt;Thiago Carlos&lt;/title&gt;</text:p>
      <text:p text:style-name="P131"><text:span text:style-name="T17"><text:s text:c="4"/></text:span><text:span text:style-name="T18">&lt;link rel="preconnect" href="https://fonts.googleapis.com"&gt;</text:span></text:p>
      <text:p text:style-name="P90">&lt;link rel="preconnect" href="https://fonts.gstatic.com" crossorigin&gt;</text:p>
      <text:p text:style-name="P90">&lt;link href="https://fonts.googleapis.com/css2?family=Source+Sans+Pro:ital,wght@0,200;0,300;0,400;0,600;0,700;0,900;1,200;1,300;1,400;1,600;1,700;1,900&amp;display=swap" rel="stylesheet"&gt;</text:p>
      <text:p text:style-name="P70"><text:s text:c="4"/>&lt;style&gt;</text:p>
      <text:p text:style-name="P70"><text:s text:c="6"/>* {</text:p>
      <text:p text:style-name="P70"><text:s text:c="8"/>margin:0;</text:p>
      <text:p text:style-name="P70"><text:s text:c="8"/>padding:0;</text:p>
      <text:p text:style-name="P70"><text:s text:c="8"/>border:0;</text:p>
      <text:p text:style-name="P70"><text:s text:c="6"/>}</text:p>
      <text:p text:style-name="P70"><text:s text:c="6"/>body {</text:p>
      <text:p text:style-name="P70"><text:s text:c="8"/>background: #282a36;</text:p>
      <text:p text:style-name="P131"><text:span text:style-name="T17"><text:s text:c="8"/></text:span><text:span text:style-name="T18">font-family: 'Source Sans Pro', sans-serif;</text:span></text:p>
      <text:p text:style-name="P70"><text:s text:c="6"/>}</text:p>
      <text:p text:style-name="P70"><text:s text:c="6"/>header {</text:p>
      <text:p text:style-name="P70"><text:s text:c="8"/>padding:32px;</text:p>
      <text:p text:style-name="P70"><text:s text:c="8"/>border-bottom: 1px solid #333;</text:p>
      <text:p text:style-name="P70"><text:s text:c="8"/>background: rgba(0, 0, 0, 0.1);</text:p>
      <text:p text:style-name="P70"><text:s text:c="6"/>}</text:p>
      <text:p text:style-name="P70"><text:s text:c="6"/>header div {</text:p>
      <text:p text:style-name="P70"><text:s text:c="8"/>text-align: center;</text:p>
      <text:p text:style-name="P70"><text:s text:c="6"/>}</text:p>
      <text:p text:style-name="P131"><text:span text:style-name="T17"><text:s text:c="6"/></text:span><text:span text:style-name="T18">header div a {</text:span></text:p>
      <text:p text:style-name="P90"><text:s text:c="8"/>color: white;</text:p>
      <text:p text:style-name="P90"><text:s text:c="8"/>font-size: 18px;</text:p>
      <text:p text:style-name="P90"><text:s text:c="8"/>line-height:28px;</text:p>
      <text:p text:style-name="P90"><text:s text:c="8"/>margin: 0 16px;</text:p>
      <text:p text:style-name="P90"><text:s text:c="8"/>text-decoration: none;</text:p>
      <text:p text:style-name="P90"><text:s text:c="6"/>}</text:p>
      <text:p text:style-name="P90"><text:s text:c="6"/>header div a:hover {</text:p>
      <text:p text:style-name="P90"><text:s text:c="8"/>color: #50fa7b;</text:p>
      <text:p text:style-name="P90"><text:s text:c="8"/>transition: color 500ms;</text:p>
      <text:p text:style-name="P90"><text:s text:c="6"/>}</text:p>
      <text:p text:style-name="P70"><text:s text:c="4"/>&lt;/style&gt;</text:p>
      <text:p text:style-name="P70"><text:s text:c="2"/>&lt;/head&gt;</text:p>
      <text:p text:style-name="P103"/>
      <text:list xml:id="list213505248341320" text:continue-numbering="true" text:style-name="L12">
        <text:list-item>
          <text:list>
            <text:list-item>
              <text:p text:style-name="P175">Desafio 2-1</text:p>
            </text:list-item>
          </text:list>
        </text:list-item>
      </text:list>
      <text:p text:style-name="P32"/>
      <text:p text:style-name="P32">Criar um arquivo html que contenha um favicon e um header com 3 links: Comunidade, Email e Telefone.</text:p>
      <text:p text:style-name="P32"/>
      <text:p text:style-name="P30">Favicon</text:p>
      <text:p text:style-name="P32"><text:soft-page-break/>O favicon é o ícone que aparece na aba do navegador. O arquivo está disponível com o nome favicon.ico. Para utilizá-lo é necessário importá-lo com a tag link no html. ser dada a dica de utilizar a tag link na head do html.</text:p>
      <text:p text:style-name="P32"/>
      <text:p text:style-name="P30">&lt;link rel="icon" href="favicon.ico" type="image/x-icon" /&gt;</text:p>
      <text:p text:style-name="P32"/>
      <text:p text:style-name="P30">Links</text:p>
      <text:p text:style-name="P32"><text:span text:style-name="T13">Comunidade</text:span>: Link que deve apontar para o convite da comunidade aberta da rocketseat (https://discordapp.com/invite/gCRAFhc)</text:p>
      <text:p text:style-name="P32"/>
      <text:p text:style-name="P32"><text:span text:style-name="T13">Email</text:span>: Link que deve chamar o comando de enviar email para o destinatário oi@rocketseat.com.br. Dica: utilize o comando mailto dentro do href;</text:p>
      <text:p text:style-name="P32"/>
      <text:p text:style-name="P32"><text:span text:style-name="T13">Telefone</text:span>: Link que deve chamar o comando de realizar uma ligação para o número +5547992078767. Dica: utilize o comando tel dentro do href;</text:p>
      <text:p text:style-name="P32"/>
      <text:p text:style-name="P30">Estilização</text:p>
      <text:p text:style-name="P32">Você tem liberdade para escolher a estilização que preferir para esse desafio, mas alguns pontos são obrigatórios:</text:p>
      <text:p text:style-name="P32"/>
      <text:list xml:id="list3573182042" text:style-name="L15">
        <text:list-item>
          <text:p text:style-name="P155">Deve ser aplicado um background</text:p>
        </text:list-item>
        <text:list-item>
          <text:p text:style-name="P155">Deve ser utilizada a fonte Roboto</text:p>
        </text:list-item>
        <text:list-item>
          <text:p text:style-name="P155">O header precisa ocupar todo o espaço lateral e superior (body sem margin)</text:p>
        </text:list-item>
        <text:list-item>
          <text:p text:style-name="P155">O header precisa ter um espaçamento interno de 30px em todas as direções</text:p>
        </text:list-item>
        <text:list-item>
          <text:p text:style-name="P155">Os links devem ter um espaçamento de 30px entre si</text:p>
        </text:list-item>
      </text:list>
      <text:p text:style-name="P32"/>
      <text:p text:style-name="P94">Resolution code:</text:p>
      <text:p text:style-name="P87">&lt;!DOCTYPE html&gt;</text:p>
      <text:p text:style-name="P87">&lt;html lang="en"&gt;</text:p>
      <text:p text:style-name="P87">&lt;head&gt;</text:p>
      <text:p text:style-name="P87"><text:s text:c="2"/>&lt;meta charset="UTF-8"&gt;</text:p>
      <text:p text:style-name="P87"><text:s text:c="2"/>&lt;meta http-equiv="X-UA-Compatible" content="IE=edge"&gt;</text:p>
      <text:p text:style-name="P87"><text:s text:c="2"/>&lt;meta name="viewport" content="width=device-width, initial-scale=1.0"&gt;</text:p>
      <text:p text:style-name="P87"><text:s text:c="2"/>&lt;title&gt;Primeiro HTML&lt;/title&gt;</text:p>
      <text:p text:style-name="P87"><text:s text:c="2"/>&lt;link rel="shortcut icon" href="favicon.ico" type="image/x-icon"&gt;</text:p>
      <text:p text:style-name="P87"><text:s text:c="2"/>&lt;link rel="preconnect" href="https://fonts.googleapis.com"&gt;</text:p>
      <text:p text:style-name="P87"><text:s text:c="2"/>&lt;link rel="preconnect" href="https://fonts.gstatic.com" crossorigin&gt;</text:p>
      <text:p text:style-name="P87"><text:s text:c="2"/>&lt;link href="https://fonts.googleapis.com/css2?family=Roboto:ital,wght@0,100;0,300;0,400;0,500;0,700;0,900;1,100;1,300;1,400;1,500;1,700;1,900&amp;display=swap" rel="stylesheet"&gt;</text:p>
      <text:p text:style-name="P87"><text:s text:c="2"/></text:p>
      <text:p text:style-name="P87"><text:s text:c="2"/>&lt;style&gt;</text:p>
      <text:p text:style-name="P87"><text:s text:c="4"/>*{</text:p>
      <text:p text:style-name="P87"><text:s text:c="6"/>margin:0;</text:p>
      <text:p text:style-name="P87"><text:s text:c="6"/>padding:0;</text:p>
      <text:p text:style-name="P87"><text:s text:c="6"/>border:0;</text:p>
      <text:p text:style-name="P87"><text:s text:c="4"/>}</text:p>
      <text:p text:style-name="P87"><text:s text:c="4"/>body{</text:p>
      <text:p text:style-name="P87"><text:s text:c="6"/>background-color:rgba(176, 127, 255, 0.781);</text:p>
      <text:p text:style-name="P87"><text:s text:c="6"/>font-family: 'Roboto', sans-serif;</text:p>
      <text:p text:style-name="P87"><text:soft-page-break/><text:s text:c="6"/>font-size: 20px;</text:p>
      <text:p text:style-name="P87"><text:s text:c="4"/>}</text:p>
      <text:p text:style-name="P87"><text:s text:c="4"/>header {</text:p>
      <text:p text:style-name="P87"><text:s text:c="6"/>border: 30px;</text:p>
      <text:p text:style-name="P87"><text:s text:c="4"/>}</text:p>
      <text:p text:style-name="P87"><text:s text:c="4"/>header div{</text:p>
      <text:p text:style-name="P87"><text:s text:c="6"/>text-align:center;</text:p>
      <text:p text:style-name="P87"><text:s text:c="6"/>background-color:#D6C3F4;</text:p>
      <text:p text:style-name="P87"><text:s text:c="4"/>}</text:p>
      <text:p text:style-name="P87"><text:s text:c="4"/>header div a {</text:p>
      <text:p text:style-name="P87"><text:s text:c="6"/>color: #655C73;</text:p>
      <text:p text:style-name="P87"><text:s text:c="6"/>font-size: 20px;</text:p>
      <text:p text:style-name="P87"><text:s text:c="6"/>line-height: 100px;</text:p>
      <text:p text:style-name="P87"><text:s text:c="6"/>margin: 30px;</text:p>
      <text:p text:style-name="P87"><text:s text:c="6"/>text-decoration: none;</text:p>
      <text:p text:style-name="P87"><text:s text:c="4"/>}</text:p>
      <text:p text:style-name="P87"><text:s text:c="4"/>header div a:hover {</text:p>
      <text:p text:style-name="P87"><text:s text:c="6"/>padding: 10px;</text:p>
      <text:p text:style-name="P87"><text:s text:c="6"/>border-radius: 3px;</text:p>
      <text:p text:style-name="P87"><text:s text:c="6"/>border: 2px solid #4BA65E;</text:p>
      <text:p text:style-name="P87"><text:s text:c="6"/>color:#4BA65E;</text:p>
      <text:p text:style-name="P87"><text:s text:c="6"/>transition: color 500ms;</text:p>
      <text:p text:style-name="P87"><text:s text:c="4"/>}</text:p>
      <text:p text:style-name="P87"><text:s text:c="4"/></text:p>
      <text:p text:style-name="P87"><text:s text:c="2"/>&lt;/style&gt;</text:p>
      <text:p text:style-name="P87"/>
      <text:p text:style-name="P87">&lt;/head&gt;</text:p>
      <text:p text:style-name="P87">&lt;body&gt;</text:p>
      <text:p text:style-name="P87"><text:s text:c="2"/>&lt;header&gt;</text:p>
      <text:p text:style-name="P87"><text:s text:c="4"/>&lt;div&gt;</text:p>
      <text:p text:style-name="P87"><text:s text:c="6"/>&lt;a href="https://discordapp.com/invite/gCRAFhc"&gt;Comunidade&lt;/a&gt;</text:p>
      <text:p text:style-name="P87"><text:s text:c="6"/>&lt;a href="mailto:oi@rocketseat.com.br"&gt;Email&lt;/a&gt;</text:p>
      <text:p text:style-name="P87"><text:s text:c="6"/>&lt;a href="tel:+5547992078767"&gt;Telefone&lt;/a&gt;</text:p>
      <text:p text:style-name="P87"><text:s text:c="4"/>&lt;/div&gt;</text:p>
      <text:p text:style-name="P87"><text:s text:c="4"/></text:p>
      <text:p text:style-name="P87"><text:s text:c="2"/>&lt;/header&gt;</text:p>
      <text:p text:style-name="P87"><text:s text:c="2"/></text:p>
      <text:p text:style-name="P87">&lt;/body&gt;</text:p>
      <text:p text:style-name="P87">&lt;/html&gt;</text:p>
      <text:p text:style-name="P32"/>
      <text:list xml:id="list213504258301931" text:continue-list="list213505248341320" text:style-name="L12">
        <text:list-item>
          <text:list>
            <text:list-item>
              <text:p text:style-name="P171">Adicionando imagens no HTML</text:p>
            </text:list-item>
          </text:list>
        </text:list-item>
      </text:list>
      <text:p text:style-name="P104">Para importar imagens no HTML, usa-se a tag <text:span text:style-name="T13">&lt;img&gt;</text:span></text:p>
      <text:p text:style-name="P104"/>
      <text:p text:style-name="P71">&lt;div id="wrapper"&gt;</text:p>
      <text:p text:style-name="P71"><text:s text:c="6"/>&lt;img src="https://avatars.githubusercontent.com/u/76978748?v=4" alt="Thiago Carlos"&gt;</text:p>
      <text:p text:style-name="P71"><text:s text:c="4"/>&lt;/div&gt;</text:p>
      <text:p text:style-name="P104"/>
      <text:p text:style-name="P104">Imagem importada da api do meu perfil no Github.</text:p>
      <text:p text:style-name="P104"/>
      <text:list xml:id="list213505765661254" text:continue-numbering="true" text:style-name="L12">
        <text:list-item>
          <text:list>
            <text:list-item>
              <text:p text:style-name="P175">Separando e importando estilos</text:p>
              <text:p text:style-name="P163">Para melhor a organização do seu código, o interessante é o estilo estar em outro arquivo que não seja o mesmo do HTML, e fazer o link para este arquivo, a partir do seu HTML:</text:p>
            </text:list-item>
          </text:list>
        </text:list-item>
      </text:list>
      <text:p text:style-name="P123">No HTML:</text:p>
      <text:p text:style-name="P72">&lt;link rel="stylesheet" href="style.css"&gt;</text:p>
      <text:p text:style-name="P123">No CSS:</text:p>
      <text:p text:style-name="P72">* {</text:p>
      <text:p text:style-name="P72"><text:s text:c="2"/>margin:0;</text:p>
      <text:p text:style-name="P72"><text:soft-page-break/><text:s text:c="2"/>padding:0;</text:p>
      <text:p text:style-name="P72"><text:s text:c="2"/>border:0;</text:p>
      <text:p text:style-name="P72">}</text:p>
      <text:p text:style-name="P72">body {</text:p>
      <text:p text:style-name="P72"><text:s text:c="2"/>background: #282a36;</text:p>
      <text:p text:style-name="P72"><text:s text:c="2"/>font-family: 'Source Sans Pro', sans-serif;</text:p>
      <text:p text:style-name="P72">}</text:p>
      <text:p text:style-name="P72">header {</text:p>
      <text:p text:style-name="P72"><text:s text:c="2"/>padding:32px;</text:p>
      <text:p text:style-name="P72"><text:s text:c="2"/>border-bottom: 1px solid #333;</text:p>
      <text:p text:style-name="P72"><text:s text:c="2"/>background: rgba(0, 0, 0, 0.1);</text:p>
      <text:p text:style-name="P72">}</text:p>
      <text:p text:style-name="P72">header div {</text:p>
      <text:p text:style-name="P72"><text:s text:c="2"/>text-align: center;</text:p>
      <text:p text:style-name="P72">}</text:p>
      <text:p text:style-name="P72">header div a {</text:p>
      <text:p text:style-name="P72"><text:s text:c="2"/>color: white;</text:p>
      <text:p text:style-name="P72"><text:s text:c="2"/>font-size: 18px;</text:p>
      <text:p text:style-name="P72"><text:s text:c="2"/>line-height:28px;</text:p>
      <text:p text:style-name="P72"><text:s text:c="2"/>margin: 0 16px;</text:p>
      <text:p text:style-name="P72"><text:s text:c="2"/>text-decoration: none;</text:p>
      <text:p text:style-name="P72">}</text:p>
      <text:p text:style-name="P72">header div a:hover {</text:p>
      <text:p text:style-name="P72"><text:s text:c="2"/>color: #50fa7b;</text:p>
      <text:p text:style-name="P72"><text:s text:c="2"/>transition: color 500ms;</text:p>
      <text:p text:style-name="P72">}</text:p>
      <text:p text:style-name="P105"/>
      <text:p text:style-name="P105">Também pode ser realizada a importação das fontes no arquivo CSS, sem precisar colocar o link da importação no arquivo HTML, usando o <text:span text:style-name="T20">@import</text:span><text:span text:style-name="T19"> </text:span><text:span text:style-name="T20">"link-da-fonte”</text:span>:</text:p>
      <text:p text:style-name="P105"/>
      <text:p text:style-name="P73"><text:span text:style-name="T13">@import</text:span> <text:span text:style-name="T13">"</text:span>https://fonts.googleapis.com/css2?family=Source+Sans+Pro:ital,wght@0,200;0,300;0,400;0,600;0,700;0,900;1,200;1,300;1,400;1,600;1,700;1,900&amp;display=swap<text:span text:style-name="T13">";</text:span></text:p>
      <text:p text:style-name="P105"/>
      <text:list xml:id="list213504463725346" text:continue-numbering="true" text:style-name="L12">
        <text:list-item>
          <text:list>
            <text:list-item>
              <text:p text:style-name="P176">Trabalhando com texto no HTML</text:p>
            </text:list-item>
          </text:list>
        </text:list-item>
      </text:list>
      <text:p text:style-name="P105"/>
      <text:p text:style-name="P106">Texto pode ser inserido no HTML usandos tags como <text:span text:style-name="T13">&lt;h&gt;</text:span> e <text:span text:style-name="T13">&lt;p&gt;</text:span>. a tag &lt;h&gt; é mais usada para títulos e subtítulos e a tag &lt;p&gt; para texto propriamente dito:</text:p>
      <text:p text:style-name="P106"/>
      <text:p text:style-name="P74"><text:span text:style-name="T13">&lt;h1&gt;</text:span>Thiago Carlos<text:span text:style-name="T13">&lt;/h1&gt;</text:span></text:p>
      <text:p text:style-name="P74"><text:span text:style-name="T13">&lt;h2&gt;</text:span>Estudante da Rocketseat<text:span text:style-name="T13">&lt;/h2&gt;</text:span></text:p>
      <text:p text:style-name="P74"><text:span text:style-name="T13">&lt;p&gt;</text:span>Aluno de desenvolvimento front-and, focado em aprender programação web na escola &lt;a href="https://www.rocketseat.com.br/" target="_blank"&gt;Rocketseat&lt;/a&gt;<text:span text:style-name="T13">&lt;/p&gt;</text:span></text:p>
      <text:p text:style-name="P105"/>
      <text:p text:style-name="P105"/>
      <text:list xml:id="list213505968943707" text:continue-numbering="true" text:style-name="L12">
        <text:list-item>
          <text:list>
            <text:list-item>
              <text:p text:style-name="P176">Estilizando imagem do avatar</text:p>
            </text:list-item>
          </text:list>
        </text:list-item>
      </text:list>
      <text:p text:style-name="P106"/>
      <text:p text:style-name="P107">No CSS, para pegar o seletor de <text:span text:style-name="T13">id=””</text:span>, basta utilizar o <text:span text:style-name="T13">#</text:span> seguido do nome do <text:span text:style-name="T13">id=””</text:span> que se quer pegar:</text:p>
      <text:p text:style-name="P107"/>
      <text:p text:style-name="P75"><text:span text:style-name="T13">#wrapper</text:span> {</text:p>
      <text:p text:style-name="P75"><text:s text:c="2"/>text-align: center;</text:p>
      <text:p text:style-name="P75"><text:s text:c="2"/>padding:32px;</text:p>
      <text:p text:style-name="P75">}</text:p>
      <text:p text:style-name="P107"/>
      <text:p text:style-name="P107"><text:soft-page-break/>No próximo exemplo, está sendo selecionado a tag &lt;img&gt; dentro do <text:s/>id=”wrapper:</text:p>
      <text:p text:style-name="P107"/>
      <text:p text:style-name="P75"><text:span text:style-name="T13">#wrapper img</text:span> {</text:p>
      <text:p text:style-name="P75"><text:s text:c="2"/>border-radius: 50%;</text:p>
      <text:p text:style-name="P75"><text:s text:c="2"/>border: 3px solid #50fa7b;</text:p>
      <text:p text:style-name="P75"><text:s text:c="2"/>margin-bottom:32px;</text:p>
      <text:p text:style-name="P75">}</text:p>
      <text:p text:style-name="P106"/>
      <text:p text:style-name="P106"/>
      <text:list xml:id="list213504260231837" text:continue-numbering="true" text:style-name="L12">
        <text:list-item>
          <text:list>
            <text:list-item>
              <text:p text:style-name="P176">Estilizando textos e fontes do avatar</text:p>
            </text:list-item>
          </text:list>
        </text:list-item>
      </text:list>
      <text:p text:style-name="P108"/>
      <text:p text:style-name="P76">#wrapper h1 {</text:p>
      <text:p text:style-name="P76"><text:s text:c="2"/>font-size:42px;</text:p>
      <text:p text:style-name="P76"><text:s text:c="2"/>line-height: 52px;</text:p>
      <text:p text:style-name="P76"><text:s text:c="2"/>font-weight: bold;</text:p>
      <text:p text:style-name="P76">}</text:p>
      <text:p text:style-name="P76"/>
      <text:p text:style-name="P76">#wrapper h2 {</text:p>
      <text:p text:style-name="P76"><text:s text:c="2"/>font-size: 24px;</text:p>
      <text:p text:style-name="P76"><text:s text:c="2"/>line-height: 34px;</text:p>
      <text:p text:style-name="P76"><text:s text:c="2"/>font-weight: normal;</text:p>
      <text:p text:style-name="P76"><text:s text:c="2"/>margin-top: 8px;</text:p>
      <text:p text:style-name="P76"><text:s text:c="2"/>opacity: 0.8;</text:p>
      <text:p text:style-name="P76">}</text:p>
      <text:p text:style-name="P76"/>
      <text:p text:style-name="P76">#wrapper p {</text:p>
      <text:p text:style-name="P76"><text:s text:c="2"/>max-width: 500px;</text:p>
      <text:p text:style-name="P76"><text:s text:c="2"/>margin:32px auto;</text:p>
      <text:p text:style-name="P76"><text:s text:c="2"/>font-size:24px;</text:p>
      <text:p text:style-name="P76"><text:s text:c="2"/>line-height: 34px;</text:p>
      <text:p text:style-name="P76">}</text:p>
      <text:p text:style-name="P108"/>
      <text:p text:style-name="P109">O <text:span text:style-name="T21">max-width</text:span> cria um box com largura máxima de acordo com o valor atribuído a ela, porém justifica o texto a direita. Para centralizar o texto basta acrescentar o <text:span text:style-name="T21">margin:32px auto;</text:span> o qual terá uma margem superior e inferior de 32px e laterial serão automática, logo o conteúdo volta a ser centralizado.</text:p>
      <text:p text:style-name="P109"/>
      <text:list xml:id="list213506085363657" text:continue-numbering="true" text:style-name="L12">
        <text:list-item>
          <text:list>
            <text:list-item>
              <text:p text:style-name="P176">Variáveis no CSS</text:p>
            </text:list-item>
          </text:list>
        </text:list-item>
      </text:list>
      <text:p text:style-name="P109"/>
      <text:p text:style-name="P110">Para declarar variáveis no CSS basta usar o comando <text:span text:style-name="T22">root</text:span>. Dentro do <text:span text:style-name="T22">root</text:span> você pode declarar variáveis e usá-las em todo o CSS. Isso facilita a alteração de estilização, pois basta mudar a variável e onde ela foi usada a modificação será realizada:</text:p>
      <text:p text:style-name="P110"/>
      <text:p text:style-name="P77"><text:span text:style-name="T13">:root</text:span> {</text:p>
      <text:p text:style-name="P77"><text:s text:c="2"/>--colorGreen: #50fa7b;</text:p>
      <text:p text:style-name="P77">}</text:p>
      <text:p text:style-name="P77"/>
      <text:p text:style-name="P77">#wrapper p a {</text:p>
      <text:p text:style-name="P77"><text:s text:c="2"/>color: <text:span text:style-name="T13">var(--colorGreen)</text:span>;</text:p>
      <text:p text:style-name="P77">}</text:p>
      <text:p text:style-name="P109"/>
      <text:p text:style-name="P110">Detalhe para a escrita da variável no <text:span text:style-name="T22">root</text:span> que sempre começará com “--”. E onde a variável for utilizada, deverá estar dentro da declaração: “<text:span text:style-name="T13">var();</text:span>”.</text:p>
      <text:list xml:id="list213504453646242" text:continue-numbering="true" text:style-name="L12">
        <text:list-item>
          <text:list>
            <text:list-item>
              <text:p text:style-name="P176"><text:soft-page-break/>Links para redes sociais</text:p>
            </text:list-item>
          </text:list>
        </text:list-item>
      </text:list>
      <text:p text:style-name="P110"/>
      <text:p text:style-name="P111">Para selecionar uma <text:span text:style-name="T22">class</text:span> no CSS, basta utilizar . + <text:s/>o nome da <text:span text:style-name="T22">class</text:span>:</text:p>
      <text:p text:style-name="P111"/>
      <text:p text:style-name="P78"><text:span text:style-name="T13">.links </text:span>{</text:p>
      <text:p text:style-name="P78"><text:s text:c="2"/>text-align: center;</text:p>
      <text:p text:style-name="P78">}</text:p>
      <text:p text:style-name="P78"/>
      <text:p text:style-name="P78"><text:span text:style-name="T13">.links </text:span>a {</text:p>
      <text:p text:style-name="P78"><text:s text:c="2"/>color: white;</text:p>
      <text:p text:style-name="P78"><text:s text:c="2"/>font-size: 18px;</text:p>
      <text:p text:style-name="P78"><text:s text:c="2"/>line-height:28px;</text:p>
      <text:p text:style-name="P78"><text:s text:c="2"/>margin:0 16px;</text:p>
      <text:p text:style-name="P78"><text:s text:c="2"/>padding-bottom: 3px;</text:p>
      <text:p text:style-name="P78"><text:s text:c="2"/>text-decoration: none;</text:p>
      <text:p text:style-name="P78">}</text:p>
      <text:p text:style-name="P78"/>
      <text:p text:style-name="P78"><text:span text:style-name="T13">.links</text:span> :hover {</text:p>
      <text:p text:style-name="P78"><text:s text:c="2"/>color: var(--colorGreen);</text:p>
      <text:p text:style-name="P78"><text:s text:c="2"/>transition: color 500ms;</text:p>
      <text:p text:style-name="P78">}</text:p>
      <text:p text:style-name="P110"/>
      <text:list xml:id="list213504977248152" text:continue-numbering="true" text:style-name="L12">
        <text:list-item>
          <text:list>
            <text:list-item>
              <text:p text:style-name="P176">Desafio 2-2</text:p>
            </text:list-item>
          </text:list>
        </text:list-item>
      </text:list>
      <text:p text:style-name="P112"/>
      <text:p text:style-name="P79">&lt;!DOCTYPE html&gt;</text:p>
      <text:p text:style-name="P79">&lt;html lang="en"&gt;</text:p>
      <text:p text:style-name="P79">&lt;head&gt;</text:p>
      <text:p text:style-name="P79"><text:s text:c="2"/>&lt;meta charset="UTF-8"&gt;</text:p>
      <text:p text:style-name="P79"><text:s text:c="2"/>&lt;meta http-equiv="X-UA-Compatible" content="IE=edge"&gt;</text:p>
      <text:p text:style-name="P79"><text:s text:c="2"/>&lt;meta name="viewport" content="width=device-width, initial-scale=1.0"&gt;</text:p>
      <text:p text:style-name="P79"><text:s text:c="2"/>&lt;title&gt;Sobre&lt;/title&gt;</text:p>
      <text:p text:style-name="P79"><text:s text:c="2"/>&lt;link rel="shortcut icon" href="/modulo02/images/favicon.ico" type="image/x-icon"&gt;</text:p>
      <text:p text:style-name="P79"><text:s text:c="2"/>&lt;link rel="stylesheet" href="desafio2-2.css"&gt;</text:p>
      <text:p text:style-name="P79">&lt;/head&gt;</text:p>
      <text:p text:style-name="P79">&lt;body&gt;</text:p>
      <text:p text:style-name="P79"><text:s text:c="2"/></text:p>
      <text:p text:style-name="P79"><text:s text:c="2"/>&lt;div id="image"&gt;</text:p>
      <text:p text:style-name="P79"><text:s text:c="4"/>&lt;img src="https://avatars.githubusercontent.com/u/28929274?s=200&amp;v=4" alt="logoRocketseat"&gt;</text:p>
      <text:p text:style-name="P79"><text:s text:c="2"/>&lt;/div&gt;</text:p>
      <text:p text:style-name="P79"/>
      <text:p text:style-name="P79"><text:s text:c="2"/>&lt;div id="aboutCompany"&gt;</text:p>
      <text:p text:style-name="P79"><text:s text:c="4"/></text:p>
      <text:p text:style-name="P79"><text:s text:c="4"/>&lt;h1&gt;Rocketseat&lt;/h1&gt;</text:p>
      <text:p text:style-name="P79"/>
      <text:p text:style-name="P79"><text:s text:c="4"/>&lt;p id="paragraph"&gt;</text:p>
      <text:p text:style-name="P79"><text:s text:c="6"/>A Rocketseat é uma empresa que busca capacitar pessoas que buscam se profissionalizar na programação independente do seu momento ou nível de conhecimento.</text:p>
      <text:p text:style-name="P79"><text:s text:c="4"/>&lt;/p&gt;</text:p>
      <text:p text:style-name="P79"><text:s text:c="6"/></text:p>
      <text:p text:style-name="P79"><text:s text:c="2"/>&lt;/div&gt;</text:p>
      <text:p text:style-name="P79"/>
      <text:p text:style-name="P79"><text:s text:c="2"/>&lt;div id="listTechnologies"&gt;</text:p>
      <text:p text:style-name="P79"><text:s text:c="4"/>&lt;ul&gt;</text:p>
      <text:p text:style-name="P79"><text:s text:c="6"/>&lt;li&gt;HTML&lt;/li&gt;</text:p>
      <text:p text:style-name="P79"><text:s text:c="6"/>&lt;li&gt;CSS&lt;/li&gt;</text:p>
      <text:p text:style-name="P79"><text:s text:c="6"/>&lt;li&gt;JavaScript&lt;/li&gt;</text:p>
      <text:p text:style-name="P79"><text:soft-page-break/><text:s text:c="6"/>&lt;li&gt;Node.js&lt;/li&gt;</text:p>
      <text:p text:style-name="P79"><text:s text:c="6"/>&lt;li&gt;Git&lt;/li&gt;</text:p>
      <text:p text:style-name="P79"><text:s text:c="6"/>&lt;li&gt;GitHub&lt;/li&gt;</text:p>
      <text:p text:style-name="P79"><text:s text:c="4"/>&lt;/ul&gt;</text:p>
      <text:p text:style-name="P79"><text:s text:c="2"/>&lt;/div&gt;</text:p>
      <text:p text:style-name="P79"/>
      <text:p text:style-name="P79"><text:s text:c="2"/>&lt;div id="bottomSocialMedia"&gt;</text:p>
      <text:p text:style-name="P79"><text:s text:c="6"/></text:p>
      <text:p text:style-name="P79"><text:s text:c="4"/>&lt;a href="https://www.facebook.com/rocketseat/" target="_blank"&gt;&lt;img src="/modulo02/images/facebook.svg" alt=""&gt;&lt;/a&gt;</text:p>
      <text:p text:style-name="P79"><text:s text:c="4"/>&lt;a href="https://github.com/rocketseat" target="_blank"&gt;&lt;img src="/modulo02/images/gitHub.svg" alt=""&gt;&lt;/a&gt;</text:p>
      <text:p text:style-name="P79"><text:s text:c="4"/>&lt;a href="https://www.instagram.com/rocketseat_oficial/" target="_blank"&gt;&lt;img src="/modulo02/images/instagram.svg" alt=""&gt;&lt;/a&gt;</text:p>
      <text:p text:style-name="P79"><text:s text:c="4"/></text:p>
      <text:p text:style-name="P79"><text:s text:c="2"/>&lt;/div&gt;</text:p>
      <text:p text:style-name="P79">&lt;/body&gt;</text:p>
      <text:p text:style-name="P79">&lt;/html&gt;</text:p>
      <text:p text:style-name="P112"/>
      <text:p text:style-name="P79">@import url('https://fonts.googleapis.com/css2?family=Roboto:ital,wght@0,100;0,300;0,400;0,500;0,700;0,900;1,100;1,300;1,400;1,500;1,700;1,900&amp;display=swap');</text:p>
      <text:p text:style-name="P79"><text:s text:c="4"/>:root {</text:p>
      <text:p text:style-name="P79"><text:s text:c="6"/>--colorGreen: #50fa7b;</text:p>
      <text:p text:style-name="P79"><text:s text:c="4"/>}</text:p>
      <text:p text:style-name="P79"/>
      <text:p text:style-name="P79"><text:s text:c="4"/>*{</text:p>
      <text:p text:style-name="P79"><text:s text:c="6"/>margin:0;</text:p>
      <text:p text:style-name="P79"><text:s text:c="6"/>padding:0;</text:p>
      <text:p text:style-name="P79"><text:s text:c="6"/>border:0;</text:p>
      <text:p text:style-name="P79"><text:s text:c="4"/>}</text:p>
      <text:p text:style-name="P79"/>
      <text:p text:style-name="P79"><text:s text:c="4"/>body {</text:p>
      <text:p text:style-name="P79"><text:s text:c="6"/>background-color:rgba(176, 127, 255, 0.781);</text:p>
      <text:p text:style-name="P79"><text:s text:c="6"/>font-family: 'Roboto', sans-serif;</text:p>
      <text:p text:style-name="P79"><text:s text:c="6"/>font-size: 20px;</text:p>
      <text:p text:style-name="P79"><text:s text:c="6"/>line-height: 30px;</text:p>
      <text:p text:style-name="P79"><text:s text:c="6"/>color:black;</text:p>
      <text:p text:style-name="P79"><text:s text:c="6"/>text-align:center;</text:p>
      <text:p text:style-name="P79"><text:s text:c="4"/>}</text:p>
      <text:p text:style-name="P79"/>
      <text:p text:style-name="P79"><text:s text:c="4"/>#image img{</text:p>
      <text:p text:style-name="P79"><text:s text:c="6"/>margin-top:32px;</text:p>
      <text:p text:style-name="P79"><text:s text:c="6"/>border-radius: 50%;</text:p>
      <text:p text:style-name="P79"><text:s text:c="4"/>}</text:p>
      <text:p text:style-name="P79"><text:s text:c="4"/></text:p>
      <text:p text:style-name="P79"><text:s text:c="4"/>#image img:hover{</text:p>
      <text:p text:style-name="P79"><text:s text:c="6"/>border: 3px solid var(--colorGreen);</text:p>
      <text:p text:style-name="P79"><text:s text:c="4"/>}</text:p>
      <text:p text:style-name="P79"/>
      <text:p text:style-name="P79"><text:s text:c="4"/>#aboutCompany h1 {</text:p>
      <text:p text:style-name="P79"><text:s text:c="6"/>color:rgb(0, 0, 0);</text:p>
      <text:p text:style-name="P79"><text:s text:c="6"/>margin-top:32px;</text:p>
      <text:p text:style-name="P79"><text:s text:c="6"/>font-size: 50px;</text:p>
      <text:p text:style-name="P79"><text:s text:c="6"/>line-height: 60px;</text:p>
      <text:p text:style-name="P79"><text:s text:c="4"/>}</text:p>
      <text:p text:style-name="P79"/>
      <text:p text:style-name="P79"><text:s text:c="4"/>#aboutCompany h1:hover{</text:p>
      <text:p text:style-name="P79"><text:s text:c="6"/>text-shadow: 3px 3px 3px var(--colorGreen);</text:p>
      <text:p text:style-name="P79"><text:s text:c="4"/>}</text:p>
      <text:p text:style-name="P79"/>
      <text:p text:style-name="P79"><text:s text:c="4"/>#aboutCompany p {</text:p>
      <text:p text:style-name="P79"><text:soft-page-break/><text:s text:c="6"/>margin-top: 32px;</text:p>
      <text:p text:style-name="P79"><text:s text:c="6"/>font-size:20px;</text:p>
      <text:p text:style-name="P79"><text:s text:c="6"/>line-height: 30px;</text:p>
      <text:p text:style-name="P79"><text:s text:c="6"/>font-weight:bold;</text:p>
      <text:p text:style-name="P79"><text:s text:c="6"/>margin-left: 20%;</text:p>
      <text:p text:style-name="P79"><text:s text:c="6"/>margin-right: 20%;</text:p>
      <text:p text:style-name="P79"><text:s text:c="4"/>}</text:p>
      <text:p text:style-name="P79"/>
      <text:p text:style-name="P79"><text:s text:c="4"/>#paragraph:hover{</text:p>
      <text:p text:style-name="P79"><text:s text:c="6"/>text-shadow: 2px 2px 2px var(--colorGreen);</text:p>
      <text:p text:style-name="P79"><text:s text:c="4"/>}</text:p>
      <text:p text:style-name="P79"/>
      <text:p text:style-name="P79"><text:s text:c="4"/>#listTechnologies {</text:p>
      <text:p text:style-name="P79"><text:s text:c="6"/>font-size:20px;</text:p>
      <text:p text:style-name="P79"><text:s text:c="6"/>line-height: 30px;</text:p>
      <text:p text:style-name="P79"><text:s text:c="6"/>font-weight:bold;</text:p>
      <text:p text:style-name="P79"><text:s text:c="6"/>margin-top:32px;</text:p>
      <text:p text:style-name="P79"><text:s text:c="4"/>}</text:p>
      <text:p text:style-name="P79"/>
      <text:p text:style-name="P79"><text:s text:c="4"/>#listTechnologies:hover{</text:p>
      <text:p text:style-name="P79"><text:s text:c="6"/>text-shadow: 2px 2px 2px var(--colorGreen);</text:p>
      <text:p text:style-name="P79"><text:s text:c="4"/>}</text:p>
      <text:p text:style-name="P79"/>
      <text:p text:style-name="P79"><text:s text:c="4"/>#bottomSocialMedia{</text:p>
      <text:p text:style-name="P79"><text:s text:c="6"/>margin-top: 32px;</text:p>
      <text:p text:style-name="P79"><text:s text:c="4"/>}</text:p>
      <text:p text:style-name="P79"/>
      <text:p text:style-name="P79"><text:s text:c="4"/>#bottomSocialMedia a{</text:p>
      <text:p text:style-name="P79"><text:s text:c="6"/>padding: 20px;</text:p>
      <text:p text:style-name="P79"><text:s text:c="4"/>}</text:p>
      <text:p text:style-name="P79"><text:s text:c="4"/></text:p>
      <text:p text:style-name="P79"><text:s text:c="4"/>#bottomSocialMedia a :hover {</text:p>
      <text:p text:style-name="P79"><text:s text:c="6"/>Background-color: var(--colorGreen);</text:p>
      <text:p text:style-name="P79"><text:s text:c="6"/>border-radius: 5px;</text:p>
      <text:p text:style-name="P79"><text:s text:c="4"/>}</text:p>
      <text:p text:style-name="P112"/>
      <text:list xml:id="list213504496667732" text:continue-numbering="true" text:style-name="L12">
        <text:list-item>
          <text:p text:style-name="P150">Página de portifólio</text:p>
          <text:list>
            <text:list-item>
              <text:p text:style-name="P172">Iniciando página de portifólio</text:p>
            </text:list-item>
          </text:list>
        </text:list-item>
      </text:list>
      <text:p text:style-name="P113">Foi criada a página “Aulas”:</text:p>
      <text:p text:style-name="P113"/>
      <text:p text:style-name="P80">&lt;!DOCTYPE html&gt;</text:p>
      <text:p text:style-name="P80">&lt;html&gt;</text:p>
      <text:p text:style-name="P80"><text:s text:c="2"/>&lt;head&gt;</text:p>
      <text:p text:style-name="P80"><text:s text:c="4"/>&lt;title&gt;Aulas&lt;/title&gt;</text:p>
      <text:p text:style-name="P80"><text:s text:c="4"/>&lt;link rel="stylesheet" href="style.css"&gt;</text:p>
      <text:p text:style-name="P80"><text:s text:c="2"/>&lt;/head&gt;</text:p>
      <text:p text:style-name="P80"/>
      <text:p text:style-name="P80"><text:s text:c="2"/>&lt;body&gt;</text:p>
      <text:p text:style-name="P80"><text:s text:c="4"/>&lt;header&gt;</text:p>
      <text:p text:style-name="P80"><text:s text:c="6"/>&lt;div class="links"&gt;</text:p>
      <text:p text:style-name="P80"><text:s text:c="8"/>&lt;a href="/"&gt;Sobre&lt;/a&gt;</text:p>
      <text:p text:style-name="P80"><text:s text:c="8"/>&lt;a href="/"&gt;Aulas&lt;/a&gt;</text:p>
      <text:p text:style-name="P80"><text:s text:c="6"/>&lt;/div&gt;</text:p>
      <text:p text:style-name="P80"><text:s text:c="4"/>&lt;/header&gt;</text:p>
      <text:p text:style-name="P80"/>
      <text:p text:style-name="P80"><text:s text:c="4"/>&lt;div id="wrapper"&gt;</text:p>
      <text:p text:style-name="P80"><text:s text:c="6"/>&lt;h1&gt;Aulas&lt;/h1&gt;</text:p>
      <text:p text:style-name="P80"><text:s text:c="4"/>&lt;/div&gt;</text:p>
      <text:p text:style-name="P80"/>
      <text:p text:style-name="P80"><text:s text:c="4"/>&lt;section class="cards"&gt;</text:p>
      <text:p text:style-name="P80"/>
      <text:p text:style-name="P80"><text:soft-page-break/><text:s text:c="6"/>&lt;div class="card"&gt;</text:p>
      <text:p text:style-name="P80"><text:s text:c="8"/>&lt;div class="card__image-container"&gt;</text:p>
      <text:p text:style-name="P80"><text:s text:c="10"/>&lt;img src="https://img.youtube.com/vi/mgBc1Scnzjk/sddefault.jpg" alt="Video Aula"&gt;</text:p>
      <text:p text:style-name="P80"><text:s text:c="8"/>&lt;/div&gt;</text:p>
      <text:p text:style-name="P80"><text:s text:c="8"/>&lt;div class="card__content"&gt;</text:p>
      <text:p text:style-name="P80"><text:s text:c="10"/>&lt;p&gt;Exercício média em JS | Thiago Carlos &lt;/p&gt;</text:p>
      <text:p text:style-name="P80"><text:s text:c="8"/>&lt;/div&gt;</text:p>
      <text:p text:style-name="P80"><text:s text:c="8"/>&lt;div class="card__info"&gt;</text:p>
      <text:p text:style-name="P80"><text:s text:c="10"/>&lt;p&gt;3 min&lt;/p&gt;</text:p>
      <text:p text:style-name="P80"><text:s text:c="10"/>&lt;p class="card__price"&gt;Free&lt;/p&gt;</text:p>
      <text:p text:style-name="P80"><text:s text:c="8"/>&lt;/div&gt;</text:p>
      <text:p text:style-name="P80"><text:s text:c="6"/>&lt;/div&gt;</text:p>
      <text:p text:style-name="P80"><text:s text:c="6"/></text:p>
      <text:p text:style-name="P80"><text:s text:c="4"/>&lt;/section&gt;</text:p>
      <text:p text:style-name="P80"/>
      <text:p text:style-name="P80"><text:s text:c="2"/>&lt;/body&gt;</text:p>
      <text:p text:style-name="P80"/>
      <text:p text:style-name="P80">&lt;/html&gt;</text:p>
      <text:p text:style-name="P112"/>
      <text:p text:style-name="P112"/>
      <text:list xml:id="list213505424920151" text:continue-numbering="true" text:style-name="L12">
        <text:list-item>
          <text:list>
            <text:list-item>
              <text:p text:style-name="P176">Estilizando os cards</text:p>
              <text:p text:style-name="P164">Estilizndo a página “Aulas”</text:p>
            </text:list-item>
          </text:list>
        </text:list-item>
      </text:list>
      <text:p text:style-name="P113"/>
      <text:p text:style-name="P81">/*=== CARDS ===*/</text:p>
      <text:p text:style-name="P81">.cards {</text:p>
      <text:p text:style-name="P81"><text:s text:c="2"/>max-width:640px;</text:p>
      <text:p text:style-name="P81"><text:s text:c="2"/>margin: 0 auto;</text:p>
      <text:p text:style-name="P81">}</text:p>
      <text:p text:style-name="P81"/>
      <text:p text:style-name="P81">.card {</text:p>
      <text:p text:style-name="P81"><text:s text:c="2"/>background-color: #7159c1;</text:p>
      <text:p text:style-name="P81">}</text:p>
      <text:p text:style-name="P81"/>
      <text:p text:style-name="P81">.card__image-container {</text:p>
      <text:p text:style-name="P81"><text:s text:c="2"/>width: 100%;</text:p>
      <text:p text:style-name="P81">}</text:p>
      <text:p text:style-name="P81"/>
      <text:p text:style-name="P91">.card__content,</text:p>
      <text:p text:style-name="P91">.card__info {</text:p>
      <text:p text:style-name="P91"><text:s text:c="2"/>padding: 24px;</text:p>
      <text:p text:style-name="P91">}</text:p>
      <text:p text:style-name="P113"/>
      <text:p text:style-name="P113">um conceito interessante no CSS, é de usar duas class de uma vez e aplicar o mesmo estilo para as duas, como este último exemplo acima.</text:p>
      <text:p text:style-name="P113"/>
      <text:list xml:id="list213505225417889" text:continue-numbering="true" text:style-name="L12">
        <text:list-item>
          <text:list>
            <text:list-item>
              <text:p text:style-name="P176">Posicionando elementos HTML com CSS grid</text:p>
            </text:list-item>
          </text:list>
        </text:list-item>
      </text:list>
      <text:p text:style-name="P116">Aplicação do conceito de grid: Forma uma tabela com os elementos filhos da tag a qual foi aplicado o grid.</text:p>
      <text:p text:style-name="P116"/>
      <text:p text:style-name="P82">.card__info {</text:p>
      <text:p text:style-name="P82"><text:s text:c="2"/>display: grid;</text:p>
      <text:p text:style-name="P82"><text:s text:c="2"/>grid-template-columns: 1fr 1fr;</text:p>
      <text:p text:style-name="P82">}</text:p>
      <text:p text:style-name="P114"/>
      <text:p text:style-name="P116"><text:soft-page-break/>No CSS também podemos aplicar filtro através do comando “<text:span text:style-name="T22">filter</text:span>”que poderá aplicar vários efeitos. No exemplo abaixo, foi alterado o brilho do blacground-color:</text:p>
      <text:p text:style-name="P116"/>
      <text:p text:style-name="P82">.card__price {</text:p>
      <text:p text:style-name="P82"><text:s text:c="2"/>background-color: var(--colorRoket);</text:p>
      <text:p text:style-name="P82"><text:s text:c="2"/>filter: brightness(90%);</text:p>
      <text:p text:style-name="P82"><text:s text:c="2"/>padding: 5px 20px;</text:p>
      <text:p text:style-name="P82"><text:s text:c="2"/>border-radius: 20px;</text:p>
      <text:p text:style-name="P82"><text:s text:c="2"/>text-align: center;</text:p>
      <text:p text:style-name="P82">}</text:p>
      <text:p text:style-name="P114"/>
      <text:p text:style-name="P114"><text:a xlink:type="simple" xlink:href="https://www.softr.io/tools/download-youtube-thumbnail" text:style-name="Internet_20_link" text:visited-style-name="Visited_20_Internet_20_Link">https://www.softr.io/tools/download-youtube-thumbnail</text:a></text:p>
      <text:p text:style-name="P117">Site para criar url de thumbnail de vídeos do YouTube.</text:p>
      <text:p text:style-name="P114"/>
      <text:list xml:id="list213505127098274" text:continue-numbering="true" text:style-name="L12">
        <text:list-item>
          <text:p text:style-name="P150">Modal</text:p>
          <text:list>
            <text:list-item>
              <text:p text:style-name="P172">Sobreposição de conteúdo HTML com CSS</text:p>
              <text:p text:style-name="P165">Adicionando modal. No HTML:</text:p>
            </text:list-item>
          </text:list>
        </text:list-item>
      </text:list>
      <text:p text:style-name="P118"/>
      <text:p text:style-name="P83">&lt;div class="modal-overlay"&gt;</text:p>
      <text:p text:style-name="P83"><text:s text:c="6"/></text:p>
      <text:p text:style-name="P83">&lt;/div&gt;</text:p>
      <text:p text:style-name="P118"/>
      <text:p text:style-name="P118">No CSS:</text:p>
      <text:p text:style-name="P118"/>
      <text:p text:style-name="P84">.modal-overlay {</text:p>
      <text:p text:style-name="P84"><text:s text:c="2"/>background-color: rgba(0, 0, 0, 0.7);</text:p>
      <text:p text:style-name="P84"><text:s text:c="2"/>width: 100%;</text:p>
      <text:p text:style-name="P84"><text:s text:c="2"/>height: 100%;</text:p>
      <text:p text:style-name="P84"><text:s text:c="2"/>position: fixed;</text:p>
      <text:p text:style-name="P84"><text:s text:c="2"/>top:0;</text:p>
      <text:p text:style-name="P84">}</text:p>
      <text:p text:style-name="P118"/>
      <text:p text:style-name="P118"/>
      <text:p text:style-name="P118"/>
      <text:list xml:id="list213504364081927" text:continue-numbering="true" text:style-name="L12">
        <text:list-item>
          <text:list>
            <text:list-item>
              <text:p text:style-name="P176">Adicionando janela pop-up no estilo modal</text:p>
            </text:list-item>
          </text:list>
        </text:list-item>
      </text:list>
      <text:p text:style-name="P119"><text:a xlink:type="simple" xlink:href="https://google.github.io/material-design-icons/" text:style-name="Internet_20_link" text:visited-style-name="Visited_20_Internet_20_Link">https://google.github.io/material-design-icons/</text:a> →<text:span text:style-name="T24"> para aplicar o design icons.</text:span></text:p>
      <text:p text:style-name="P119"/>
      <text:p text:style-name="P119"><text:a xlink:type="simple" xlink:href="https://fonts.google.com/icons?selected=Material+Icons&amp;icon.query=close" text:style-name="Internet_20_link" text:visited-style-name="Visited_20_Internet_20_Link">https://fonts.google.com/icons?selected=Material+Icons&amp;icon.query=close</text:a> →<text:span text:style-name="T24"> Para pesquisar ícones</text:span></text:p>
      <text:p text:style-name="P119"/>
      <text:p text:style-name="P120">No CSS o uso do “<text:span text:style-name="T22">position</text:span>” para posicionar o botão close.</text:p>
      <text:p text:style-name="P120"/>
      <text:p text:style-name="P85">.modal {</text:p>
      <text:p text:style-name="P85"><text:s text:c="2"/>background-color: white;</text:p>
      <text:p text:style-name="P85"><text:s text:c="2"/>width: 90%;</text:p>
      <text:p text:style-name="P85"><text:s text:c="2"/>height: 90%;</text:p>
      <text:p text:style-name="P85"><text:s text:c="2"/>margin: 5vh auto;</text:p>
      <text:p text:style-name="P85"><text:s text:c="2"/>position: relative;</text:p>
      <text:p text:style-name="P85">}</text:p>
      <text:p text:style-name="P85"/>
      <text:p text:style-name="P85">.close-modal{</text:p>
      <text:p text:style-name="P85"><text:s text:c="2"/>color: black;</text:p>
      <text:p text:style-name="P85"><text:s text:c="2"/>position: absolute;</text:p>
      <text:p text:style-name="P85"><text:s text:c="2"/>right: 8px;</text:p>
      <text:p text:style-name="P85"><text:soft-page-break/><text:s text:c="2"/>top: 8px;</text:p>
      <text:p text:style-name="P85"><text:s text:c="2"/>cursor: pointer;</text:p>
      <text:p text:style-name="P85">}</text:p>
      <text:p text:style-name="P118"/>
      <text:list xml:id="list213504741756708" text:continue-numbering="true" text:style-name="L12">
        <text:list-item>
          <text:list>
            <text:list-item>
              <text:p text:style-name="P176">Escondendo elementos com CSS</text:p>
            </text:list-item>
          </text:list>
        </text:list-item>
      </text:list>
      <text:p text:style-name="P166">Esconda elementos com “<text:span text:style-name="T13">Opacity</text:span>” e mostre com “<text:span text:style-name="T13">visibility</text:span>”:</text:p>
      <text:p text:style-name="P166"/>
      <text:p text:style-name="P168">.modal-overlay {</text:p>
      <text:p text:style-name="P168"><text:s text:c="2"/>background-color: rgba(0, 0, 0, 0.7);</text:p>
      <text:p text:style-name="P168"><text:s text:c="2"/>width: 100%;</text:p>
      <text:p text:style-name="P168"><text:s text:c="2"/>height: 100%;</text:p>
      <text:p text:style-name="P168"><text:s text:c="2"/>position: fixed;</text:p>
      <text:p text:style-name="P168"><text:s text:c="2"/>top:0;</text:p>
      <text:p text:style-name="P168"><text:s text:c="2"/>opacity: 0;</text:p>
      <text:p text:style-name="P168"><text:s text:c="2"/>visibility: hidden;</text:p>
      <text:p text:style-name="P168">}</text:p>
      <text:p text:style-name="P121"/>
      <text:p text:style-name="P169">.modal-overlay.active {</text:p>
      <text:p text:style-name="P169"><text:s text:c="2"/>opacity: 1;</text:p>
      <text:p text:style-name="P169"><text:s text:c="2"/>visibility: visible;</text:p>
      <text:p text:style-name="P169">}</text:p>
      <text:p text:style-name="P121"/>
      <text:p text:style-name="P121"/>
      <text:list xml:id="list213505173105789" text:continue-numbering="true" text:style-name="L12">
        <text:list-item>
          <text:p text:style-name="P150">Controlando modal com JavaScript</text:p>
          <text:list>
            <text:list-item>
              <text:p text:style-name="P172">Selecionando elementos da DOM</text:p>
            </text:list-item>
          </text:list>
        </text:list-item>
      </text:list>
      <text:p text:style-name="P178"/>
      <text:p text:style-name="P179">Criação do arquivo “<text:span text:style-name="T13">scripts.js</text:span>” onde serão realizadas as manipulações. Detalhe para a inserção da tag <text:span text:style-name="T20">&lt;script&gt;&lt;/script&gt;</text:span><text:span text:style-name="T19"> </text:span><text:span text:style-name="T25">no final antes de finalizar a tag body.</text:span></text:p>
      <text:p text:style-name="P179"/>
      <text:p text:style-name="P182">&lt;script src="scripts.js"&gt;&lt;/script&gt;</text:p>
      <text:p text:style-name="P179"/>
      <text:p text:style-name="P179">Depois criação de variáveis que irão pegar dados do arquivo HTML:</text:p>
      <text:p text:style-name="P179"/>
      <text:p text:style-name="P182">const modalOverlay = document.querySelector('.modal-overlay')</text:p>
      <text:p text:style-name="P182">const cards = document.querySelectorAll('.card')</text:p>
      <text:p text:style-name="P179"/>
      <text:list xml:id="list213506252404294" text:continue-numbering="true" text:style-name="L12">
        <text:list-item>
          <text:list>
            <text:list-item>
              <text:p text:style-name="P176">Manipulando a DOM</text:p>
            </text:list-item>
          </text:list>
        </text:list-item>
      </text:list>
      <text:p text:style-name="P180">Ao clicar nos card uma janela será aberta com o vídeo do card clicado. Essa interação foi realizada através da inserção da class active usando <text:span text:style-name="T13">AddEventListener</text:span> e <text:span text:style-name="T13">classList.add</text:span> no JavaScript.</text:p>
      <text:p text:style-name="P179"/>
      <text:p text:style-name="P182">for(let card of cards){</text:p>
      <text:p text:style-name="P182"><text:s text:c="2"/>card.addEventListener("click", function(){</text:p>
      <text:p text:style-name="P182"><text:s text:c="4"/>modalOverlay.classList.add('active')</text:p>
      <text:p text:style-name="P182"><text:s text:c="2"/>})</text:p>
      <text:p text:style-name="P182">}</text:p>
      <text:p text:style-name="P182"/>
      <text:p text:style-name="P182">document.querySelector('.close-modal').addEventListener("click", function(){</text:p>
      <text:p text:style-name="P182"><text:s text:c="2"/>modalOverlay.classList.remove('active')</text:p>
      <text:p text:style-name="P182">})</text:p>
      <text:p text:style-name="P179"/>
      <text:list xml:id="list213505750497142" text:continue-numbering="true" text:style-name="L12">
        <text:list-item>
          <text:p text:style-name="P150">Vídeo dinâmico</text:p>
          <text:list>
            <text:list-item>
              <text:p text:style-name="P172">Adicionando conteúdo externo com iframe</text:p>
            </text:list-item>
          </text:list>
        </text:list-item>
      </text:list>
      <text:p text:style-name="P180"/>
      <text:p text:style-name="P180"/>
      <text:p text:style-name="P183"><text:soft-page-break/>&lt;div class="modal-content"&gt;</text:p>
      <text:p text:style-name="P183"><text:tab/>&lt;iframe src="" frameborder="0"&gt;&lt;/iframe&gt;</text:p>
      <text:p text:style-name="P183">&lt;/div&gt;</text:p>
      <text:p text:style-name="P180"/>
      <text:list xml:id="list213504993876607" text:continue-numbering="true" text:style-name="L12">
        <text:list-item>
          <text:list>
            <text:list-item>
              <text:p text:style-name="P176">Substituindo conteúdo com JavaScript</text:p>
            </text:list-item>
          </text:list>
        </text:list-item>
      </text:list>
      <text:p text:style-name="P177"/>
      <text:p text:style-name="P184">for(let card of cards){</text:p>
      <text:p text:style-name="P184"><text:s text:c="2"/>card.addEventListener("click", function(){</text:p>
      <text:p text:style-name="P184"><text:s text:c="4"/>const videoId = card.getAttribute("id")</text:p>
      <text:p text:style-name="P184"><text:s text:c="4"/>modalOverlay.classList.add('active')</text:p>
      <text:p text:style-name="P184"><text:s text:c="4"/><text:span text:style-name="T13">modalOverlay.querySelector('iframe').src = `https://www.youtube.com/embed/${videoId}`</text:span></text:p>
      <text:p text:style-name="P184"><text:s text:c="2"/>})</text:p>
      <text:p text:style-name="P184">}</text:p>
      <text:p text:style-name="P184"/>
      <text:p text:style-name="P184">document.querySelector('.close-modal').addEventListener("click", function(){</text:p>
      <text:p text:style-name="P184"><text:s text:c="2"/>modalOverlay.classList.remove('active')</text:p>
      <text:p text:style-name="P184"><text:s text:c="2"/><text:span text:style-name="T13">modalOverlay.querySelector('iframe').src = ""</text:span></text:p>
      <text:p text:style-name="P184">})</text:p>
      <text:p text:style-name="P177"/>
      <text:list xml:id="list213505165862719" text:continue-numbering="true" text:style-name="L12">
        <text:list-item>
          <text:list>
            <text:list-item>
              <text:p text:style-name="P176">Desafio 2-3</text:p>
            </text:list-item>
          </text:list>
        </text:list-item>
      </text:list>
      <text:p text:style-name="P181">fazer desaf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Noto Mono" fo:font-family="'Noto Mono'" style:font-pitch="fixed" fo:font-weight="bold" fo:background-color="#8e86ae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1T15:00:36.729814277</meta:creation-date>
    <dc:date>2021-11-08T21:35:03.638879235</dc:date>
    <meta:editing-duration>PT8H27M46S</meta:editing-duration>
    <meta:editing-cycles>25</meta:editing-cycles>
    <meta:generator>LibreOffice/6.1.5.2$Linux_X86_64 LibreOffice_project/10$Build-2</meta:generator>
    <meta:document-statistic meta:table-count="0" meta:image-count="0" meta:object-count="0" meta:page-count="40" meta:paragraph-count="1502" meta:word-count="5293" meta:character-count="40283" meta:non-whitespace-character-count="33493"/>
  </office:meta>
</office:document-meta>
</file>